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3.21mm"/>
    </style:style>
    <style:style style:name="co7" style:family="table-column">
      <style:table-column-properties fo:break-before="auto" style:column-width="36.37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18.12mm"/>
    </style:style>
    <style:style style:name="co10" style:family="table-column">
      <style:table-column-properties fo:break-before="auto" style:column-width="15.36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6.21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5.12mm"/>
    </style:style>
    <style:style style:name="co15" style:family="table-column">
      <style:table-column-properties fo:break-before="auto" style:column-width="23.85mm"/>
    </style:style>
    <style:style style:name="co16" style:family="table-column">
      <style:table-column-properties fo:break-before="auto" style:column-width="27.46mm"/>
    </style:style>
    <style:style style:name="co17" style:family="table-column">
      <style:table-column-properties fo:break-before="auto" style:column-width="40.62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34.47mm"/>
    </style:style>
    <style:style style:name="co20" style:family="table-column">
      <style:table-column-properties fo:break-before="auto" style:column-width="2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61"/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fo:background-color="#bbe33d"/>
      <style:text-properties style:use-window-font-color="true"/>
    </style:style>
    <style:style style:name="ce3" style:family="table-cell" style:parent-style-name="Defaul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Hvideo_4CoresX86_pareto_set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KeypointsMaxUser</text:p>
          </table:table-cell>
          <table:table-cell office:value-type="string" calcext:value-type="string">
            <text:p>image_width</text:p>
          </table:table-cell>
          <table:table-cell office:value-type="string" calcext:value-type="string">
            <text:p>parallelismLevel</text:p>
          </table:table-cell>
          <table:table-cell office:value-type="string" calcext:value-type="string">
            <text:p>AspectRatioDenominator</text:p>
          </table:table-cell>
          <table:table-cell office:value-type="string" calcext:value-type="string">
            <text:p>delayRead</text:p>
          </table:table-cell>
          <table:table-cell office:value-type="string" calcext:value-type="string">
            <text:p>delayDisplay</text:p>
          </table:table-cell>
          <table:table-cell office:value-type="string" calcext:value-type="string">
            <text:p>NumeratorFrequency</text:p>
          </table:table-cell>
          <table:table-cell office:value-type="string" calcext:value-type="string">
            <text:p>imgDouble</text:p>
          </table:table-cell>
          <table:table-cell office:value-type="string" calcext:value-type="string">
            <text:p>Schedulabilit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DurationII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skedCuts</text:p>
          </table:table-cell>
          <table:table-cell office:value-type="string" calcext:value-type="string">
            <text:p>AskedPrecuts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7" calcext:value-type="float">
            <text:p>12460557</text:p>
          </table:table-cell>
          <table:table-cell office:value-type="float" office:value="1" calcext:value-type="float">
            <text:p>1</text:p>
          </table:table-cell>
          <table:table-cell office:value-type="float" office:value="25733012" calcext:value-type="float">
            <text:p>25733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]/[.L2]" office:value-type="float" office:value="0.484224582804376" calcext:value-type="float">
            <text:p>0,484224582804376</text:p>
          </table:table-cell>
          <table:table-cell/>
          <table:table-cell table:formula="of:=AVERAGE([.R3:.R10])" office:value-type="float" office:value="48937.5" calcext:value-type="float">
            <text:p>48937,5</text:p>
          </table:table-cell>
          <table:table-cell table:formula="of:=AVERAGE([.S3:.S10])" office:value-type="float" office:value="-0.000271278209743417" calcext:value-type="float">
            <text:p>-0,000271278209743</text:p>
          </table:table-cell>
          <table:table-cell table:formula="of:=AVERAGE([.T3:.T10])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5" calcext:value-type="float">
            <text:p>12509495</text:p>
          </table:table-cell>
          <table:table-cell office:value-type="float" office:value="1" calcext:value-type="float">
            <text:p>1</text:p>
          </table:table-cell>
          <table:table-cell office:value-type="float" office:value="25849012" calcext:value-type="float">
            <text:p>25849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/[.L3]" office:value-type="float" office:value="0.483944802223002" calcext:value-type="float">
            <text:p>0,483944802223002</text:p>
          </table:table-cell>
          <table:table-cell/>
          <table:table-cell table:formula="of:=[.J3]-[.J2]" office:value-type="float" office:value="48938" calcext:value-type="float">
            <text:p>48938</text:p>
          </table:table-cell>
          <table:table-cell table:formula="of:=[.P3]-[.P2]" office:value-type="float" office:value="-0.000279780581374178" calcext:value-type="float">
            <text:p>-0,000279780581374</text:p>
          </table:table-cell>
          <table:table-cell table:formula="of:=[.L3]-[.L2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3" calcext:value-type="float">
            <text:p>12558433</text:p>
          </table:table-cell>
          <table:table-cell office:value-type="float" office:value="1" calcext:value-type="float">
            <text:p>1</text:p>
          </table:table-cell>
          <table:table-cell office:value-type="float" office:value="25965012" calcext:value-type="float">
            <text:p>25965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]/[.L4]" office:value-type="float" office:value="0.48366752150933" calcext:value-type="float">
            <text:p>0,48366752150933</text:p>
          </table:table-cell>
          <table:table-cell/>
          <table:table-cell table:formula="of:=[.J4]-[.J3]" office:value-type="float" office:value="48938" calcext:value-type="float">
            <text:p>48938</text:p>
          </table:table-cell>
          <table:table-cell table:formula="of:=[.P4]-[.P3]" office:value-type="float" office:value="-0.000277280713672223" calcext:value-type="float">
            <text:p>-0,000277280713672</text:p>
          </table:table-cell>
          <table:table-cell table:formula="of:=[.L4]-[.L3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9" calcext:value-type="float">
            <text:p>12607369</text:p>
          </table:table-cell>
          <table:table-cell office:value-type="float" office:value="1" calcext:value-type="float">
            <text:p>1</text:p>
          </table:table-cell>
          <table:table-cell office:value-type="float" office:value="26081012" calcext:value-type="float">
            <text:p>26081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]/[.L5]" office:value-type="float" office:value="0.483392630623382" calcext:value-type="float">
            <text:p>0,483392630623382</text:p>
          </table:table-cell>
          <table:table-cell/>
          <table:table-cell table:formula="of:=[.J5]-[.J4]" office:value-type="float" office:value="48936" calcext:value-type="float">
            <text:p>48936</text:p>
          </table:table-cell>
          <table:table-cell table:formula="of:=[.P5]-[.P4]" office:value-type="float" office:value="-0.000274890885947343" calcext:value-type="float">
            <text:p>-0,000274890885947</text:p>
          </table:table-cell>
          <table:table-cell table:formula="of:=[.L5]-[.L4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56307" calcext:value-type="float">
            <text:p>12656307</text:p>
          </table:table-cell>
          <table:table-cell office:value-type="float" office:value="1" calcext:value-type="float">
            <text:p>1</text:p>
          </table:table-cell>
          <table:table-cell office:value-type="float" office:value="26197012" calcext:value-type="float">
            <text:p>26197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]/[.L6]" office:value-type="float" office:value="0.483120250507959" calcext:value-type="float">
            <text:p>0,483120250507959</text:p>
          </table:table-cell>
          <table:table-cell/>
          <table:table-cell table:formula="of:=[.J6]-[.J5]" office:value-type="float" office:value="48938" calcext:value-type="float">
            <text:p>48938</text:p>
          </table:table-cell>
          <table:table-cell table:formula="of:=[.P6]-[.P5]" office:value-type="float" office:value="-0.000272380115423521" calcext:value-type="float">
            <text:p>-0,000272380115424</text:p>
          </table:table-cell>
          <table:table-cell table:formula="of:=[.L6]-[.L5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05245" calcext:value-type="float">
            <text:p>12705245</text:p>
          </table:table-cell>
          <table:table-cell office:value-type="float" office:value="1" calcext:value-type="float">
            <text:p>1</text:p>
          </table:table-cell>
          <table:table-cell office:value-type="float" office:value="26313012" calcext:value-type="float">
            <text:p>26313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]/[.L7]" office:value-type="float" office:value="0.482850271949103" calcext:value-type="float">
            <text:p>0,482850271949103</text:p>
          </table:table-cell>
          <table:table-cell/>
          <table:table-cell table:formula="of:=[.J7]-[.J6]" office:value-type="float" office:value="48938" calcext:value-type="float">
            <text:p>48938</text:p>
          </table:table-cell>
          <table:table-cell table:formula="of:=[.P7]-[.P6]" office:value-type="float" office:value="-0.000269978558856132" calcext:value-type="float">
            <text:p>-0,000269978558856</text:p>
          </table:table-cell>
          <table:table-cell table:formula="of:=[.L7]-[.L6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54183" calcext:value-type="float">
            <text:p>12754183</text:p>
          </table:table-cell>
          <table:table-cell office:value-type="float" office:value="1" calcext:value-type="float">
            <text:p>1</text:p>
          </table:table-cell>
          <table:table-cell office:value-type="float" office:value="26429012" calcext:value-type="float">
            <text:p>26429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[.L8]" office:value-type="float" office:value="0.482582663324683" calcext:value-type="float">
            <text:p>0,482582663324683</text:p>
          </table:table-cell>
          <table:table-cell/>
          <table:table-cell table:formula="of:=[.J8]-[.J7]" office:value-type="float" office:value="48938" calcext:value-type="float">
            <text:p>48938</text:p>
          </table:table-cell>
          <table:table-cell table:formula="of:=[.P8]-[.P7]" office:value-type="float" office:value="-0.000267608624419824" calcext:value-type="float">
            <text:p>-0,00026760862442</text:p>
          </table:table-cell>
          <table:table-cell table:formula="of:=[.L8]-[.L7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03119" calcext:value-type="float">
            <text:p>12803119</text:p>
          </table:table-cell>
          <table:table-cell office:value-type="float" office:value="1" calcext:value-type="float">
            <text:p>1</text:p>
          </table:table-cell>
          <table:table-cell office:value-type="float" office:value="26545012" calcext:value-type="float">
            <text:p>26545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]/[.L9]" office:value-type="float" office:value="0.482317318221593" calcext:value-type="float">
            <text:p>0,482317318221593</text:p>
          </table:table-cell>
          <table:table-cell/>
          <table:table-cell table:formula="of:=[.J9]-[.J8]" office:value-type="float" office:value="48936" calcext:value-type="float">
            <text:p>48936</text:p>
          </table:table-cell>
          <table:table-cell table:formula="of:=[.P9]-[.P8]" office:value-type="float" office:value="-0.000265345103089953" calcext:value-type="float">
            <text:p>-0,00026534510309</text:p>
          </table:table-cell>
          <table:table-cell table:formula="of:=[.L9]-[.L8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52057" calcext:value-type="float">
            <text:p>12852057</text:p>
          </table:table-cell>
          <table:table-cell office:value-type="float" office:value="1" calcext:value-type="float">
            <text:p>1</text:p>
          </table:table-cell>
          <table:table-cell office:value-type="float" office:value="26661012" calcext:value-type="float">
            <text:p>26661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]/[.L10]" office:value-type="float" office:value="0.482054357126429" calcext:value-type="float">
            <text:p>0,482054357126429</text:p>
          </table:table-cell>
          <table:table-cell/>
          <table:table-cell table:formula="of:=[.J10]-[.J9]" office:value-type="float" office:value="48938" calcext:value-type="float">
            <text:p>48938</text:p>
          </table:table-cell>
          <table:table-cell table:formula="of:=[.P10]-[.P9]" office:value-type="float" office:value="-0.00026296109516416" calcext:value-type="float">
            <text:p>-0,000262961095164</text:p>
          </table:table-cell>
          <table:table-cell table:formula="of:=[.L10]-[.L9]" office:value-type="float" office:value="116000" calcext:value-type="float">
            <text:p>116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0" calcext:value-type="float">
            <text:p>12460550</text:p>
          </table:table-cell>
          <table:table-cell office:value-type="float" office:value="1" calcext:value-type="float">
            <text:p>1</text:p>
          </table:table-cell>
          <table:table-cell office:value-type="float" office:value="13785952" calcext:value-type="float">
            <text:p>13785952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]/[.L11]" office:value-type="float" office:value="0.903858507558999" calcext:value-type="float">
            <text:p>0,90385850755899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88" calcext:value-type="float">
            <text:p>12509488</text:p>
          </table:table-cell>
          <table:table-cell office:value-type="float" office:value="1" calcext:value-type="float">
            <text:p>1</text:p>
          </table:table-cell>
          <table:table-cell office:value-type="float" office:value="13850286" calcext:value-type="float">
            <text:p>138502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]/[.L12]" office:value-type="float" office:value="0.903193479181585" calcext:value-type="float">
            <text:p>0,90319347918158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26" calcext:value-type="float">
            <text:p>12558426</text:p>
          </table:table-cell>
          <table:table-cell office:value-type="float" office:value="1" calcext:value-type="float">
            <text:p>1</text:p>
          </table:table-cell>
          <table:table-cell office:value-type="float" office:value="13914620" calcext:value-type="float">
            <text:p>13914620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/[.L13]" office:value-type="float" office:value="0.902534600298104" calcext:value-type="float">
            <text:p>0,90253460029810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3" calcext:value-type="float">
            <text:p>12607363</text:p>
          </table:table-cell>
          <table:table-cell office:value-type="float" office:value="1" calcext:value-type="float">
            <text:p>1</text:p>
          </table:table-cell>
          <table:table-cell office:value-type="float" office:value="13978952" calcext:value-type="float">
            <text:p>13978952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]/[.L14]" office:value-type="float" office:value="0.901881843503004" calcext:value-type="float">
            <text:p>0,90188184350300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56301" calcext:value-type="float">
            <text:p>12656301</text:p>
          </table:table-cell>
          <table:table-cell office:value-type="float" office:value="1" calcext:value-type="float">
            <text:p>1</text:p>
          </table:table-cell>
          <table:table-cell office:value-type="float" office:value="14043286" calcext:value-type="float">
            <text:p>140432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]/[.L15]" office:value-type="float" office:value="0.90123501009664" calcext:value-type="float">
            <text:p>0,9012350100966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05237" calcext:value-type="float">
            <text:p>12705237</text:p>
          </table:table-cell>
          <table:table-cell office:value-type="float" office:value="1" calcext:value-type="float">
            <text:p>1</text:p>
          </table:table-cell>
          <table:table-cell office:value-type="float" office:value="14107620" calcext:value-type="float">
            <text:p>14107620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]/[.L16]" office:value-type="float" office:value="0.900593934341866" calcext:value-type="float">
            <text:p>0,90059393434186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54175" calcext:value-type="float">
            <text:p>12754175</text:p>
          </table:table-cell>
          <table:table-cell office:value-type="float" office:value="1" calcext:value-type="float">
            <text:p>1</text:p>
          </table:table-cell>
          <table:table-cell office:value-type="float" office:value="14171952" calcext:value-type="float">
            <text:p>14171952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]/[.L17]" office:value-type="float" office:value="0.899958947080826" calcext:value-type="float">
            <text:p>0,89995894708082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03112" calcext:value-type="float">
            <text:p>12803112</text:p>
          </table:table-cell>
          <table:table-cell office:value-type="float" office:value="1" calcext:value-type="float">
            <text:p>1</text:p>
          </table:table-cell>
          <table:table-cell office:value-type="float" office:value="14236286" calcext:value-type="float">
            <text:p>142362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/[.L18]" office:value-type="float" office:value="0.899329502090644" calcext:value-type="float">
            <text:p>0,89932950209064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52050" calcext:value-type="float">
            <text:p>12852050</text:p>
          </table:table-cell>
          <table:table-cell office:value-type="float" office:value="1" calcext:value-type="float">
            <text:p>1</text:p>
          </table:table-cell>
          <table:table-cell office:value-type="float" office:value="14300620" calcext:value-type="float">
            <text:p>14300620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]/[.L19]" office:value-type="float" office:value="0.898705790378319" calcext:value-type="float">
            <text:p>0,89870579037831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2" calcext:value-type="float">
            <text:p>12460552</text:p>
          </table:table-cell>
          <table:table-cell office:value-type="float" office:value="1" calcext:value-type="float">
            <text:p>1</text:p>
          </table:table-cell>
          <table:table-cell office:value-type="float" office:value="9170231" calcext:value-type="float">
            <text:p>91702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0]/[.L20]" office:value-type="float" office:value="1.35880459281778" calcext:value-type="float">
            <text:p>1,3588045928177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99699" calcext:value-type="float">
            <text:p>12499699</text:p>
          </table:table-cell>
          <table:table-cell office:value-type="float" office:value="1" calcext:value-type="float">
            <text:p>1</text:p>
          </table:table-cell>
          <table:table-cell office:value-type="float" office:value="9201031" calcext:value-type="float">
            <text:p>92010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1]/[.L21]" office:value-type="float" office:value="1.35851069298647" calcext:value-type="float">
            <text:p>1,3585106929864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24" calcext:value-type="float">
            <text:p>12558424</text:p>
          </table:table-cell>
          <table:table-cell office:value-type="float" office:value="1" calcext:value-type="float">
            <text:p>1</text:p>
          </table:table-cell>
          <table:table-cell office:value-type="float" office:value="9247231" calcext:value-type="float">
            <text:p>92472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2]/[.L22]" office:value-type="float" office:value="1.35807400074682" calcext:value-type="float">
            <text:p>1,3580740007468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97575" calcext:value-type="float">
            <text:p>12597575</text:p>
          </table:table-cell>
          <table:table-cell office:value-type="float" office:value="1" calcext:value-type="float">
            <text:p>1</text:p>
          </table:table-cell>
          <table:table-cell office:value-type="float" office:value="9278031" calcext:value-type="float">
            <text:p>92780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/[.L23]" office:value-type="float" office:value="1.35778539649199" calcext:value-type="float">
            <text:p>1,3577853964919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56299" calcext:value-type="float">
            <text:p>12656299</text:p>
          </table:table-cell>
          <table:table-cell office:value-type="float" office:value="1" calcext:value-type="float">
            <text:p>1</text:p>
          </table:table-cell>
          <table:table-cell office:value-type="float" office:value="9324231" calcext:value-type="float">
            <text:p>93242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4]/[.L24]" office:value-type="float" office:value="1.35735579695527" calcext:value-type="float">
            <text:p>1,3573557969552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95450" calcext:value-type="float">
            <text:p>12695450</text:p>
          </table:table-cell>
          <table:table-cell office:value-type="float" office:value="1" calcext:value-type="float">
            <text:p>1</text:p>
          </table:table-cell>
          <table:table-cell office:value-type="float" office:value="9355031" calcext:value-type="float">
            <text:p>93550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5]/[.L25]" office:value-type="float" office:value="1.35707193273865" calcext:value-type="float">
            <text:p>1,3570719327386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54175" calcext:value-type="float">
            <text:p>12754175</text:p>
          </table:table-cell>
          <table:table-cell office:value-type="float" office:value="1" calcext:value-type="float">
            <text:p>1</text:p>
          </table:table-cell>
          <table:table-cell office:value-type="float" office:value="9401231" calcext:value-type="float">
            <text:p>94012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/[.L26]" office:value-type="float" office:value="1.35664946430951" calcext:value-type="float">
            <text:p>1,3566494643095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93326" calcext:value-type="float">
            <text:p>12793326</text:p>
          </table:table-cell>
          <table:table-cell office:value-type="float" office:value="1" calcext:value-type="float">
            <text:p>1</text:p>
          </table:table-cell>
          <table:table-cell office:value-type="float" office:value="9432031" calcext:value-type="float">
            <text:p>94320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7]/[.L27]" office:value-type="float" office:value="1.35637022397403" calcext:value-type="float">
            <text:p>1,3563702239740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52050" calcext:value-type="float">
            <text:p>12852050</text:p>
          </table:table-cell>
          <table:table-cell office:value-type="float" office:value="1" calcext:value-type="float">
            <text:p>1</text:p>
          </table:table-cell>
          <table:table-cell office:value-type="float" office:value="9478231" calcext:value-type="float">
            <text:p>9478231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8]/[.L28]" office:value-type="float" office:value="1.35595450248047" calcext:value-type="float">
            <text:p>1,3559545024804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3" calcext:value-type="float">
            <text:p>12460553</text:p>
          </table:table-cell>
          <table:table-cell office:value-type="float" office:value="1" calcext:value-type="float">
            <text:p>1</text:p>
          </table:table-cell>
          <table:table-cell office:value-type="float" office:value="11231207" calcext:value-type="float">
            <text:p>11231207</text:p>
          </table:table-cell>
          <table:table-cell office:value-type="float" office:value="5875680" calcext:value-type="float">
            <text:p>5875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9]/[.L29]" office:value-type="float" office:value="1.10945804845374" calcext:value-type="float">
            <text:p>1,109458048453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8" calcext:value-type="float">
            <text:p>12460558</text:p>
          </table:table-cell>
          <table:table-cell office:value-type="float" office:value="1" calcext:value-type="float">
            <text:p>1</text:p>
          </table:table-cell>
          <table:table-cell office:value-type="float" office:value="9560675" calcext:value-type="float">
            <text:p>9560675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0]/[.L30]" office:value-type="float" office:value="1.30331362586847" calcext:value-type="float">
            <text:p>1,303313625868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2" calcext:value-type="float">
            <text:p>12509492</text:p>
          </table:table-cell>
          <table:table-cell office:value-type="float" office:value="1" calcext:value-type="float">
            <text:p>1</text:p>
          </table:table-cell>
          <table:table-cell office:value-type="float" office:value="9614674" calcext:value-type="float">
            <text:p>9614674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1]/[.L31]" office:value-type="float" office:value="1.30108332326192" calcext:value-type="float">
            <text:p>1,3010833232619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6" calcext:value-type="float">
            <text:p>12558436</text:p>
          </table:table-cell>
          <table:table-cell office:value-type="float" office:value="1" calcext:value-type="float">
            <text:p>1</text:p>
          </table:table-cell>
          <table:table-cell office:value-type="float" office:value="9664507" calcext:value-type="float">
            <text:p>9664507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2]/[.L32]" office:value-type="float" office:value="1.29943886428972" calcext:value-type="float">
            <text:p>1,299438864289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7" calcext:value-type="float">
            <text:p>12460557</text:p>
          </table:table-cell>
          <table:table-cell office:value-type="float" office:value="2" calcext:value-type="float">
            <text:p>2</text:p>
          </table:table-cell>
          <table:table-cell office:value-type="float" office:value="25216411" calcext:value-type="float">
            <text:p>25216411</text:p>
          </table:table-cell>
          <table:table-cell office:value-type="float" office:value="6033696" calcext:value-type="float">
            <text:p>6033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/[.L33]" office:value-type="float" office:value="0.494144745657897" calcext:value-type="float">
            <text:p>0,49414474565789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5" calcext:value-type="float">
            <text:p>12509495</text:p>
          </table:table-cell>
          <table:table-cell office:value-type="float" office:value="2" calcext:value-type="float">
            <text:p>2</text:p>
          </table:table-cell>
          <table:table-cell office:value-type="float" office:value="25332411" calcext:value-type="float">
            <text:p>25332411</text:p>
          </table:table-cell>
          <table:table-cell office:value-type="float" office:value="6033696" calcext:value-type="float">
            <text:p>6033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4]/[.L34]" office:value-type="float" office:value="0.493813833985245" calcext:value-type="float">
            <text:p>0,49381383398524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0" calcext:value-type="float">
            <text:p>12460550</text:p>
          </table:table-cell>
          <table:table-cell office:value-type="float" office:value="2" calcext:value-type="float">
            <text:p>2</text:p>
          </table:table-cell>
          <table:table-cell office:value-type="float" office:value="13509348" calcext:value-type="float">
            <text:p>13509348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/[.L35]" office:value-type="float" office:value="0.922365017171813" calcext:value-type="float">
            <text:p>0,92236501717181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88" calcext:value-type="float">
            <text:p>12509488</text:p>
          </table:table-cell>
          <table:table-cell office:value-type="float" office:value="2" calcext:value-type="float">
            <text:p>2</text:p>
          </table:table-cell>
          <table:table-cell office:value-type="float" office:value="13573682" calcext:value-type="float">
            <text:p>13573682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6]/[.L36]" office:value-type="float" office:value="0.921598723176217" calcext:value-type="float">
            <text:p>0,92159872317621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26" calcext:value-type="float">
            <text:p>12558426</text:p>
          </table:table-cell>
          <table:table-cell office:value-type="float" office:value="2" calcext:value-type="float">
            <text:p>2</text:p>
          </table:table-cell>
          <table:table-cell office:value-type="float" office:value="13638016" calcext:value-type="float">
            <text:p>13638016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7]/[.L37]" office:value-type="float" office:value="0.920839658789079" calcext:value-type="float">
            <text:p>0,92083965878907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3" calcext:value-type="float">
            <text:p>12607363</text:p>
          </table:table-cell>
          <table:table-cell office:value-type="float" office:value="2" calcext:value-type="float">
            <text:p>2</text:p>
          </table:table-cell>
          <table:table-cell office:value-type="float" office:value="13702348" calcext:value-type="float">
            <text:p>13702348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8]/[.L38]" office:value-type="float" office:value="0.920087783495208" calcext:value-type="float">
            <text:p>0,92008778349520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56301" calcext:value-type="float">
            <text:p>12656301</text:p>
          </table:table-cell>
          <table:table-cell office:value-type="float" office:value="2" calcext:value-type="float">
            <text:p>2</text:p>
          </table:table-cell>
          <table:table-cell office:value-type="float" office:value="13766682" calcext:value-type="float">
            <text:p>13766682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9]/[.L39]" office:value-type="float" office:value="0.919342874339656" calcext:value-type="float">
            <text:p>0,91934287433965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2" calcext:value-type="float">
            <text:p>12460552</text:p>
          </table:table-cell>
          <table:table-cell office:value-type="float" office:value="2" calcext:value-type="float">
            <text:p>2</text:p>
          </table:table-cell>
          <table:table-cell office:value-type="float" office:value="9013627" calcext:value-type="float">
            <text:p>901362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0]/[.L40]" office:value-type="float" office:value="1.38241265142212" calcext:value-type="float">
            <text:p>1,3824126514221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99699" calcext:value-type="float">
            <text:p>12499699</text:p>
          </table:table-cell>
          <table:table-cell office:value-type="float" office:value="2" calcext:value-type="float">
            <text:p>2</text:p>
          </table:table-cell>
          <table:table-cell office:value-type="float" office:value="9044427" calcext:value-type="float">
            <text:p>904442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1]/[.L41]" office:value-type="float" office:value="1.38203326755802" calcext:value-type="float">
            <text:p>1,3820332675580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24" calcext:value-type="float">
            <text:p>12558424</text:p>
          </table:table-cell>
          <table:table-cell office:value-type="float" office:value="2" calcext:value-type="float">
            <text:p>2</text:p>
          </table:table-cell>
          <table:table-cell office:value-type="float" office:value="9090627" calcext:value-type="float">
            <text:p>909062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2]/[.L42]" office:value-type="float" office:value="1.3814695069988" calcext:value-type="float">
            <text:p>1,381469506998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97575" calcext:value-type="float">
            <text:p>12597575</text:p>
          </table:table-cell>
          <table:table-cell office:value-type="float" office:value="2" calcext:value-type="float">
            <text:p>2</text:p>
          </table:table-cell>
          <table:table-cell office:value-type="float" office:value="9121427" calcext:value-type="float">
            <text:p>912142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3]/[.L43]" office:value-type="float" office:value="1.3810969489752" calcext:value-type="float">
            <text:p>1,381096948975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3" calcext:value-type="float">
            <text:p>12460553</text:p>
          </table:table-cell>
          <table:table-cell office:value-type="float" office:value="2" calcext:value-type="float">
            <text:p>2</text:p>
          </table:table-cell>
          <table:table-cell office:value-type="float" office:value="11002603" calcext:value-type="float">
            <text:p>11002603</text:p>
          </table:table-cell>
          <table:table-cell office:value-type="float" office:value="6509280" calcext:value-type="float">
            <text:p>6509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4]/[.L44]" office:value-type="float" office:value="1.13250955251226" calcext:value-type="float">
            <text:p>1,1325095525122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8" calcext:value-type="float">
            <text:p>12460558</text:p>
          </table:table-cell>
          <table:table-cell office:value-type="float" office:value="2" calcext:value-type="float">
            <text:p>2</text:p>
          </table:table-cell>
          <table:table-cell office:value-type="float" office:value="9377920" calcext:value-type="float">
            <text:p>9377920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5]/[.L45]" office:value-type="float" office:value="1.32871233706408" calcext:value-type="float">
            <text:p>1,3287123370640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2" calcext:value-type="float">
            <text:p>12509492</text:p>
          </table:table-cell>
          <table:table-cell office:value-type="float" office:value="2" calcext:value-type="float">
            <text:p>2</text:p>
          </table:table-cell>
          <table:table-cell office:value-type="float" office:value="9431919" calcext:value-type="float">
            <text:p>9431919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6]/[.L46]" office:value-type="float" office:value="1.32629340858419" calcext:value-type="float">
            <text:p>1,3262934085841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6" calcext:value-type="float">
            <text:p>12558436</text:p>
          </table:table-cell>
          <table:table-cell office:value-type="float" office:value="2" calcext:value-type="float">
            <text:p>2</text:p>
          </table:table-cell>
          <table:table-cell office:value-type="float" office:value="9481752" calcext:value-type="float">
            <text:p>9481752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7]/[.L47]" office:value-type="float" office:value="1.32448475766926" calcext:value-type="float">
            <text:p>1,3244847576692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7" calcext:value-type="float">
            <text:p>12460557</text:p>
          </table:table-cell>
          <table:table-cell office:value-type="float" office:value="2" calcext:value-type="float">
            <text:p>2</text:p>
          </table:table-cell>
          <table:table-cell office:value-type="float" office:value="25334880" calcext:value-type="float">
            <text:p>25334880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8]/[.L48]" office:value-type="float" office:value="0.491834064341335" calcext:value-type="float">
            <text:p>0,49183406434133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5" calcext:value-type="float">
            <text:p>12509495</text:p>
          </table:table-cell>
          <table:table-cell office:value-type="float" office:value="2" calcext:value-type="float">
            <text:p>2</text:p>
          </table:table-cell>
          <table:table-cell office:value-type="float" office:value="25438613" calcext:value-type="float">
            <text:p>25438613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49]/[.L49]" office:value-type="float" office:value="0.491752242938717" calcext:value-type="float">
            <text:p>0,49175224293871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3" calcext:value-type="float">
            <text:p>12558433</text:p>
          </table:table-cell>
          <table:table-cell office:value-type="float" office:value="2" calcext:value-type="float">
            <text:p>2</text:p>
          </table:table-cell>
          <table:table-cell office:value-type="float" office:value="25542346" calcext:value-type="float">
            <text:p>25542346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0]/[.L50]" office:value-type="float" office:value="0.491671086124978" calcext:value-type="float">
            <text:p>0,49167108612497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9" calcext:value-type="float">
            <text:p>12607369</text:p>
          </table:table-cell>
          <table:table-cell office:value-type="float" office:value="2" calcext:value-type="float">
            <text:p>2</text:p>
          </table:table-cell>
          <table:table-cell office:value-type="float" office:value="25646080" calcext:value-type="float">
            <text:p>25646080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1]/[.L51]" office:value-type="float" office:value="0.491590488682871" calcext:value-type="float">
            <text:p>0,49159048868287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0" calcext:value-type="float">
            <text:p>12460550</text:p>
          </table:table-cell>
          <table:table-cell office:value-type="float" office:value="2" calcext:value-type="float">
            <text:p>2</text:p>
          </table:table-cell>
          <table:table-cell office:value-type="float" office:value="13387820" calcext:value-type="float">
            <text:p>13387820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2]/[.L52]" office:value-type="float" office:value="0.930737790021079" calcext:value-type="float">
            <text:p>0,9307377900210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2" calcext:value-type="float">
            <text:p>12460552</text:p>
          </table:table-cell>
          <table:table-cell office:value-type="float" office:value="2" calcext:value-type="float">
            <text:p>2</text:p>
          </table:table-cell>
          <table:table-cell office:value-type="float" office:value="8772099" calcext:value-type="float">
            <text:p>8772099</text:p>
          </table:table-cell>
          <table:table-cell office:value-type="float" office:value="6264384" calcext:value-type="float">
            <text:p>6264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3]/[.L53]" office:value-type="float" office:value="1.42047553270888" calcext:value-type="float">
            <text:p>1,4204755327088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54175" calcext:value-type="float">
            <text:p>12754175</text:p>
          </table:table-cell>
          <table:table-cell office:value-type="float" office:value="2" calcext:value-type="float">
            <text:p>2</text:p>
          </table:table-cell>
          <table:table-cell office:value-type="float" office:value="8929499" calcext:value-type="float">
            <text:p>8929499</text:p>
          </table:table-cell>
          <table:table-cell office:value-type="float" office:value="5803584" calcext:value-type="float">
            <text:p>5803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4]/[.L54]" office:value-type="float" office:value="1.42831921477342" calcext:value-type="float">
            <text:p>1,4283192147734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3" calcext:value-type="float">
            <text:p>12460553</text:p>
          </table:table-cell>
          <table:table-cell office:value-type="float" office:value="2" calcext:value-type="float">
            <text:p>2</text:p>
          </table:table-cell>
          <table:table-cell office:value-type="float" office:value="10833075" calcext:value-type="float">
            <text:p>10833075</text:p>
          </table:table-cell>
          <table:table-cell office:value-type="float" office:value="6624480" calcext:value-type="float">
            <text:p>6624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5]/[.L55]" office:value-type="float" office:value="1.15023232092458" calcext:value-type="float">
            <text:p>1,1502323209245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1" calcext:value-type="float">
            <text:p>12558431</text:p>
          </table:table-cell>
          <table:table-cell office:value-type="float" office:value="2" calcext:value-type="float">
            <text:p>2</text:p>
          </table:table-cell>
          <table:table-cell office:value-type="float" office:value="10875209" calcext:value-type="float">
            <text:p>10875209</text:p>
          </table:table-cell>
          <table:table-cell office:value-type="float" office:value="6336480" calcext:value-type="float">
            <text:p>6336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6]/[.L56]" office:value-type="float" office:value="1.15477605993595" calcext:value-type="float">
            <text:p>1,1547760599359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4" calcext:value-type="float">
            <text:p>12607364</text:p>
          </table:table-cell>
          <table:table-cell office:value-type="float" office:value="2" calcext:value-type="float">
            <text:p>2</text:p>
          </table:table-cell>
          <table:table-cell office:value-type="float" office:value="10896275" calcext:value-type="float">
            <text:p>10896275</text:p>
          </table:table-cell>
          <table:table-cell office:value-type="float" office:value="6278880" calcext:value-type="float">
            <text:p>6278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7]/[.L57]" office:value-type="float" office:value="1.15703430759594" calcext:value-type="float">
            <text:p>1,1570343075959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803114" calcext:value-type="float">
            <text:p>12803114</text:p>
          </table:table-cell>
          <table:table-cell office:value-type="float" office:value="2" calcext:value-type="float">
            <text:p>2</text:p>
          </table:table-cell>
          <table:table-cell office:value-type="float" office:value="10980542" calcext:value-type="float">
            <text:p>10980542</text:p>
          </table:table-cell>
          <table:table-cell office:value-type="float" office:value="5803680" calcext:value-type="float">
            <text:p>5803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8]/[.L58]" office:value-type="float" office:value="1.16598197065318" calcext:value-type="float">
            <text:p>1,1659819706531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8" calcext:value-type="float">
            <text:p>12460558</text:p>
          </table:table-cell>
          <table:table-cell office:value-type="float" office:value="2" calcext:value-type="float">
            <text:p>2</text:p>
          </table:table-cell>
          <table:table-cell office:value-type="float" office:value="9156301" calcext:value-type="float">
            <text:p>9156301</text:p>
          </table:table-cell>
          <table:table-cell office:value-type="float" office:value="6059040" calcext:value-type="float">
            <text:p>60590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9]/[.L59]" office:value-type="float" office:value="1.36087247459427" calcext:value-type="float">
            <text:p>1,3608724745942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2" calcext:value-type="float">
            <text:p>12509492</text:p>
          </table:table-cell>
          <table:table-cell office:value-type="float" office:value="2" calcext:value-type="float">
            <text:p>2</text:p>
          </table:table-cell>
          <table:table-cell office:value-type="float" office:value="9210300" calcext:value-type="float">
            <text:p>9210300</text:p>
          </table:table-cell>
          <table:table-cell office:value-type="float" office:value="6149760" calcext:value-type="float">
            <text:p>6149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0]/[.L60]" office:value-type="float" office:value="1.35820679022399" calcext:value-type="float">
            <text:p>1,358206790223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6" calcext:value-type="float">
            <text:p>12558436</text:p>
          </table:table-cell>
          <table:table-cell office:value-type="float" office:value="2" calcext:value-type="float">
            <text:p>2</text:p>
          </table:table-cell>
          <table:table-cell office:value-type="float" office:value="9249340" calcext:value-type="float">
            <text:p>9249340</text:p>
          </table:table-cell>
          <table:table-cell office:value-type="float" office:value="6149760" calcext:value-type="float">
            <text:p>6149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1]/[.L61]" office:value-type="float" office:value="1.35776563516964" calcext:value-type="float">
            <text:p>1,3577656351696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7" calcext:value-type="float">
            <text:p>12460557</text:p>
          </table:table-cell>
          <table:table-cell office:value-type="float" office:value="3" calcext:value-type="float">
            <text:p>3</text:p>
          </table:table-cell>
          <table:table-cell office:value-type="float" office:value="24818278" calcext:value-type="float">
            <text:p>24818278</text:p>
          </table:table-cell>
          <table:table-cell office:value-type="float" office:value="6033696" calcext:value-type="float">
            <text:p>6033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2]/[.L62]" office:value-type="float" office:value="0.502071779516693" calcext:value-type="float">
            <text:p>0,50207177951669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5" calcext:value-type="float">
            <text:p>12509495</text:p>
          </table:table-cell>
          <table:table-cell office:value-type="float" office:value="3" calcext:value-type="float">
            <text:p>3</text:p>
          </table:table-cell>
          <table:table-cell office:value-type="float" office:value="24922011" calcext:value-type="float">
            <text:p>24922011</text:p>
          </table:table-cell>
          <table:table-cell office:value-type="float" office:value="6033696" calcext:value-type="float">
            <text:p>6033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3]/[.L63]" office:value-type="float" office:value="0.501945649570574" calcext:value-type="float">
            <text:p>0,50194564957057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3" calcext:value-type="float">
            <text:p>12558433</text:p>
          </table:table-cell>
          <table:table-cell office:value-type="float" office:value="3" calcext:value-type="float">
            <text:p>3</text:p>
          </table:table-cell>
          <table:table-cell office:value-type="float" office:value="25025744" calcext:value-type="float">
            <text:p>25025744</text:p>
          </table:table-cell>
          <table:table-cell office:value-type="float" office:value="6033696" calcext:value-type="float">
            <text:p>6033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4]/[.L64]" office:value-type="float" office:value="0.501820565254723" calcext:value-type="float">
            <text:p>0,50182056525472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9" calcext:value-type="float">
            <text:p>12607369</text:p>
          </table:table-cell>
          <table:table-cell office:value-type="float" office:value="3" calcext:value-type="float">
            <text:p>3</text:p>
          </table:table-cell>
          <table:table-cell office:value-type="float" office:value="25129478" calcext:value-type="float">
            <text:p>25129478</text:p>
          </table:table-cell>
          <table:table-cell office:value-type="float" office:value="6278496" calcext:value-type="float">
            <text:p>62784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5]/[.L65]" office:value-type="float" office:value="0.501696414067972" calcext:value-type="float">
            <text:p>0,50169641406797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0" calcext:value-type="float">
            <text:p>12460550</text:p>
          </table:table-cell>
          <table:table-cell office:value-type="float" office:value="3" calcext:value-type="float">
            <text:p>3</text:p>
          </table:table-cell>
          <table:table-cell office:value-type="float" office:value="13111215" calcext:value-type="float">
            <text:p>13111215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6]/[.L66]" office:value-type="float" office:value="0.950373401702283" calcext:value-type="float">
            <text:p>0,95037340170228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88" calcext:value-type="float">
            <text:p>12509488</text:p>
          </table:table-cell>
          <table:table-cell office:value-type="float" office:value="3" calcext:value-type="float">
            <text:p>3</text:p>
          </table:table-cell>
          <table:table-cell office:value-type="float" office:value="13163282" calcext:value-type="float">
            <text:p>13163282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7]/[.L67]" office:value-type="float" office:value="0.950331991671986" calcext:value-type="float">
            <text:p>0,9503319916719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26" calcext:value-type="float">
            <text:p>12558426</text:p>
          </table:table-cell>
          <table:table-cell office:value-type="float" office:value="3" calcext:value-type="float">
            <text:p>3</text:p>
          </table:table-cell>
          <table:table-cell office:value-type="float" office:value="13215349" calcext:value-type="float">
            <text:p>13215349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8]/[.L68]" office:value-type="float" office:value="0.950290907943483" calcext:value-type="float">
            <text:p>0,95029090794348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3" calcext:value-type="float">
            <text:p>12607363</text:p>
          </table:table-cell>
          <table:table-cell office:value-type="float" office:value="3" calcext:value-type="float">
            <text:p>3</text:p>
          </table:table-cell>
          <table:table-cell office:value-type="float" office:value="13267415" calcext:value-type="float">
            <text:p>13267415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69]/[.L69]" office:value-type="float" office:value="0.950250142925355" calcext:value-type="float">
            <text:p>0,95025014292535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56301" calcext:value-type="float">
            <text:p>12656301</text:p>
          </table:table-cell>
          <table:table-cell office:value-type="float" office:value="3" calcext:value-type="float">
            <text:p>3</text:p>
          </table:table-cell>
          <table:table-cell office:value-type="float" office:value="13319482" calcext:value-type="float">
            <text:p>13319482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0]/[.L70]" office:value-type="float" office:value="0.950209700347206" calcext:value-type="float">
            <text:p>0,95020970034720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05237" calcext:value-type="float">
            <text:p>12705237</text:p>
          </table:table-cell>
          <table:table-cell office:value-type="float" office:value="3" calcext:value-type="float">
            <text:p>3</text:p>
          </table:table-cell>
          <table:table-cell office:value-type="float" office:value="13371549" calcext:value-type="float">
            <text:p>13371549</text:p>
          </table:table-cell>
          <table:table-cell office:value-type="float" office:value="6429792" calcext:value-type="float">
            <text:p>6429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1]/[.L71]" office:value-type="float" office:value="0.950169423153593" calcext:value-type="float">
            <text:p>0,95016942315359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2" calcext:value-type="float">
            <text:p>12460552</text:p>
          </table:table-cell>
          <table:table-cell office:value-type="float" office:value="3" calcext:value-type="float">
            <text:p>3</text:p>
          </table:table-cell>
          <table:table-cell office:value-type="float" office:value="8615494" calcext:value-type="float">
            <text:p>8615494</text:p>
          </table:table-cell>
          <table:table-cell office:value-type="float" office:value="6537984" calcext:value-type="float">
            <text:p>653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2]/[.L72]" office:value-type="float" office:value="1.44629570863841" calcext:value-type="float">
            <text:p>1,4462957086384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95450" calcext:value-type="float">
            <text:p>12695450</text:p>
          </table:table-cell>
          <table:table-cell office:value-type="float" office:value="3" calcext:value-type="float">
            <text:p>3</text:p>
          </table:table-cell>
          <table:table-cell office:value-type="float" office:value="8741415" calcext:value-type="float">
            <text:p>8741415</text:p>
          </table:table-cell>
          <table:table-cell office:value-type="float" office:value="6321984" calcext:value-type="float">
            <text:p>6321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3]/[.L73]" office:value-type="float" office:value="1.45233351808603" calcext:value-type="float">
            <text:p>1,4523335180860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3" calcext:value-type="float">
            <text:p>12460553</text:p>
          </table:table-cell>
          <table:table-cell office:value-type="float" office:value="3" calcext:value-type="float">
            <text:p>3</text:p>
          </table:table-cell>
          <table:table-cell office:value-type="float" office:value="10604470" calcext:value-type="float">
            <text:p>10604470</text:p>
          </table:table-cell>
          <table:table-cell office:value-type="float" office:value="6898080" calcext:value-type="float">
            <text:p>6898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4]/[.L74]" office:value-type="float" office:value="1.17502836068186" calcext:value-type="float">
            <text:p>1,1750283606818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2" calcext:value-type="float">
            <text:p>12509492</text:p>
          </table:table-cell>
          <table:table-cell office:value-type="float" office:value="3" calcext:value-type="float">
            <text:p>3</text:p>
          </table:table-cell>
          <table:table-cell office:value-type="float" office:value="10625537" calcext:value-type="float">
            <text:p>10625537</text:p>
          </table:table-cell>
          <table:table-cell office:value-type="float" office:value="6846240" calcext:value-type="float">
            <text:p>6846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5]/[.L75]" office:value-type="float" office:value="1.17730445058918" calcext:value-type="float">
            <text:p>1,1773044505891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607364" calcext:value-type="float">
            <text:p>12607364</text:p>
          </table:table-cell>
          <table:table-cell office:value-type="float" office:value="3" calcext:value-type="float">
            <text:p>3</text:p>
          </table:table-cell>
          <table:table-cell office:value-type="float" office:value="10667670" calcext:value-type="float">
            <text:p>10667670</text:p>
          </table:table-cell>
          <table:table-cell office:value-type="float" office:value="6682080" calcext:value-type="float">
            <text:p>6682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6]/[.L76]" office:value-type="float" office:value="1.18182920919001" calcext:value-type="float">
            <text:p>1,1818292091900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54181" calcext:value-type="float">
            <text:p>12754181</text:p>
          </table:table-cell>
          <table:table-cell office:value-type="float" office:value="3" calcext:value-type="float">
            <text:p>3</text:p>
          </table:table-cell>
          <table:table-cell office:value-type="float" office:value="10730870" calcext:value-type="float">
            <text:p>10730870</text:p>
          </table:table-cell>
          <table:table-cell office:value-type="float" office:value="6206880" calcext:value-type="float">
            <text:p>6206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7]/[.L77]" office:value-type="float" office:value="1.18855050895221" calcext:value-type="float">
            <text:p>1,1885505089522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460558" calcext:value-type="float">
            <text:p>12460558</text:p>
          </table:table-cell>
          <table:table-cell office:value-type="float" office:value="3" calcext:value-type="float">
            <text:p>3</text:p>
          </table:table-cell>
          <table:table-cell office:value-type="float" office:value="8979789" calcext:value-type="float">
            <text:p>8979789</text:p>
          </table:table-cell>
          <table:table-cell office:value-type="float" office:value="6653760" calcext:value-type="float">
            <text:p>665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8]/[.L78]" office:value-type="float" office:value="1.38762258222326" calcext:value-type="float">
            <text:p>1,3876225822232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09492" calcext:value-type="float">
            <text:p>12509492</text:p>
          </table:table-cell>
          <table:table-cell office:value-type="float" office:value="3" calcext:value-type="float">
            <text:p>3</text:p>
          </table:table-cell>
          <table:table-cell office:value-type="float" office:value="9028797" calcext:value-type="float">
            <text:p>9028797</text:p>
          </table:table-cell>
          <table:table-cell office:value-type="float" office:value="6473760" calcext:value-type="float">
            <text:p>647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79]/[.L79]" office:value-type="float" office:value="1.38551038416303" calcext:value-type="float">
            <text:p>1,3855103841630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558436" calcext:value-type="float">
            <text:p>12558436</text:p>
          </table:table-cell>
          <table:table-cell office:value-type="float" office:value="3" calcext:value-type="float">
            <text:p>3</text:p>
          </table:table-cell>
          <table:table-cell office:value-type="float" office:value="9067837" calcext:value-type="float">
            <text:p>9067837</text:p>
          </table:table-cell>
          <table:table-cell office:value-type="float" office:value="6639360" calcext:value-type="float">
            <text:p>6639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0]/[.L80]" office:value-type="float" office:value="1.38494284800223" calcext:value-type="float">
            <text:p>1,384942848002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2705247" calcext:value-type="float">
            <text:p>12705247</text:p>
          </table:table-cell>
          <table:table-cell office:value-type="float" office:value="3" calcext:value-type="float">
            <text:p>3</text:p>
          </table:table-cell>
          <table:table-cell office:value-type="float" office:value="9131037" calcext:value-type="float">
            <text:p>9131037</text:p>
          </table:table-cell>
          <table:table-cell office:value-type="float" office:value="6462240" calcext:value-type="float">
            <text:p>6462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1]/[.L81]" office:value-type="float" office:value="1.39143527728559" calcext:value-type="float">
            <text:p>1,3914352772855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27" calcext:value-type="float">
            <text:p>22151327</text:p>
          </table:table-cell>
          <table:table-cell office:value-type="float" office:value="1" calcext:value-type="float">
            <text:p>1</text:p>
          </table:table-cell>
          <table:table-cell office:value-type="float" office:value="19299765" calcext:value-type="float">
            <text:p>19299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2]/[.L82]" office:value-type="float" office:value="1.14775112546707" calcext:value-type="float">
            <text:p>1,14775112546707</text:p>
          </table:table-cell>
          <table:table-cell/>
          <table:table-cell table:formula="of:=AVERAGE([.R83:.R90])" office:value-type="float" office:value="87000" calcext:value-type="float">
            <text:p>87000</text:p>
          </table:table-cell>
          <table:table-cell table:formula="of:=AVERAGE([.S83:.S90])" office:value-type="float" office:value="-0.000642853520014641" calcext:value-type="float">
            <text:p>-0,000642853520015</text:p>
          </table:table-cell>
          <table:table-cell table:formula="of:=AVERAGE([.T83:.T90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27" calcext:value-type="float">
            <text:p>22238327</text:p>
          </table:table-cell>
          <table:table-cell office:value-type="float" office:value="1" calcext:value-type="float">
            <text:p>1</text:p>
          </table:table-cell>
          <table:table-cell office:value-type="float" office:value="19386765" calcext:value-type="float">
            <text:p>19386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3]/[.L83]" office:value-type="float" office:value="1.14708807787168" calcext:value-type="float">
            <text:p>1,14708807787168</text:p>
          </table:table-cell>
          <table:table-cell/>
          <table:table-cell table:formula="of:=[.J83]-[.J82]" office:value-type="float" office:value="87000" calcext:value-type="float">
            <text:p>87000</text:p>
          </table:table-cell>
          <table:table-cell table:formula="of:=[.P83]-[.P82]" office:value-type="float" office:value="-0.00066304759538971" calcext:value-type="float">
            <text:p>-0,00066304759539</text:p>
          </table:table-cell>
          <table:table-cell table:formula="of:=[.L83]-[.L82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27" calcext:value-type="float">
            <text:p>22325327</text:p>
          </table:table-cell>
          <table:table-cell office:value-type="float" office:value="1" calcext:value-type="float">
            <text:p>1</text:p>
          </table:table-cell>
          <table:table-cell office:value-type="float" office:value="19473765" calcext:value-type="float">
            <text:p>19473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4]/[.L84]" office:value-type="float" office:value="1.14643095467158" calcext:value-type="float">
            <text:p>1,14643095467158</text:p>
          </table:table-cell>
          <table:table-cell/>
          <table:table-cell table:formula="of:=[.J84]-[.J83]" office:value-type="float" office:value="87000" calcext:value-type="float">
            <text:p>87000</text:p>
          </table:table-cell>
          <table:table-cell table:formula="of:=[.P84]-[.P83]" office:value-type="float" office:value="-0.00065712320010225" calcext:value-type="float">
            <text:p>-0,000657123200102</text:p>
          </table:table-cell>
          <table:table-cell table:formula="of:=[.L84]-[.L83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27" calcext:value-type="float">
            <text:p>22412327</text:p>
          </table:table-cell>
          <table:table-cell office:value-type="float" office:value="1" calcext:value-type="float">
            <text:p>1</text:p>
          </table:table-cell>
          <table:table-cell office:value-type="float" office:value="19560765" calcext:value-type="float">
            <text:p>19560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5]/[.L85]" office:value-type="float" office:value="1.14577967681734" calcext:value-type="float">
            <text:p>1,14577967681734</text:p>
          </table:table-cell>
          <table:table-cell/>
          <table:table-cell table:formula="of:=[.J85]-[.J84]" office:value-type="float" office:value="87000" calcext:value-type="float">
            <text:p>87000</text:p>
          </table:table-cell>
          <table:table-cell table:formula="of:=[.P85]-[.P84]" office:value-type="float" office:value="-0.000651277854236465" calcext:value-type="float">
            <text:p>-0,000651277854236</text:p>
          </table:table-cell>
          <table:table-cell table:formula="of:=[.L85]-[.L84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99327" calcext:value-type="float">
            <text:p>22499327</text:p>
          </table:table-cell>
          <table:table-cell office:value-type="float" office:value="1" calcext:value-type="float">
            <text:p>1</text:p>
          </table:table-cell>
          <table:table-cell office:value-type="float" office:value="19647765" calcext:value-type="float">
            <text:p>19647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6]/[.L86]" office:value-type="float" office:value="1.14513416665967" calcext:value-type="float">
            <text:p>1,14513416665967</text:p>
          </table:table-cell>
          <table:table-cell/>
          <table:table-cell table:formula="of:=[.J86]-[.J85]" office:value-type="float" office:value="87000" calcext:value-type="float">
            <text:p>87000</text:p>
          </table:table-cell>
          <table:table-cell table:formula="of:=[.P86]-[.P85]" office:value-type="float" office:value="-0.000645510157675" calcext:value-type="float">
            <text:p>-0,000645510157675</text:p>
          </table:table-cell>
          <table:table-cell table:formula="of:=[.L86]-[.L85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586327" calcext:value-type="float">
            <text:p>22586327</text:p>
          </table:table-cell>
          <table:table-cell office:value-type="float" office:value="1" calcext:value-type="float">
            <text:p>1</text:p>
          </table:table-cell>
          <table:table-cell office:value-type="float" office:value="19734765" calcext:value-type="float">
            <text:p>19734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7]/[.L87]" office:value-type="float" office:value="1.14449434791851" calcext:value-type="float">
            <text:p>1,14449434791851</text:p>
          </table:table-cell>
          <table:table-cell/>
          <table:table-cell table:formula="of:=[.J87]-[.J86]" office:value-type="float" office:value="87000" calcext:value-type="float">
            <text:p>87000</text:p>
          </table:table-cell>
          <table:table-cell table:formula="of:=[.P87]-[.P86]" office:value-type="float" office:value="-0.000639818741160036" calcext:value-type="float">
            <text:p>-0,00063981874116</text:p>
          </table:table-cell>
          <table:table-cell table:formula="of:=[.L87]-[.L86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673327" calcext:value-type="float">
            <text:p>22673327</text:p>
          </table:table-cell>
          <table:table-cell office:value-type="float" office:value="1" calcext:value-type="float">
            <text:p>1</text:p>
          </table:table-cell>
          <table:table-cell office:value-type="float" office:value="19821765" calcext:value-type="float">
            <text:p>19821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8]/[.L88]" office:value-type="float" office:value="1.14386014565302" calcext:value-type="float">
            <text:p>1,14386014565302</text:p>
          </table:table-cell>
          <table:table-cell/>
          <table:table-cell table:formula="of:=[.J88]-[.J87]" office:value-type="float" office:value="87000" calcext:value-type="float">
            <text:p>87000</text:p>
          </table:table-cell>
          <table:table-cell table:formula="of:=[.P88]-[.P87]" office:value-type="float" office:value="-0.000634202265485051" calcext:value-type="float">
            <text:p>-0,000634202265485</text:p>
          </table:table-cell>
          <table:table-cell table:formula="of:=[.L88]-[.L87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760327" calcext:value-type="float">
            <text:p>22760327</text:p>
          </table:table-cell>
          <table:table-cell office:value-type="float" office:value="1" calcext:value-type="float">
            <text:p>1</text:p>
          </table:table-cell>
          <table:table-cell office:value-type="float" office:value="19908765" calcext:value-type="float">
            <text:p>19908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9]/[.L89]" office:value-type="float" office:value="1.14323148623232" calcext:value-type="float">
            <text:p>1,14323148623232</text:p>
          </table:table-cell>
          <table:table-cell/>
          <table:table-cell table:formula="of:=[.J89]-[.J88]" office:value-type="float" office:value="87000" calcext:value-type="float">
            <text:p>87000</text:p>
          </table:table-cell>
          <table:table-cell table:formula="of:=[.P89]-[.P88]" office:value-type="float" office:value="-0.000628659420703004" calcext:value-type="float">
            <text:p>-0,000628659420703</text:p>
          </table:table-cell>
          <table:table-cell table:formula="of:=[.L89]-[.L88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847327" calcext:value-type="float">
            <text:p>22847327</text:p>
          </table:table-cell>
          <table:table-cell office:value-type="float" office:value="1" calcext:value-type="float">
            <text:p>1</text:p>
          </table:table-cell>
          <table:table-cell office:value-type="float" office:value="19995765" calcext:value-type="float">
            <text:p>19995765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0]/[.L90]" office:value-type="float" office:value="1.14260829730695" calcext:value-type="float">
            <text:p>1,14260829730695</text:p>
          </table:table-cell>
          <table:table-cell/>
          <table:table-cell table:formula="of:=[.J90]-[.J89]" office:value-type="float" office:value="87000" calcext:value-type="float">
            <text:p>87000</text:p>
          </table:table-cell>
          <table:table-cell table:formula="of:=[.P90]-[.P89]" office:value-type="float" office:value="-0.000623188925365614" calcext:value-type="float">
            <text:p>-0,000623188925366</text:p>
          </table:table-cell>
          <table:table-cell table:formula="of:=[.L90]-[.L89]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30" calcext:value-type="float">
            <text:p>22151330</text:p>
          </table:table-cell>
          <table:table-cell office:value-type="float" office:value="1" calcext:value-type="float">
            <text:p>1</text:p>
          </table:table-cell>
          <table:table-cell office:value-type="float" office:value="10339476" calcext:value-type="float">
            <text:p>1033947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1]/[.L91]" office:value-type="float" office:value="2.14240354153344" calcext:value-type="float">
            <text:p>2,1424035415334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30" calcext:value-type="float">
            <text:p>22238330</text:p>
          </table:table-cell>
          <table:table-cell office:value-type="float" office:value="1" calcext:value-type="float">
            <text:p>1</text:p>
          </table:table-cell>
          <table:table-cell office:value-type="float" office:value="10387726" calcext:value-type="float">
            <text:p>1038772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2]/[.L92]" office:value-type="float" office:value="2.14082754974477" calcext:value-type="float">
            <text:p>2,1408275497447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30" calcext:value-type="float">
            <text:p>22325330</text:p>
          </table:table-cell>
          <table:table-cell office:value-type="float" office:value="1" calcext:value-type="float">
            <text:p>1</text:p>
          </table:table-cell>
          <table:table-cell office:value-type="float" office:value="10435976" calcext:value-type="float">
            <text:p>1043597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3]/[.L93]" office:value-type="float" office:value="2.13926613093016" calcext:value-type="float">
            <text:p>2,1392661309301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30" calcext:value-type="float">
            <text:p>22412330</text:p>
          </table:table-cell>
          <table:table-cell office:value-type="float" office:value="1" calcext:value-type="float">
            <text:p>1</text:p>
          </table:table-cell>
          <table:table-cell office:value-type="float" office:value="10484226" calcext:value-type="float">
            <text:p>1048422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4]/[.L94]" office:value-type="float" office:value="2.1377190838885" calcext:value-type="float">
            <text:p>2,137719083888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99330" calcext:value-type="float">
            <text:p>22499330</text:p>
          </table:table-cell>
          <table:table-cell office:value-type="float" office:value="1" calcext:value-type="float">
            <text:p>1</text:p>
          </table:table-cell>
          <table:table-cell office:value-type="float" office:value="10532476" calcext:value-type="float">
            <text:p>1053247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5]/[.L95]" office:value-type="float" office:value="2.13618621110554" calcext:value-type="float">
            <text:p>2,1361862111055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586330" calcext:value-type="float">
            <text:p>22586330</text:p>
          </table:table-cell>
          <table:table-cell office:value-type="float" office:value="1" calcext:value-type="float">
            <text:p>1</text:p>
          </table:table-cell>
          <table:table-cell office:value-type="float" office:value="10580726" calcext:value-type="float">
            <text:p>1058072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6]/[.L96]" office:value-type="float" office:value="2.13466731866982" calcext:value-type="float">
            <text:p>2,1346673186698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673330" calcext:value-type="float">
            <text:p>22673330</text:p>
          </table:table-cell>
          <table:table-cell office:value-type="float" office:value="1" calcext:value-type="float">
            <text:p>1</text:p>
          </table:table-cell>
          <table:table-cell office:value-type="float" office:value="10628976" calcext:value-type="float">
            <text:p>1062897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7]/[.L97]" office:value-type="float" office:value="2.13316221619091" calcext:value-type="float">
            <text:p>2,1331622161909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760330" calcext:value-type="float">
            <text:p>22760330</text:p>
          </table:table-cell>
          <table:table-cell office:value-type="float" office:value="1" calcext:value-type="float">
            <text:p>1</text:p>
          </table:table-cell>
          <table:table-cell office:value-type="float" office:value="10677226" calcext:value-type="float">
            <text:p>1067722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8]/[.L98]" office:value-type="float" office:value="2.13167071671987" calcext:value-type="float">
            <text:p>2,1316707167198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847330" calcext:value-type="float">
            <text:p>22847330</text:p>
          </table:table-cell>
          <table:table-cell office:value-type="float" office:value="1" calcext:value-type="float">
            <text:p>1</text:p>
          </table:table-cell>
          <table:table-cell office:value-type="float" office:value="10725476" calcext:value-type="float">
            <text:p>1072547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9]/[.L99]" office:value-type="float" office:value="2.13019263667179" calcext:value-type="float">
            <text:p>2,130192636671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2" calcext:value-type="float">
            <text:p>22151342</text:p>
          </table:table-cell>
          <table:table-cell office:value-type="float" office:value="1" calcext:value-type="float">
            <text:p>1</text:p>
          </table:table-cell>
          <table:table-cell office:value-type="float" office:value="6877686" calcext:value-type="float">
            <text:p>687768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0]/[.L100]" office:value-type="float" office:value="3.22075506209501" calcext:value-type="float">
            <text:p>3,2207550620950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20942" calcext:value-type="float">
            <text:p>22220942</text:p>
          </table:table-cell>
          <table:table-cell office:value-type="float" office:value="1" calcext:value-type="float">
            <text:p>1</text:p>
          </table:table-cell>
          <table:table-cell office:value-type="float" office:value="6900786" calcext:value-type="float">
            <text:p>690078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1]/[.L101]" office:value-type="float" office:value="3.22005957002579" calcext:value-type="float">
            <text:p>3,2200595700257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42" calcext:value-type="float">
            <text:p>22325342</text:p>
          </table:table-cell>
          <table:table-cell office:value-type="float" office:value="1" calcext:value-type="float">
            <text:p>1</text:p>
          </table:table-cell>
          <table:table-cell office:value-type="float" office:value="6935436" calcext:value-type="float">
            <text:p>69354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2]/[.L102]" office:value-type="float" office:value="3.21902501875873" calcext:value-type="float">
            <text:p>3,2190250187587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94942" calcext:value-type="float">
            <text:p>22394942</text:p>
          </table:table-cell>
          <table:table-cell office:value-type="float" office:value="1" calcext:value-type="float">
            <text:p>1</text:p>
          </table:table-cell>
          <table:table-cell office:value-type="float" office:value="6958536" calcext:value-type="float">
            <text:p>69585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3]/[.L103]" office:value-type="float" office:value="3.21834104185133" calcext:value-type="float">
            <text:p>3,2183410418513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99342" calcext:value-type="float">
            <text:p>22499342</text:p>
          </table:table-cell>
          <table:table-cell office:value-type="float" office:value="1" calcext:value-type="float">
            <text:p>1</text:p>
          </table:table-cell>
          <table:table-cell office:value-type="float" office:value="6993186" calcext:value-type="float">
            <text:p>699318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4]/[.L104]" office:value-type="float" office:value="3.21732354895179" calcext:value-type="float">
            <text:p>3,2173235489517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568942" calcext:value-type="float">
            <text:p>22568942</text:p>
          </table:table-cell>
          <table:table-cell office:value-type="float" office:value="1" calcext:value-type="float">
            <text:p>1</text:p>
          </table:table-cell>
          <table:table-cell office:value-type="float" office:value="7016286" calcext:value-type="float">
            <text:p>701628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/[.L105]" office:value-type="float" office:value="3.21665080357329" calcext:value-type="float">
            <text:p>3,2166508035732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673342" calcext:value-type="float">
            <text:p>22673342</text:p>
          </table:table-cell>
          <table:table-cell office:value-type="float" office:value="1" calcext:value-type="float">
            <text:p>1</text:p>
          </table:table-cell>
          <table:table-cell office:value-type="float" office:value="7050936" calcext:value-type="float">
            <text:p>70509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6]/[.L106]" office:value-type="float" office:value="3.21564995058812" calcext:value-type="float">
            <text:p>3,2156499505881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742942" calcext:value-type="float">
            <text:p>22742942</text:p>
          </table:table-cell>
          <table:table-cell office:value-type="float" office:value="1" calcext:value-type="float">
            <text:p>1</text:p>
          </table:table-cell>
          <table:table-cell office:value-type="float" office:value="7074036" calcext:value-type="float">
            <text:p>70740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7]/[.L107]" office:value-type="float" office:value="3.21498816234466" calcext:value-type="float">
            <text:p>3,2149881623446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847342" calcext:value-type="float">
            <text:p>22847342</text:p>
          </table:table-cell>
          <table:table-cell office:value-type="float" office:value="1" calcext:value-type="float">
            <text:p>1</text:p>
          </table:table-cell>
          <table:table-cell office:value-type="float" office:value="7108686" calcext:value-type="float">
            <text:p>710868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8]/[.L108]" office:value-type="float" office:value="3.21400354439625" calcext:value-type="float">
            <text:p>3,2140035443962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1" calcext:value-type="float">
            <text:p>22151341</text:p>
          </table:table-cell>
          <table:table-cell office:value-type="float" office:value="1" calcext:value-type="float">
            <text:p>1</text:p>
          </table:table-cell>
          <table:table-cell office:value-type="float" office:value="8423422" calcext:value-type="float">
            <text:p>8423422</text:p>
          </table:table-cell>
          <table:table-cell office:value-type="float" office:value="5875680" calcext:value-type="float">
            <text:p>5875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9]/[.L109]" office:value-type="float" office:value="2.62973183582634" calcext:value-type="float">
            <text:p>2,6297318358263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56" calcext:value-type="float">
            <text:p>22151356</text:p>
          </table:table-cell>
          <table:table-cell office:value-type="float" office:value="1" calcext:value-type="float">
            <text:p>1</text:p>
          </table:table-cell>
          <table:table-cell office:value-type="float" office:value="7170527" calcext:value-type="float">
            <text:p>7170527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0]/[.L110]" office:value-type="float" office:value="3.08922287022976" calcext:value-type="float">
            <text:p>3,0892228702297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56" calcext:value-type="float">
            <text:p>22238356</text:p>
          </table:table-cell>
          <table:table-cell office:value-type="float" office:value="1" calcext:value-type="float">
            <text:p>1</text:p>
          </table:table-cell>
          <table:table-cell office:value-type="float" office:value="7211027" calcext:value-type="float">
            <text:p>7211027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1]/[.L111]" office:value-type="float" office:value="3.08393741973231" calcext:value-type="float">
            <text:p>3,0839374197323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56" calcext:value-type="float">
            <text:p>22325356</text:p>
          </table:table-cell>
          <table:table-cell office:value-type="float" office:value="1" calcext:value-type="float">
            <text:p>1</text:p>
          </table:table-cell>
          <table:table-cell office:value-type="float" office:value="7248402" calcext:value-type="float">
            <text:p>7248402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2]/[.L112]" office:value-type="float" office:value="3.08003833120735" calcext:value-type="float">
            <text:p>3,0800383312073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2" calcext:value-type="float">
            <text:p>22151342</text:p>
          </table:table-cell>
          <table:table-cell office:value-type="float" office:value="2" calcext:value-type="float">
            <text:p>2</text:p>
          </table:table-cell>
          <table:table-cell office:value-type="float" office:value="6760457" calcext:value-type="float">
            <text:p>676045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3]/[.L113]" office:value-type="float" office:value="3.27660422956614" calcext:value-type="float">
            <text:p>3,2766042295661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20942" calcext:value-type="float">
            <text:p>22220942</text:p>
          </table:table-cell>
          <table:table-cell office:value-type="float" office:value="2" calcext:value-type="float">
            <text:p>2</text:p>
          </table:table-cell>
          <table:table-cell office:value-type="float" office:value="6783557" calcext:value-type="float">
            <text:p>678355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/[.L114]" office:value-type="float" office:value="3.27570653567148" calcext:value-type="float">
            <text:p>3,2757065356714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42" calcext:value-type="float">
            <text:p>22325342</text:p>
          </table:table-cell>
          <table:table-cell office:value-type="float" office:value="2" calcext:value-type="float">
            <text:p>2</text:p>
          </table:table-cell>
          <table:table-cell office:value-type="float" office:value="6818207" calcext:value-type="float">
            <text:p>681820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5]/[.L115]" office:value-type="float" office:value="3.2743713999883" calcext:value-type="float">
            <text:p>3,274371399988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94942" calcext:value-type="float">
            <text:p>22394942</text:p>
          </table:table-cell>
          <table:table-cell office:value-type="float" office:value="2" calcext:value-type="float">
            <text:p>2</text:p>
          </table:table-cell>
          <table:table-cell office:value-type="float" office:value="6841307" calcext:value-type="float">
            <text:p>6841307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6]/[.L116]" office:value-type="float" office:value="3.27348882311523" calcext:value-type="float">
            <text:p>3,2734888231152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1" calcext:value-type="float">
            <text:p>22151341</text:p>
          </table:table-cell>
          <table:table-cell office:value-type="float" office:value="2" calcext:value-type="float">
            <text:p>2</text:p>
          </table:table-cell>
          <table:table-cell office:value-type="float" office:value="8252193" calcext:value-type="float">
            <text:p>8252193</text:p>
          </table:table-cell>
          <table:table-cell office:value-type="float" office:value="6509280" calcext:value-type="float">
            <text:p>65092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7]/[.L117]" office:value-type="float" office:value="2.68429749522339" calcext:value-type="float">
            <text:p>2,6842974952233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56" calcext:value-type="float">
            <text:p>22151356</text:p>
          </table:table-cell>
          <table:table-cell office:value-type="float" office:value="2" calcext:value-type="float">
            <text:p>2</text:p>
          </table:table-cell>
          <table:table-cell office:value-type="float" office:value="7033457" calcext:value-type="float">
            <text:p>7033457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8]/[.L118]" office:value-type="float" office:value="3.14942651956214" calcext:value-type="float">
            <text:p>3,1494265195621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56" calcext:value-type="float">
            <text:p>22238356</text:p>
          </table:table-cell>
          <table:table-cell office:value-type="float" office:value="2" calcext:value-type="float">
            <text:p>2</text:p>
          </table:table-cell>
          <table:table-cell office:value-type="float" office:value="7073957" calcext:value-type="float">
            <text:p>7073957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9]/[.L119]" office:value-type="float" office:value="3.14369397495631" calcext:value-type="float">
            <text:p>3,1436939749563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56" calcext:value-type="float">
            <text:p>22325356</text:p>
          </table:table-cell>
          <table:table-cell office:value-type="float" office:value="2" calcext:value-type="float">
            <text:p>2</text:p>
          </table:table-cell>
          <table:table-cell office:value-type="float" office:value="7111332" calcext:value-type="float">
            <text:p>7111332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0]/[.L120]" office:value-type="float" office:value="3.13940566971138" calcext:value-type="float">
            <text:p>3,139405669711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27" calcext:value-type="float">
            <text:p>22151327</text:p>
          </table:table-cell>
          <table:table-cell office:value-type="float" office:value="2" calcext:value-type="float">
            <text:p>2</text:p>
          </table:table-cell>
          <table:table-cell office:value-type="float" office:value="19001166" calcext:value-type="float">
            <text:p>19001166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/[.L121]" office:value-type="float" office:value="1.16578777323455" calcext:value-type="float">
            <text:p>1,1657877732345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27" calcext:value-type="float">
            <text:p>22238327</text:p>
          </table:table-cell>
          <table:table-cell office:value-type="float" office:value="2" calcext:value-type="float">
            <text:p>2</text:p>
          </table:table-cell>
          <table:table-cell office:value-type="float" office:value="19078966" calcext:value-type="float">
            <text:p>19078966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/[.L122]" office:value-type="float" office:value="1.16559393208206" calcext:value-type="float">
            <text:p>1,165593932082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27" calcext:value-type="float">
            <text:p>22325327</text:p>
          </table:table-cell>
          <table:table-cell office:value-type="float" office:value="2" calcext:value-type="float">
            <text:p>2</text:p>
          </table:table-cell>
          <table:table-cell office:value-type="float" office:value="19156766" calcext:value-type="float">
            <text:p>19156766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3]/[.L123]" office:value-type="float" office:value="1.16540166539592" calcext:value-type="float">
            <text:p>1,1654016653959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27" calcext:value-type="float">
            <text:p>22412327</text:p>
          </table:table-cell>
          <table:table-cell office:value-type="float" office:value="2" calcext:value-type="float">
            <text:p>2</text:p>
          </table:table-cell>
          <table:table-cell office:value-type="float" office:value="19234566" calcext:value-type="float">
            <text:p>19234566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4]/[.L124]" office:value-type="float" office:value="1.16521095407092" calcext:value-type="float">
            <text:p>1,1652109540709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2" calcext:value-type="float">
            <text:p>22151342</text:p>
          </table:table-cell>
          <table:table-cell office:value-type="float" office:value="2" calcext:value-type="float">
            <text:p>2</text:p>
          </table:table-cell>
          <table:table-cell office:value-type="float" office:value="6579087" calcext:value-type="float">
            <text:p>6579087</text:p>
          </table:table-cell>
          <table:table-cell office:value-type="float" office:value="6264384" calcext:value-type="float">
            <text:p>6264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5]/[.L125]" office:value-type="float" office:value="3.36693252422411" calcext:value-type="float">
            <text:p>3,3669325242241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673342" calcext:value-type="float">
            <text:p>22673342</text:p>
          </table:table-cell>
          <table:table-cell office:value-type="float" office:value="2" calcext:value-type="float">
            <text:p>2</text:p>
          </table:table-cell>
          <table:table-cell office:value-type="float" office:value="6697137" calcext:value-type="float">
            <text:p>6697137</text:p>
          </table:table-cell>
          <table:table-cell office:value-type="float" office:value="5803584" calcext:value-type="float">
            <text:p>5803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6]/[.L126]" office:value-type="float" office:value="3.38552757693325" calcext:value-type="float">
            <text:p>3,3855275769332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1" calcext:value-type="float">
            <text:p>22151341</text:p>
          </table:table-cell>
          <table:table-cell office:value-type="float" office:value="2" calcext:value-type="float">
            <text:p>2</text:p>
          </table:table-cell>
          <table:table-cell office:value-type="float" office:value="8124823" calcext:value-type="float">
            <text:p>8124823</text:p>
          </table:table-cell>
          <table:table-cell office:value-type="float" office:value="6624480" calcext:value-type="float">
            <text:p>6624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7]/[.L127]" office:value-type="float" office:value="2.72637828541003" calcext:value-type="float">
            <text:p>2,7263782854100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41" calcext:value-type="float">
            <text:p>22325341</text:p>
          </table:table-cell>
          <table:table-cell office:value-type="float" office:value="2" calcext:value-type="float">
            <text:p>2</text:p>
          </table:table-cell>
          <table:table-cell office:value-type="float" office:value="8156423" calcext:value-type="float">
            <text:p>8156423</text:p>
          </table:table-cell>
          <table:table-cell office:value-type="float" office:value="6336480" calcext:value-type="float">
            <text:p>6336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8]/[.L128]" office:value-type="float" office:value="2.73714850247468" calcext:value-type="float">
            <text:p>2,7371485024746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41" calcext:value-type="float">
            <text:p>22412341</text:p>
          </table:table-cell>
          <table:table-cell office:value-type="float" office:value="2" calcext:value-type="float">
            <text:p>2</text:p>
          </table:table-cell>
          <table:table-cell office:value-type="float" office:value="8172223" calcext:value-type="float">
            <text:p>8172223</text:p>
          </table:table-cell>
          <table:table-cell office:value-type="float" office:value="6278880" calcext:value-type="float">
            <text:p>6278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9]/[.L129]" office:value-type="float" office:value="2.74250237664831" calcext:value-type="float">
            <text:p>2,7425023766483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760341" calcext:value-type="float">
            <text:p>22760341</text:p>
          </table:table-cell>
          <table:table-cell office:value-type="float" office:value="2" calcext:value-type="float">
            <text:p>2</text:p>
          </table:table-cell>
          <table:table-cell office:value-type="float" office:value="8235423" calcext:value-type="float">
            <text:p>8235423</text:p>
          </table:table-cell>
          <table:table-cell office:value-type="float" office:value="5803680" calcext:value-type="float">
            <text:p>5803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0]/[.L130]" office:value-type="float" office:value="2.76371244075745" calcext:value-type="float">
            <text:p>2,7637124407574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56" calcext:value-type="float">
            <text:p>22151356</text:p>
          </table:table-cell>
          <table:table-cell office:value-type="float" office:value="2" calcext:value-type="float">
            <text:p>2</text:p>
          </table:table-cell>
          <table:table-cell office:value-type="float" office:value="6867247" calcext:value-type="float">
            <text:p>6867247</text:p>
          </table:table-cell>
          <table:table-cell office:value-type="float" office:value="6059040" calcext:value-type="float">
            <text:p>60590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1]/[.L131]" office:value-type="float" office:value="3.22565301641254" calcext:value-type="float">
            <text:p>3,2256530164125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56" calcext:value-type="float">
            <text:p>22238356</text:p>
          </table:table-cell>
          <table:table-cell office:value-type="float" office:value="2" calcext:value-type="float">
            <text:p>2</text:p>
          </table:table-cell>
          <table:table-cell office:value-type="float" office:value="6907747" calcext:value-type="float">
            <text:p>6907747</text:p>
          </table:table-cell>
          <table:table-cell office:value-type="float" office:value="6149760" calcext:value-type="float">
            <text:p>6149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2]/[.L132]" office:value-type="float" office:value="3.21933562419122" calcext:value-type="float">
            <text:p>3,2193356241912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56" calcext:value-type="float">
            <text:p>22325356</text:p>
          </table:table-cell>
          <table:table-cell office:value-type="float" office:value="2" calcext:value-type="float">
            <text:p>2</text:p>
          </table:table-cell>
          <table:table-cell office:value-type="float" office:value="6937027" calcext:value-type="float">
            <text:p>6937027</text:p>
          </table:table-cell>
          <table:table-cell office:value-type="float" office:value="6624960" calcext:value-type="float">
            <text:p>66249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3]/[.L133]" office:value-type="float" office:value="3.21828875684065" calcext:value-type="float">
            <text:p>3,2182887568406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56" calcext:value-type="float">
            <text:p>22412356</text:p>
          </table:table-cell>
          <table:table-cell office:value-type="float" office:value="2" calcext:value-type="float">
            <text:p>2</text:p>
          </table:table-cell>
          <table:table-cell office:value-type="float" office:value="6952827" calcext:value-type="float">
            <text:p>6952827</text:p>
          </table:table-cell>
          <table:table-cell office:value-type="float" office:value="6059040" calcext:value-type="float">
            <text:p>60590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4]/[.L134]" office:value-type="float" office:value="3.22348823003938" calcext:value-type="float">
            <text:p>3,2234882300393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2" calcext:value-type="float">
            <text:p>22151342</text:p>
          </table:table-cell>
          <table:table-cell office:value-type="float" office:value="3" calcext:value-type="float">
            <text:p>3</text:p>
          </table:table-cell>
          <table:table-cell office:value-type="float" office:value="6461857" calcext:value-type="float">
            <text:p>6461857</text:p>
          </table:table-cell>
          <table:table-cell office:value-type="float" office:value="6537984" calcext:value-type="float">
            <text:p>653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5]/[.L135]" office:value-type="float" office:value="3.42801488798034" calcext:value-type="float">
            <text:p>3,42801488798034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568942" calcext:value-type="float">
            <text:p>22568942</text:p>
          </table:table-cell>
          <table:table-cell office:value-type="float" office:value="3" calcext:value-type="float">
            <text:p>3</text:p>
          </table:table-cell>
          <table:table-cell office:value-type="float" office:value="6556298" calcext:value-type="float">
            <text:p>6556298</text:p>
          </table:table-cell>
          <table:table-cell office:value-type="float" office:value="6321984" calcext:value-type="float">
            <text:p>6321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6]/[.L136]" office:value-type="float" office:value="3.44233010763086" calcext:value-type="float">
            <text:p>3,4423301076308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41" calcext:value-type="float">
            <text:p>22151341</text:p>
          </table:table-cell>
          <table:table-cell office:value-type="float" office:value="3" calcext:value-type="float">
            <text:p>3</text:p>
          </table:table-cell>
          <table:table-cell office:value-type="float" office:value="7953593" calcext:value-type="float">
            <text:p>7953593</text:p>
          </table:table-cell>
          <table:table-cell office:value-type="float" office:value="6898080" calcext:value-type="float">
            <text:p>6898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7]/[.L137]" office:value-type="float" office:value="2.78507348817069" calcext:value-type="float">
            <text:p>2,7850734881706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41" calcext:value-type="float">
            <text:p>22238341</text:p>
          </table:table-cell>
          <table:table-cell office:value-type="float" office:value="3" calcext:value-type="float">
            <text:p>3</text:p>
          </table:table-cell>
          <table:table-cell office:value-type="float" office:value="7969393" calcext:value-type="float">
            <text:p>7969393</text:p>
          </table:table-cell>
          <table:table-cell office:value-type="float" office:value="6846240" calcext:value-type="float">
            <text:p>6846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8]/[.L138]" office:value-type="float" office:value="2.7904686090898" calcext:value-type="float">
            <text:p>2,790468609089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412341" calcext:value-type="float">
            <text:p>22412341</text:p>
          </table:table-cell>
          <table:table-cell office:value-type="float" office:value="3" calcext:value-type="float">
            <text:p>3</text:p>
          </table:table-cell>
          <table:table-cell office:value-type="float" office:value="8000993" calcext:value-type="float">
            <text:p>8000993</text:p>
          </table:table-cell>
          <table:table-cell office:value-type="float" office:value="6682080" calcext:value-type="float">
            <text:p>6682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9]/[.L139]" office:value-type="float" office:value="2.80119492667973" calcext:value-type="float">
            <text:p>2,8011949266797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673341" calcext:value-type="float">
            <text:p>22673341</text:p>
          </table:table-cell>
          <table:table-cell office:value-type="float" office:value="3" calcext:value-type="float">
            <text:p>3</text:p>
          </table:table-cell>
          <table:table-cell office:value-type="float" office:value="8048393" calcext:value-type="float">
            <text:p>8048393</text:p>
          </table:table-cell>
          <table:table-cell office:value-type="float" office:value="6206880" calcext:value-type="float">
            <text:p>6206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0]/[.L140]" office:value-type="float" office:value="2.81712647481305" calcext:value-type="float">
            <text:p>2,8171264748130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151356" calcext:value-type="float">
            <text:p>22151356</text:p>
          </table:table-cell>
          <table:table-cell office:value-type="float" office:value="3" calcext:value-type="float">
            <text:p>3</text:p>
          </table:table-cell>
          <table:table-cell office:value-type="float" office:value="6734859" calcext:value-type="float">
            <text:p>6734859</text:p>
          </table:table-cell>
          <table:table-cell office:value-type="float" office:value="6653760" calcext:value-type="float">
            <text:p>665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1]/[.L141]" office:value-type="float" office:value="3.28906009762045" calcext:value-type="float">
            <text:p>3,2890600976204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238356" calcext:value-type="float">
            <text:p>22238356</text:p>
          </table:table-cell>
          <table:table-cell office:value-type="float" office:value="3" calcext:value-type="float">
            <text:p>3</text:p>
          </table:table-cell>
          <table:table-cell office:value-type="float" office:value="6771616" calcext:value-type="float">
            <text:p>6771616</text:p>
          </table:table-cell>
          <table:table-cell office:value-type="float" office:value="6473760" calcext:value-type="float">
            <text:p>647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2]/[.L142]" office:value-type="float" office:value="3.28405450043239" calcext:value-type="float">
            <text:p>3,2840545004323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2325356" calcext:value-type="float">
            <text:p>22325356</text:p>
          </table:table-cell>
          <table:table-cell office:value-type="float" office:value="3" calcext:value-type="float">
            <text:p>3</text:p>
          </table:table-cell>
          <table:table-cell office:value-type="float" office:value="6800897" calcext:value-type="float">
            <text:p>6800897</text:p>
          </table:table-cell>
          <table:table-cell office:value-type="float" office:value="6390240" calcext:value-type="float">
            <text:p>6390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3]/[.L143]" office:value-type="float" office:value="3.28270756048798" calcext:value-type="float">
            <text:p>3,2827075604879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66" calcext:value-type="float">
            <text:p>34610866</text:p>
          </table:table-cell>
          <table:table-cell office:value-type="float" office:value="1" calcext:value-type="float">
            <text:p>1</text:p>
          </table:table-cell>
          <table:table-cell office:value-type="float" office:value="15439812" calcext:value-type="float">
            <text:p>154398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4]/[.L144]" office:value-type="float" office:value="2.24166369383254" calcext:value-type="float">
            <text:p>2,24166369383254</text:p>
          </table:table-cell>
          <table:table-cell/>
          <table:table-cell table:formula="of:=AVERAGE([.R145:.R152])" office:value-type="float" office:value="135937.5" calcext:value-type="float">
            <text:p>135937,5</text:p>
          </table:table-cell>
          <table:table-cell table:formula="of:=AVERAGE([.S145:.S152])" office:value-type="float" office:value="-0.00125540915105932" calcext:value-type="float">
            <text:p>-0,001255409151059</text:p>
          </table:table-cell>
          <table:table-cell table:formula="of:=AVERAGE([.T145:.T152])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04" calcext:value-type="float">
            <text:p>34746804</text:p>
          </table:table-cell>
          <table:table-cell office:value-type="float" office:value="1" calcext:value-type="float">
            <text:p>1</text:p>
          </table:table-cell>
          <table:table-cell office:value-type="float" office:value="15509412" calcext:value-type="float">
            <text:p>155094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5]/[.L145]" office:value-type="float" office:value="2.24036888052236" calcext:value-type="float">
            <text:p>2,24036888052236</text:p>
          </table:table-cell>
          <table:table-cell/>
          <table:table-cell table:formula="of:=[.J145]-[.J144]" office:value-type="float" office:value="135938" calcext:value-type="float">
            <text:p>135938</text:p>
          </table:table-cell>
          <table:table-cell table:formula="of:=[.P145]-[.P144]" office:value-type="float" office:value="-0.00129481331018511" calcext:value-type="float">
            <text:p>-0,001294813310185</text:p>
          </table:table-cell>
          <table:table-cell table:formula="of:=[.L145]-[.L144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42" calcext:value-type="float">
            <text:p>34882742</text:p>
          </table:table-cell>
          <table:table-cell office:value-type="float" office:value="1" calcext:value-type="float">
            <text:p>1</text:p>
          </table:table-cell>
          <table:table-cell office:value-type="float" office:value="15579012" calcext:value-type="float">
            <text:p>15579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6]/[.L146]" office:value-type="float" office:value="2.23908563649608" calcext:value-type="float">
            <text:p>2,23908563649608</text:p>
          </table:table-cell>
          <table:table-cell/>
          <table:table-cell table:formula="of:=[.J146]-[.J145]" office:value-type="float" office:value="135938" calcext:value-type="float">
            <text:p>135938</text:p>
          </table:table-cell>
          <table:table-cell table:formula="of:=[.P146]-[.P145]" office:value-type="float" office:value="-0.00128324402628088" calcext:value-type="float">
            <text:p>-0,001283244026281</text:p>
          </table:table-cell>
          <table:table-cell table:formula="of:=[.L146]-[.L145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018678" calcext:value-type="float">
            <text:p>35018678</text:p>
          </table:table-cell>
          <table:table-cell office:value-type="float" office:value="1" calcext:value-type="float">
            <text:p>1</text:p>
          </table:table-cell>
          <table:table-cell office:value-type="float" office:value="15648612" calcext:value-type="float">
            <text:p>156486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7]/[.L147]" office:value-type="float" office:value="2.23781367957746" calcext:value-type="float">
            <text:p>2,23781367957746</text:p>
          </table:table-cell>
          <table:table-cell/>
          <table:table-cell table:formula="of:=[.J147]-[.J146]" office:value-type="float" office:value="135936" calcext:value-type="float">
            <text:p>135936</text:p>
          </table:table-cell>
          <table:table-cell table:formula="of:=[.P147]-[.P146]" office:value-type="float" office:value="-0.00127195691861548" calcext:value-type="float">
            <text:p>-0,001271956918615</text:p>
          </table:table-cell>
          <table:table-cell table:formula="of:=[.L147]-[.L146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154616" calcext:value-type="float">
            <text:p>35154616</text:p>
          </table:table-cell>
          <table:table-cell office:value-type="float" office:value="1" calcext:value-type="float">
            <text:p>1</text:p>
          </table:table-cell>
          <table:table-cell office:value-type="float" office:value="15718212" calcext:value-type="float">
            <text:p>157182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8]/[.L148]" office:value-type="float" office:value="2.23655311431097" calcext:value-type="float">
            <text:p>2,23655311431097</text:p>
          </table:table-cell>
          <table:table-cell/>
          <table:table-cell table:formula="of:=[.J148]-[.J147]" office:value-type="float" office:value="135938" calcext:value-type="float">
            <text:p>135938</text:p>
          </table:table-cell>
          <table:table-cell table:formula="of:=[.P148]-[.P147]" office:value-type="float" office:value="-0.00126056526649387" calcext:value-type="float">
            <text:p>-0,001260565266494</text:p>
          </table:table-cell>
          <table:table-cell table:formula="of:=[.L148]-[.L147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290554" calcext:value-type="float">
            <text:p>35290554</text:p>
          </table:table-cell>
          <table:table-cell office:value-type="float" office:value="1" calcext:value-type="float">
            <text:p>1</text:p>
          </table:table-cell>
          <table:table-cell office:value-type="float" office:value="15787812" calcext:value-type="float">
            <text:p>157878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9]/[.L149]" office:value-type="float" office:value="2.23530366335753" calcext:value-type="float">
            <text:p>2,23530366335753</text:p>
          </table:table-cell>
          <table:table-cell/>
          <table:table-cell table:formula="of:=[.J149]-[.J148]" office:value-type="float" office:value="135938" calcext:value-type="float">
            <text:p>135938</text:p>
          </table:table-cell>
          <table:table-cell table:formula="of:=[.P149]-[.P148]" office:value-type="float" office:value="-0.00124945095343465" calcext:value-type="float">
            <text:p>-0,001249450953435</text:p>
          </table:table-cell>
          <table:table-cell table:formula="of:=[.L149]-[.L148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426492" calcext:value-type="float">
            <text:p>35426492</text:p>
          </table:table-cell>
          <table:table-cell office:value-type="float" office:value="1" calcext:value-type="float">
            <text:p>1</text:p>
          </table:table-cell>
          <table:table-cell office:value-type="float" office:value="15857412" calcext:value-type="float">
            <text:p>158574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0]/[.L150]" office:value-type="float" office:value="2.23406518037117" calcext:value-type="float">
            <text:p>2,23406518037117</text:p>
          </table:table-cell>
          <table:table-cell/>
          <table:table-cell table:formula="of:=[.J150]-[.J149]" office:value-type="float" office:value="135938" calcext:value-type="float">
            <text:p>135938</text:p>
          </table:table-cell>
          <table:table-cell table:formula="of:=[.P150]-[.P149]" office:value-type="float" office:value="-0.00123848298635876" calcext:value-type="float">
            <text:p>-0,001238482986359</text:p>
          </table:table-cell>
          <table:table-cell table:formula="of:=[.L150]-[.L149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562428" calcext:value-type="float">
            <text:p>35562428</text:p>
          </table:table-cell>
          <table:table-cell office:value-type="float" office:value="1" calcext:value-type="float">
            <text:p>1</text:p>
          </table:table-cell>
          <table:table-cell office:value-type="float" office:value="15927012" calcext:value-type="float">
            <text:p>159270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1]/[.L151]" office:value-type="float" office:value="2.23283739599116" calcext:value-type="float">
            <text:p>2,23283739599116</text:p>
          </table:table-cell>
          <table:table-cell/>
          <table:table-cell table:formula="of:=[.J151]-[.J150]" office:value-type="float" office:value="135936" calcext:value-type="float">
            <text:p>135936</text:p>
          </table:table-cell>
          <table:table-cell table:formula="of:=[.P151]-[.P150]" office:value-type="float" office:value="-0.00122778438001037" calcext:value-type="float">
            <text:p>-0,00122778438001</text:p>
          </table:table-cell>
          <table:table-cell table:formula="of:=[.L151]-[.L150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698366" calcext:value-type="float">
            <text:p>35698366</text:p>
          </table:table-cell>
          <table:table-cell office:value-type="float" office:value="1" calcext:value-type="float">
            <text:p>1</text:p>
          </table:table-cell>
          <table:table-cell office:value-type="float" office:value="15996612" calcext:value-type="float">
            <text:p>15996612</text:p>
          </table:table-cell>
          <table:table-cell office:value-type="float" office:value="5875296" calcext:value-type="float">
            <text:p>58752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2]/[.L152]" office:value-type="float" office:value="2.23162042062407" calcext:value-type="float">
            <text:p>2,23162042062407</text:p>
          </table:table-cell>
          <table:table-cell/>
          <table:table-cell table:formula="of:=[.J152]-[.J151]" office:value-type="float" office:value="135938" calcext:value-type="float">
            <text:p>135938</text:p>
          </table:table-cell>
          <table:table-cell table:formula="of:=[.P152]-[.P151]" office:value-type="float" office:value="-0.00121697536709542" calcext:value-type="float">
            <text:p>-0,001216975367095</text:p>
          </table:table-cell>
          <table:table-cell table:formula="of:=[.L152]-[.L151]" office:value-type="float" office:value="69600" calcext:value-type="float">
            <text:p>69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77" calcext:value-type="float">
            <text:p>34610877</text:p>
          </table:table-cell>
          <table:table-cell office:value-type="float" office:value="1" calcext:value-type="float">
            <text:p>1</text:p>
          </table:table-cell>
          <table:table-cell office:value-type="float" office:value="8271586" calcext:value-type="float">
            <text:p>82715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3]/[.L153]" office:value-type="float" office:value="4.18430963541937" calcext:value-type="float">
            <text:p>4,1843096354193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15" calcext:value-type="float">
            <text:p>34746815</text:p>
          </table:table-cell>
          <table:table-cell office:value-type="float" office:value="1" calcext:value-type="float">
            <text:p>1</text:p>
          </table:table-cell>
          <table:table-cell office:value-type="float" office:value="8310186" calcext:value-type="float">
            <text:p>83101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4]/[.L154]" office:value-type="float" office:value="4.18123192429147" calcext:value-type="float">
            <text:p>4,1812319242914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53" calcext:value-type="float">
            <text:p>34882753</text:p>
          </table:table-cell>
          <table:table-cell office:value-type="float" office:value="1" calcext:value-type="float">
            <text:p>1</text:p>
          </table:table-cell>
          <table:table-cell office:value-type="float" office:value="8348786" calcext:value-type="float">
            <text:p>83487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5]/[.L155]" office:value-type="float" office:value="4.17818267230709" calcext:value-type="float">
            <text:p>4,17818267230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018690" calcext:value-type="float">
            <text:p>35018690</text:p>
          </table:table-cell>
          <table:table-cell office:value-type="float" office:value="1" calcext:value-type="float">
            <text:p>1</text:p>
          </table:table-cell>
          <table:table-cell office:value-type="float" office:value="8387386" calcext:value-type="float">
            <text:p>8387386</text:p>
          </table:table-cell>
          <table:table-cell office:value-type="float" office:value="6105792" calcext:value-type="float">
            <text:p>6105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6]/[.L156]" office:value-type="float" office:value="4.17516136731993" calcext:value-type="float">
            <text:p>4,1751613673199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1" calcext:value-type="float">
            <text:p>1</text:p>
          </table:table-cell>
          <table:table-cell office:value-type="float" office:value="5502156" calcext:value-type="float">
            <text:p>550215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7]/[.L157]" office:value-type="float" office:value="6.29042197276849" calcext:value-type="float">
            <text:p>6,2904219727684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19630" calcext:value-type="float">
            <text:p>34719630</text:p>
          </table:table-cell>
          <table:table-cell office:value-type="float" office:value="1" calcext:value-type="float">
            <text:p>1</text:p>
          </table:table-cell>
          <table:table-cell office:value-type="float" office:value="5520636" calcext:value-type="float">
            <text:p>55206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8]/[.L158]" office:value-type="float" office:value="6.28906343399565" calcext:value-type="float">
            <text:p>6,2890634339956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55" calcext:value-type="float">
            <text:p>34882755</text:p>
          </table:table-cell>
          <table:table-cell office:value-type="float" office:value="1" calcext:value-type="float">
            <text:p>1</text:p>
          </table:table-cell>
          <table:table-cell office:value-type="float" office:value="5548356" calcext:value-type="float">
            <text:p>554835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59]/[.L159]" office:value-type="float" office:value="6.28704340528978" calcext:value-type="float">
            <text:p>6,2870434052897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991506" calcext:value-type="float">
            <text:p>34991506</text:p>
          </table:table-cell>
          <table:table-cell office:value-type="float" office:value="1" calcext:value-type="float">
            <text:p>1</text:p>
          </table:table-cell>
          <table:table-cell office:value-type="float" office:value="5566836" calcext:value-type="float">
            <text:p>55668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0]/[.L160]" office:value-type="float" office:value="6.28570807546693" calcext:value-type="float">
            <text:p>6,2857080754669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154630" calcext:value-type="float">
            <text:p>35154630</text:p>
          </table:table-cell>
          <table:table-cell office:value-type="float" office:value="1" calcext:value-type="float">
            <text:p>1</text:p>
          </table:table-cell>
          <table:table-cell office:value-type="float" office:value="5594556" calcext:value-type="float">
            <text:p>559455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1]/[.L161]" office:value-type="float" office:value="6.28372117465622" calcext:value-type="float">
            <text:p>6,2837211746562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263381" calcext:value-type="float">
            <text:p>35263381</text:p>
          </table:table-cell>
          <table:table-cell office:value-type="float" office:value="1" calcext:value-type="float">
            <text:p>1</text:p>
          </table:table-cell>
          <table:table-cell office:value-type="float" office:value="5613036" calcext:value-type="float">
            <text:p>56130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2]/[.L162]" office:value-type="float" office:value="6.28240777361841" calcext:value-type="float">
            <text:p>6,2824077736184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426506" calcext:value-type="float">
            <text:p>35426506</text:p>
          </table:table-cell>
          <table:table-cell office:value-type="float" office:value="1" calcext:value-type="float">
            <text:p>1</text:p>
          </table:table-cell>
          <table:table-cell office:value-type="float" office:value="5640756" calcext:value-type="float">
            <text:p>564075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3]/[.L163]" office:value-type="float" office:value="6.28045354204295" calcext:value-type="float">
            <text:p>6,280453542042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535257" calcext:value-type="float">
            <text:p>35535257</text:p>
          </table:table-cell>
          <table:table-cell office:value-type="float" office:value="1" calcext:value-type="float">
            <text:p>1</text:p>
          </table:table-cell>
          <table:table-cell office:value-type="float" office:value="5659236" calcext:value-type="float">
            <text:p>565923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4]/[.L164]" office:value-type="float" office:value="6.27916153346494" calcext:value-type="float">
            <text:p>6,2791615334649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698381" calcext:value-type="float">
            <text:p>35698381</text:p>
          </table:table-cell>
          <table:table-cell office:value-type="float" office:value="1" calcext:value-type="float">
            <text:p>1</text:p>
          </table:table-cell>
          <table:table-cell office:value-type="float" office:value="5686956" calcext:value-type="float">
            <text:p>5686956</text:p>
          </table:table-cell>
          <table:table-cell office:value-type="float" office:value="6105984" calcext:value-type="float">
            <text:p>6105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5]/[.L165]" office:value-type="float" office:value="6.27723882512894" calcext:value-type="float">
            <text:p>6,2772388251289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48" calcext:value-type="float">
            <text:p>34610848</text:p>
          </table:table-cell>
          <table:table-cell office:value-type="float" office:value="1" calcext:value-type="float">
            <text:p>1</text:p>
          </table:table-cell>
          <table:table-cell office:value-type="float" office:value="6738741" calcext:value-type="float">
            <text:p>6738741</text:p>
          </table:table-cell>
          <table:table-cell office:value-type="float" office:value="5875680" calcext:value-type="float">
            <text:p>5875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6]/[.L166]" office:value-type="float" office:value="5.13610005192365" calcext:value-type="float">
            <text:p>5,1361000519236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1" calcext:value-type="float">
            <text:p>1</text:p>
          </table:table-cell>
          <table:table-cell office:value-type="float" office:value="5736424" calcext:value-type="float">
            <text:p>5736424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7]/[.L167]" office:value-type="float" office:value="6.0335294253005" calcext:value-type="float">
            <text:p>6,033529425300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17" calcext:value-type="float">
            <text:p>34746817</text:p>
          </table:table-cell>
          <table:table-cell office:value-type="float" office:value="1" calcext:value-type="float">
            <text:p>1</text:p>
          </table:table-cell>
          <table:table-cell office:value-type="float" office:value="5768824" calcext:value-type="float">
            <text:p>5768824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8]/[.L168]" office:value-type="float" office:value="6.02320628953145" calcext:value-type="float">
            <text:p>6,0232062895314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61" calcext:value-type="float">
            <text:p>34882761</text:p>
          </table:table-cell>
          <table:table-cell office:value-type="float" office:value="1" calcext:value-type="float">
            <text:p>1</text:p>
          </table:table-cell>
          <table:table-cell office:value-type="float" office:value="5798724" calcext:value-type="float">
            <text:p>5798724</text:p>
          </table:table-cell>
          <table:table-cell office:value-type="float" office:value="6361440" calcext:value-type="float">
            <text:p>6361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69]/[.L169]" office:value-type="float" office:value="6.01559256829606" calcext:value-type="float">
            <text:p>6,0155925682960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2" calcext:value-type="float">
            <text:p>2</text:p>
          </table:table-cell>
          <table:table-cell office:value-type="float" office:value="5408552" calcext:value-type="float">
            <text:p>5408552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0]/[.L170]" office:value-type="float" office:value="6.39928820135223" calcext:value-type="float">
            <text:p>6,3992882013522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19630" calcext:value-type="float">
            <text:p>34719630</text:p>
          </table:table-cell>
          <table:table-cell office:value-type="float" office:value="2" calcext:value-type="float">
            <text:p>2</text:p>
          </table:table-cell>
          <table:table-cell office:value-type="float" office:value="5427032" calcext:value-type="float">
            <text:p>5427032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1]/[.L171]" office:value-type="float" office:value="6.39753552217861" calcext:value-type="float">
            <text:p>6,3975355221786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55" calcext:value-type="float">
            <text:p>34882755</text:p>
          </table:table-cell>
          <table:table-cell office:value-type="float" office:value="2" calcext:value-type="float">
            <text:p>2</text:p>
          </table:table-cell>
          <table:table-cell office:value-type="float" office:value="5454752" calcext:value-type="float">
            <text:p>5454752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2]/[.L172]" office:value-type="float" office:value="6.39492959533266" calcext:value-type="float">
            <text:p>6,3949295953326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991506" calcext:value-type="float">
            <text:p>34991506</text:p>
          </table:table-cell>
          <table:table-cell office:value-type="float" office:value="2" calcext:value-type="float">
            <text:p>2</text:p>
          </table:table-cell>
          <table:table-cell office:value-type="float" office:value="5473232" calcext:value-type="float">
            <text:p>5473232</text:p>
          </table:table-cell>
          <table:table-cell office:value-type="float" office:value="6807984" calcext:value-type="float">
            <text:p>680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3]/[.L173]" office:value-type="float" office:value="6.39320715803752" calcext:value-type="float">
            <text:p>6,3932071580375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2" calcext:value-type="float">
            <text:p>2</text:p>
          </table:table-cell>
          <table:table-cell office:value-type="float" office:value="5626769" calcext:value-type="float">
            <text:p>5626769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4]/[.L174]" office:value-type="float" office:value="6.15111141047376" calcext:value-type="float">
            <text:p>6,1511114104737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17" calcext:value-type="float">
            <text:p>34746817</text:p>
          </table:table-cell>
          <table:table-cell office:value-type="float" office:value="2" calcext:value-type="float">
            <text:p>2</text:p>
          </table:table-cell>
          <table:table-cell office:value-type="float" office:value="5659169" calcext:value-type="float">
            <text:p>5659169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5]/[.L175]" office:value-type="float" office:value="6.13991506526842" calcext:value-type="float">
            <text:p>6,1399150652684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61" calcext:value-type="float">
            <text:p>34882761</text:p>
          </table:table-cell>
          <table:table-cell office:value-type="float" office:value="2" calcext:value-type="float">
            <text:p>2</text:p>
          </table:table-cell>
          <table:table-cell office:value-type="float" office:value="5689069" calcext:value-type="float">
            <text:p>5689069</text:p>
          </table:table-cell>
          <table:table-cell office:value-type="float" office:value="6289440" calcext:value-type="float">
            <text:p>62894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6]/[.L176]" office:value-type="float" office:value="6.1315412064786" calcext:value-type="float">
            <text:p>6,131541206478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2" calcext:value-type="float">
            <text:p>2</text:p>
          </table:table-cell>
          <table:table-cell office:value-type="float" office:value="5263277" calcext:value-type="float">
            <text:p>5263277</text:p>
          </table:table-cell>
          <table:table-cell office:value-type="float" office:value="6264384" calcext:value-type="float">
            <text:p>6264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7]/[.L177]" office:value-type="float" office:value="6.575918956954" calcext:value-type="float">
            <text:p>6,57591895695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426506" calcext:value-type="float">
            <text:p>35426506</text:p>
          </table:table-cell>
          <table:table-cell office:value-type="float" office:value="2" calcext:value-type="float">
            <text:p>2</text:p>
          </table:table-cell>
          <table:table-cell office:value-type="float" office:value="5357717" calcext:value-type="float">
            <text:p>5357717</text:p>
          </table:table-cell>
          <table:table-cell office:value-type="float" office:value="5803584" calcext:value-type="float">
            <text:p>5803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8]/[.L178]" office:value-type="float" office:value="6.61223913095821" calcext:value-type="float">
            <text:p>6,6122391309582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48" calcext:value-type="float">
            <text:p>34610848</text:p>
          </table:table-cell>
          <table:table-cell office:value-type="float" office:value="2" calcext:value-type="float">
            <text:p>2</text:p>
          </table:table-cell>
          <table:table-cell office:value-type="float" office:value="6499862" calcext:value-type="float">
            <text:p>6499862</text:p>
          </table:table-cell>
          <table:table-cell office:value-type="float" office:value="6624480" calcext:value-type="float">
            <text:p>6624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79]/[.L179]" office:value-type="float" office:value="5.32485889700428" calcext:value-type="float">
            <text:p>5,3248588970042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26" calcext:value-type="float">
            <text:p>34882726</text:p>
          </table:table-cell>
          <table:table-cell office:value-type="float" office:value="2" calcext:value-type="float">
            <text:p>2</text:p>
          </table:table-cell>
          <table:table-cell office:value-type="float" office:value="6525142" calcext:value-type="float">
            <text:p>6525142</text:p>
          </table:table-cell>
          <table:table-cell office:value-type="float" office:value="6336480" calcext:value-type="float">
            <text:p>6336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0]/[.L180]" office:value-type="float" office:value="5.34589530771897" calcext:value-type="float">
            <text:p>5,3458953077189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018659" calcext:value-type="float">
            <text:p>35018659</text:p>
          </table:table-cell>
          <table:table-cell office:value-type="float" office:value="2" calcext:value-type="float">
            <text:p>2</text:p>
          </table:table-cell>
          <table:table-cell office:value-type="float" office:value="6537782" calcext:value-type="float">
            <text:p>6537782</text:p>
          </table:table-cell>
          <table:table-cell office:value-type="float" office:value="6278880" calcext:value-type="float">
            <text:p>6278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1]/[.L181]" office:value-type="float" office:value="5.35635158835214" calcext:value-type="float">
            <text:p>5,35635158835214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562409" calcext:value-type="float">
            <text:p>35562409</text:p>
          </table:table-cell>
          <table:table-cell office:value-type="float" office:value="2" calcext:value-type="float">
            <text:p>2</text:p>
          </table:table-cell>
          <table:table-cell office:value-type="float" office:value="6588342" calcext:value-type="float">
            <text:p>6588342</text:p>
          </table:table-cell>
          <table:table-cell office:value-type="float" office:value="5803680" calcext:value-type="float">
            <text:p>58036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2]/[.L182]" office:value-type="float" office:value="5.39777822705622" calcext:value-type="float">
            <text:p>5,3977782270562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2" calcext:value-type="float">
            <text:p>2</text:p>
          </table:table-cell>
          <table:table-cell office:value-type="float" office:value="5493800" calcext:value-type="float">
            <text:p>5493800</text:p>
          </table:table-cell>
          <table:table-cell office:value-type="float" office:value="6059040" calcext:value-type="float">
            <text:p>60590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3]/[.L183]" office:value-type="float" office:value="6.29998962466781" calcext:value-type="float">
            <text:p>6,2999896246678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17" calcext:value-type="float">
            <text:p>34746817</text:p>
          </table:table-cell>
          <table:table-cell office:value-type="float" office:value="2" calcext:value-type="float">
            <text:p>2</text:p>
          </table:table-cell>
          <table:table-cell office:value-type="float" office:value="5526200" calcext:value-type="float">
            <text:p>5526200</text:p>
          </table:table-cell>
          <table:table-cell office:value-type="float" office:value="6149760" calcext:value-type="float">
            <text:p>6149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4]/[.L184]" office:value-type="float" office:value="6.28765100792588" calcext:value-type="float">
            <text:p>6,2876510079258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61" calcext:value-type="float">
            <text:p>34882761</text:p>
          </table:table-cell>
          <table:table-cell office:value-type="float" office:value="2" calcext:value-type="float">
            <text:p>2</text:p>
          </table:table-cell>
          <table:table-cell office:value-type="float" office:value="5549624" calcext:value-type="float">
            <text:p>5549624</text:p>
          </table:table-cell>
          <table:table-cell office:value-type="float" office:value="6149760" calcext:value-type="float">
            <text:p>6149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5]/[.L185]" office:value-type="float" office:value="6.28560799794725" calcext:value-type="float">
            <text:p>6,2856079979472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3" calcext:value-type="float">
            <text:p>3</text:p>
          </table:table-cell>
          <table:table-cell office:value-type="float" office:value="5169672" calcext:value-type="float">
            <text:p>5169672</text:p>
          </table:table-cell>
          <table:table-cell office:value-type="float" office:value="6537984" calcext:value-type="float">
            <text:p>6537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6]/[.L186]" office:value-type="float" office:value="6.69498625831581" calcext:value-type="float">
            <text:p>6,6949862583158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263381" calcext:value-type="float">
            <text:p>35263381</text:p>
          </table:table-cell>
          <table:table-cell office:value-type="float" office:value="3" calcext:value-type="float">
            <text:p>3</text:p>
          </table:table-cell>
          <table:table-cell office:value-type="float" office:value="5245225" calcext:value-type="float">
            <text:p>5245225</text:p>
          </table:table-cell>
          <table:table-cell office:value-type="float" office:value="6321984" calcext:value-type="float">
            <text:p>6321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7]/[.L187]" office:value-type="float" office:value="6.72294915852037" calcext:value-type="float">
            <text:p>6,7229491585203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48" calcext:value-type="float">
            <text:p>34610848</text:p>
          </table:table-cell>
          <table:table-cell office:value-type="float" office:value="3" calcext:value-type="float">
            <text:p>3</text:p>
          </table:table-cell>
          <table:table-cell office:value-type="float" office:value="6363057" calcext:value-type="float">
            <text:p>6363057</text:p>
          </table:table-cell>
          <table:table-cell office:value-type="float" office:value="6898080" calcext:value-type="float">
            <text:p>6898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8]/[.L188]" office:value-type="float" office:value="5.43934275616264" calcext:value-type="float">
            <text:p>5,4393427561626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787" calcext:value-type="float">
            <text:p>34746787</text:p>
          </table:table-cell>
          <table:table-cell office:value-type="float" office:value="3" calcext:value-type="float">
            <text:p>3</text:p>
          </table:table-cell>
          <table:table-cell office:value-type="float" office:value="6375697" calcext:value-type="float">
            <text:p>6375697</text:p>
          </table:table-cell>
          <table:table-cell office:value-type="float" office:value="6846240" calcext:value-type="float">
            <text:p>6846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9]/[.L189]" office:value-type="float" office:value="5.44988053855131" calcext:value-type="float">
            <text:p>5,4498805385513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018659" calcext:value-type="float">
            <text:p>35018659</text:p>
          </table:table-cell>
          <table:table-cell office:value-type="float" office:value="3" calcext:value-type="float">
            <text:p>3</text:p>
          </table:table-cell>
          <table:table-cell office:value-type="float" office:value="6400977" calcext:value-type="float">
            <text:p>6400977</text:p>
          </table:table-cell>
          <table:table-cell office:value-type="float" office:value="6682080" calcext:value-type="float">
            <text:p>6682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0]/[.L190]" office:value-type="float" office:value="5.47083031231014" calcext:value-type="float">
            <text:p>5,4708303123101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426476" calcext:value-type="float">
            <text:p>35426476</text:p>
          </table:table-cell>
          <table:table-cell office:value-type="float" office:value="3" calcext:value-type="float">
            <text:p>3</text:p>
          </table:table-cell>
          <table:table-cell office:value-type="float" office:value="6438897" calcext:value-type="float">
            <text:p>6438897</text:p>
          </table:table-cell>
          <table:table-cell office:value-type="float" office:value="6206880" calcext:value-type="float">
            <text:p>62068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1]/[.L191]" office:value-type="float" office:value="5.50194792679554" calcext:value-type="float">
            <text:p>5,5019479267955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610883" calcext:value-type="float">
            <text:p>34610883</text:p>
          </table:table-cell>
          <table:table-cell office:value-type="float" office:value="3" calcext:value-type="float">
            <text:p>3</text:p>
          </table:table-cell>
          <table:table-cell office:value-type="float" office:value="5387891" calcext:value-type="float">
            <text:p>5387891</text:p>
          </table:table-cell>
          <table:table-cell office:value-type="float" office:value="6653760" calcext:value-type="float">
            <text:p>665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2]/[.L192]" office:value-type="float" office:value="6.42382761640872" calcext:value-type="float">
            <text:p>6,4238276164087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746817" calcext:value-type="float">
            <text:p>34746817</text:p>
          </table:table-cell>
          <table:table-cell office:value-type="float" office:value="3" calcext:value-type="float">
            <text:p>3</text:p>
          </table:table-cell>
          <table:table-cell office:value-type="float" office:value="5417297" calcext:value-type="float">
            <text:p>5417297</text:p>
          </table:table-cell>
          <table:table-cell office:value-type="float" office:value="6473760" calcext:value-type="float">
            <text:p>6473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3]/[.L193]" office:value-type="float" office:value="6.41405058648252" calcext:value-type="float">
            <text:p>6,4140505864825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4882761" calcext:value-type="float">
            <text:p>34882761</text:p>
          </table:table-cell>
          <table:table-cell office:value-type="float" office:value="3" calcext:value-type="float">
            <text:p>3</text:p>
          </table:table-cell>
          <table:table-cell office:value-type="float" office:value="5440721" calcext:value-type="float">
            <text:p>5440721</text:p>
          </table:table-cell>
          <table:table-cell office:value-type="float" office:value="6639360" calcext:value-type="float">
            <text:p>6639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4]/[.L194]" office:value-type="float" office:value="6.41142249345261" calcext:value-type="float">
            <text:p>6,4114224934526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5290572" calcext:value-type="float">
            <text:p>35290572</text:p>
          </table:table-cell>
          <table:table-cell office:value-type="float" office:value="3" calcext:value-type="float">
            <text:p>3</text:p>
          </table:table-cell>
          <table:table-cell office:value-type="float" office:value="5478641" calcext:value-type="float">
            <text:p>5478641</text:p>
          </table:table-cell>
          <table:table-cell office:value-type="float" office:value="6462240" calcext:value-type="float">
            <text:p>6462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95]/[.L195]" office:value-type="float" office:value="6.44148284218659" calcext:value-type="float">
            <text:p>6,4414828421865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table:formula="of:=AVERAGE([.R144];[.R82];[.R2])" office:value-type="float" office:value="90625" calcext:value-type="float">
            <text:p>90625</text:p>
          </table:table-cell>
          <table:table-cell table:number-columns-repeated="2"/>
        </table:table-row>
      </table:table>
      <table:table table:name="Hvideo_4CoresX86_pareto_set_log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KeypointsMaxUser</text:p>
          </table:table-cell>
          <table:table-cell office:value-type="string" calcext:value-type="string">
            <text:p>image_width</text:p>
          </table:table-cell>
          <table:table-cell office:value-type="string" calcext:value-type="string">
            <text:p>parallelismLevel</text:p>
          </table:table-cell>
          <table:table-cell office:value-type="string" calcext:value-type="string">
            <text:p>AspectRatioDenominator</text:p>
          </table:table-cell>
          <table:table-cell office:value-type="string" calcext:value-type="string">
            <text:p>delayRead</text:p>
          </table:table-cell>
          <table:table-cell office:value-type="string" calcext:value-type="string">
            <text:p>delayDisplay</text:p>
          </table:table-cell>
          <table:table-cell office:value-type="string" calcext:value-type="string">
            <text:p>NumeratorFrequency</text:p>
          </table:table-cell>
          <table:table-cell office:value-type="string" calcext:value-type="string">
            <text:p>imgDouble</text:p>
          </table:table-cell>
          <table:table-cell office:value-type="string" calcext:value-type="string">
            <text:p>Schedulabilit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DurationII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skedCuts</text:p>
          </table:table-cell>
          <table:table-cell office:value-type="string" calcext:value-type="string">
            <text:p>AskedPrecuts</text:p>
          </table:table-cell>
          <table:table-cell/>
          <table:table-cell table:style-name="ce1" office:value-type="string" calcext:value-type="string">
            <text:p>Δpower</text:p>
          </table:table-cell>
          <table:table-cell table:style-name="ce3" office:value-type="string" calcext:value-type="string">
            <text:p>ΔdurationII</text:p>
          </table:table-cell>
          <table:table-cell table:style-name="ce1" office:value-type="string" calcext:value-type="string">
            <text:p>Δenerg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]/[.L2]" office:value-type="float" office:value="0.484224582804376" calcext:value-type="float">
            <text:p>0,484224582804376</text:p>
          </table:table-cell>
          <table:table-cell office:value-type="float" office:value="1" calcext:value-type="float">
            <text:p>1</text:p>
          </table:table-cell>
          <table:table-cell office:value-type="float" office:value="25733012" calcext:value-type="float">
            <text:p>25733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460557" calcext:value-type="float">
            <text:p>124605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J2:.J10])" office:value-type="float" office:value="0.483128266476651" calcext:value-type="float">
            <text:p>0,483128266476651</text:p>
          </table:table-cell>
          <table:table-cell table:style-name="ce2" table:formula="of:=AVERAGE([.R3:.R10])" office:value-type="float" office:value="0.000271278209743417" calcext:value-type="float">
            <text:p>0,000271278209743</text:p>
          </table:table-cell>
          <table:table-cell table:style-name="ce2" table:formula="of:=AVERAGE([.S3:.S10])" office:value-type="float" office:value="116000" calcext:value-type="float">
            <text:p>116000</text:p>
          </table:table-cell>
          <table:table-cell table:style-name="ce2" table:formula="of:=AVERAGE([.T3:.T10])" office:value-type="float" office:value="48937.5" calcext:value-type="float">
            <text:p>48937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]/[.L3]" office:value-type="float" office:value="0.483944802223002" calcext:value-type="float">
            <text:p>0,483944802223002</text:p>
          </table:table-cell>
          <table:table-cell office:value-type="float" office:value="1" calcext:value-type="float">
            <text:p>1</text:p>
          </table:table-cell>
          <table:table-cell office:value-type="float" office:value="25849012" calcext:value-type="float">
            <text:p>25849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509495" calcext:value-type="float">
            <text:p>125094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AVERAGE([.L2:.L10])" office:value-type="float" office:value="26197012" calcext:value-type="float">
            <text:p>2,62E+07</text:p>
          </table:table-cell>
          <table:table-cell table:formula="of:=ABS([.J3]-[.J2])" office:value-type="float" office:value="0.000279780581374178" calcext:value-type="float">
            <text:p>0,000279780581374</text:p>
          </table:table-cell>
          <table:table-cell table:formula="of:=ABS([.L3]-[.L2])" office:value-type="float" office:value="116000" calcext:value-type="float">
            <text:p>116000</text:p>
          </table:table-cell>
          <table:table-cell table:formula="of:=ABS([.N3]-[.N2])" office:value-type="float" office:value="48938" calcext:value-type="float">
            <text:p>48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]/[.L4]" office:value-type="float" office:value="0.48366752150933" calcext:value-type="float">
            <text:p>0,48366752150933</text:p>
          </table:table-cell>
          <table:table-cell office:value-type="float" office:value="1" calcext:value-type="float">
            <text:p>1</text:p>
          </table:table-cell>
          <table:table-cell office:value-type="float" office:value="25965012" calcext:value-type="float">
            <text:p>25965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558433" calcext:value-type="float">
            <text:p>125584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]-[.J3])" office:value-type="float" office:value="0.000277280713672223" calcext:value-type="float">
            <text:p>0,000277280713672</text:p>
          </table:table-cell>
          <table:table-cell table:formula="of:=ABS([.L4]-[.L3])" office:value-type="float" office:value="116000" calcext:value-type="float">
            <text:p>116000</text:p>
          </table:table-cell>
          <table:table-cell table:formula="of:=ABS([.N4]-[.N3])" office:value-type="float" office:value="48938" calcext:value-type="float">
            <text:p>489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]/[.L5]" office:value-type="float" office:value="0.483392630623382" calcext:value-type="float">
            <text:p>0,483392630623382</text:p>
          </table:table-cell>
          <table:table-cell office:value-type="float" office:value="1" calcext:value-type="float">
            <text:p>1</text:p>
          </table:table-cell>
          <table:table-cell office:value-type="float" office:value="26081012" calcext:value-type="float">
            <text:p>26081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607369" calcext:value-type="float">
            <text:p>126073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]-[.J4])" office:value-type="float" office:value="0.000274890885947343" calcext:value-type="float">
            <text:p>0,000274890885947</text:p>
          </table:table-cell>
          <table:table-cell table:formula="of:=ABS([.L5]-[.L4])" office:value-type="float" office:value="116000" calcext:value-type="float">
            <text:p>116000</text:p>
          </table:table-cell>
          <table:table-cell table:formula="of:=ABS([.N5]-[.N4])" office:value-type="float" office:value="48936" calcext:value-type="float">
            <text:p>489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]/[.L6]" office:value-type="float" office:value="0.483120250507959" calcext:value-type="float">
            <text:p>0,483120250507959</text:p>
          </table:table-cell>
          <table:table-cell office:value-type="float" office:value="1" calcext:value-type="float">
            <text:p>1</text:p>
          </table:table-cell>
          <table:table-cell office:value-type="float" office:value="26197012" calcext:value-type="float">
            <text:p>26197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656307" calcext:value-type="float">
            <text:p>126563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]-[.J5])" office:value-type="float" office:value="0.000272380115423521" calcext:value-type="float">
            <text:p>0,000272380115424</text:p>
          </table:table-cell>
          <table:table-cell table:formula="of:=ABS([.L6]-[.L5])" office:value-type="float" office:value="116000" calcext:value-type="float">
            <text:p>116000</text:p>
          </table:table-cell>
          <table:table-cell table:formula="of:=ABS([.N6]-[.N5])" office:value-type="float" office:value="48938" calcext:value-type="float">
            <text:p>489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]/[.L7]" office:value-type="float" office:value="0.482850271949103" calcext:value-type="float">
            <text:p>0,482850271949103</text:p>
          </table:table-cell>
          <table:table-cell office:value-type="float" office:value="1" calcext:value-type="float">
            <text:p>1</text:p>
          </table:table-cell>
          <table:table-cell office:value-type="float" office:value="26313012" calcext:value-type="float">
            <text:p>26313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705245" calcext:value-type="float">
            <text:p>127052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]-[.J6])" office:value-type="float" office:value="0.000269978558856132" calcext:value-type="float">
            <text:p>0,000269978558856</text:p>
          </table:table-cell>
          <table:table-cell table:formula="of:=ABS([.L7]-[.L6])" office:value-type="float" office:value="116000" calcext:value-type="float">
            <text:p>116000</text:p>
          </table:table-cell>
          <table:table-cell table:formula="of:=ABS([.N7]-[.N6])" office:value-type="float" office:value="48938" calcext:value-type="float">
            <text:p>48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]/[.L8]" office:value-type="float" office:value="0.482582663324683" calcext:value-type="float">
            <text:p>0,482582663324683</text:p>
          </table:table-cell>
          <table:table-cell office:value-type="float" office:value="1" calcext:value-type="float">
            <text:p>1</text:p>
          </table:table-cell>
          <table:table-cell office:value-type="float" office:value="26429012" calcext:value-type="float">
            <text:p>26429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754183" calcext:value-type="float">
            <text:p>1275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]-[.J7])" office:value-type="float" office:value="0.000267608624419824" calcext:value-type="float">
            <text:p>0,00026760862442</text:p>
          </table:table-cell>
          <table:table-cell table:formula="of:=ABS([.L8]-[.L7])" office:value-type="float" office:value="116000" calcext:value-type="float">
            <text:p>116000</text:p>
          </table:table-cell>
          <table:table-cell table:formula="of:=ABS([.N8]-[.N7])" office:value-type="float" office:value="48938" calcext:value-type="float">
            <text:p>48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]/[.L9]" office:value-type="float" office:value="0.482317318221593" calcext:value-type="float">
            <text:p>0,482317318221593</text:p>
          </table:table-cell>
          <table:table-cell office:value-type="float" office:value="1" calcext:value-type="float">
            <text:p>1</text:p>
          </table:table-cell>
          <table:table-cell office:value-type="float" office:value="26545012" calcext:value-type="float">
            <text:p>26545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803119" calcext:value-type="float">
            <text:p>12803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]-[.J8])" office:value-type="float" office:value="0.000265345103089953" calcext:value-type="float">
            <text:p>0,00026534510309</text:p>
          </table:table-cell>
          <table:table-cell table:formula="of:=ABS([.L9]-[.L8])" office:value-type="float" office:value="116000" calcext:value-type="float">
            <text:p>116000</text:p>
          </table:table-cell>
          <table:table-cell table:formula="of:=ABS([.N9]-[.N8])" office:value-type="float" office:value="48936" calcext:value-type="float">
            <text:p>48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]/[.L10]" office:value-type="float" office:value="0.482054357126429" calcext:value-type="float">
            <text:p>0,482054357126429</text:p>
          </table:table-cell>
          <table:table-cell office:value-type="float" office:value="1" calcext:value-type="float">
            <text:p>1</text:p>
          </table:table-cell>
          <table:table-cell office:value-type="float" office:value="26661012" calcext:value-type="float">
            <text:p>26661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852057" calcext:value-type="float">
            <text:p>12852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]-[.J9])" office:value-type="float" office:value="0.00026296109516416" calcext:value-type="float">
            <text:p>0,000262961095164</text:p>
          </table:table-cell>
          <table:table-cell table:formula="of:=ABS([.L10]-[.L9])" office:value-type="float" office:value="116000" calcext:value-type="float">
            <text:p>116000</text:p>
          </table:table-cell>
          <table:table-cell table:formula="of:=ABS([.N10]-[.N9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]/[.L11]" office:value-type="float" office:value="0.494144745657897" calcext:value-type="float">
            <text:p>0,494144745657897</text:p>
          </table:table-cell>
          <table:table-cell office:value-type="float" office:value="2" calcext:value-type="float">
            <text:p>2</text:p>
          </table:table-cell>
          <table:table-cell office:value-type="float" office:value="25216411" calcext:value-type="float">
            <text:p>25216411</text:p>
          </table:table-cell>
          <table:table-cell office:value-type="float" office:value="6033696" calcext:value-type="float">
            <text:p>6033696</text:p>
          </table:table-cell>
          <table:table-cell office:value-type="float" office:value="12460557" calcext:value-type="float">
            <text:p>124605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2:.R19])" office:value-type="float" office:value="0.00166084525885237" calcext:value-type="float">
            <text:p>0,001660845258852</text:p>
          </table:table-cell>
          <table:table-cell table:style-name="ce2" table:formula="of:=AVERAGE([.S12:.S19])" office:value-type="float" office:value="183117.125" calcext:value-type="float">
            <text:p>183117,125</text:p>
          </table:table-cell>
          <table:table-cell table:style-name="ce2" table:formula="of:=AVERAGE([.T12:.T19])" office:value-type="float" office:value="61172" calcext:value-type="float">
            <text:p>61172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]/[.L12]" office:value-type="float" office:value="0.493813833985245" calcext:value-type="float">
            <text:p>0,493813833985245</text:p>
          </table:table-cell>
          <table:table-cell office:value-type="float" office:value="2" calcext:value-type="float">
            <text:p>2</text:p>
          </table:table-cell>
          <table:table-cell office:value-type="float" office:value="25332411" calcext:value-type="float">
            <text:p>25332411</text:p>
          </table:table-cell>
          <table:table-cell office:value-type="float" office:value="6033696" calcext:value-type="float">
            <text:p>6033696</text:p>
          </table:table-cell>
          <table:table-cell office:value-type="float" office:value="12509495" calcext:value-type="float">
            <text:p>12509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]-[.J11])" office:value-type="float" office:value="0.000330911672651979" calcext:value-type="float">
            <text:p>0,000330911672652</text:p>
          </table:table-cell>
          <table:table-cell table:formula="of:=ABS([.L12]-[.L11])" office:value-type="float" office:value="116000" calcext:value-type="float">
            <text:p>116000</text:p>
          </table:table-cell>
          <table:table-cell table:formula="of:=ABS([.N12]-[.N11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]/[.L13]" office:value-type="float" office:value="0.491834064341335" calcext:value-type="float">
            <text:p>0,491834064341335</text:p>
          </table:table-cell>
          <table:table-cell office:value-type="float" office:value="2" calcext:value-type="float">
            <text:p>2</text:p>
          </table:table-cell>
          <table:table-cell office:value-type="float" office:value="25334880" calcext:value-type="float">
            <text:p>25334880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460557" calcext:value-type="float">
            <text:p>124605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]-[.J12])" office:value-type="float" office:value="0.00197976964391022" calcext:value-type="float">
            <text:p>0,00197976964391</text:p>
          </table:table-cell>
          <table:table-cell table:formula="of:=ABS([.L13]-[.L12])" office:value-type="float" office:value="2469" calcext:value-type="float">
            <text:p>2469</text:p>
          </table:table-cell>
          <table:table-cell table:formula="of:=ABS([.N13]-[.N12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]/[.L14]" office:value-type="float" office:value="0.491752242938717" calcext:value-type="float">
            <text:p>0,491752242938717</text:p>
          </table:table-cell>
          <table:table-cell office:value-type="float" office:value="2" calcext:value-type="float">
            <text:p>2</text:p>
          </table:table-cell>
          <table:table-cell office:value-type="float" office:value="25438613" calcext:value-type="float">
            <text:p>25438613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509495" calcext:value-type="float">
            <text:p>12509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]-[.J13])" office:value-type="float" office:value="0.000081821402618143" calcext:value-type="float">
            <text:p>8,1821402618143E-05</text:p>
          </table:table-cell>
          <table:table-cell table:formula="of:=ABS([.L14]-[.L13])" office:value-type="float" office:value="103733" calcext:value-type="float">
            <text:p>103733</text:p>
          </table:table-cell>
          <table:table-cell table:formula="of:=ABS([.N14]-[.N13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]/[.L15]" office:value-type="float" office:value="0.491671086124978" calcext:value-type="float">
            <text:p>0,491671086124978</text:p>
          </table:table-cell>
          <table:table-cell office:value-type="float" office:value="2" calcext:value-type="float">
            <text:p>2</text:p>
          </table:table-cell>
          <table:table-cell office:value-type="float" office:value="25542346" calcext:value-type="float">
            <text:p>25542346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558433" calcext:value-type="float">
            <text:p>125584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]-[.J14])" office:value-type="float" office:value="0.0000811568137383256" calcext:value-type="float">
            <text:p>8,11568137383256E-05</text:p>
          </table:table-cell>
          <table:table-cell table:formula="of:=ABS([.L15]-[.L14])" office:value-type="float" office:value="103733" calcext:value-type="float">
            <text:p>103733</text:p>
          </table:table-cell>
          <table:table-cell table:formula="of:=ABS([.N15]-[.N14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]/[.L16]" office:value-type="float" office:value="0.491590488682871" calcext:value-type="float">
            <text:p>0,491590488682871</text:p>
          </table:table-cell>
          <table:table-cell office:value-type="float" office:value="2" calcext:value-type="float">
            <text:p>2</text:p>
          </table:table-cell>
          <table:table-cell office:value-type="float" office:value="25646080" calcext:value-type="float">
            <text:p>25646080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12607369" calcext:value-type="float">
            <text:p>126073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]-[.J15])" office:value-type="float" office:value="0.0000805974421076994" calcext:value-type="float">
            <text:p>8,05974421076994E-05</text:p>
          </table:table-cell>
          <table:table-cell table:formula="of:=ABS([.L16]-[.L15])" office:value-type="float" office:value="103734" calcext:value-type="float">
            <text:p>103734</text:p>
          </table:table-cell>
          <table:table-cell table:formula="of:=ABS([.N16]-[.N15])" office:value-type="float" office:value="48936" calcext:value-type="float">
            <text:p>489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]/[.L17]" office:value-type="float" office:value="0.502071779516693" calcext:value-type="float">
            <text:p>0,502071779516693</text:p>
          </table:table-cell>
          <table:table-cell office:value-type="float" office:value="3" calcext:value-type="float">
            <text:p>3</text:p>
          </table:table-cell>
          <table:table-cell office:value-type="float" office:value="24818278" calcext:value-type="float">
            <text:p>24818278</text:p>
          </table:table-cell>
          <table:table-cell office:value-type="float" office:value="6033696" calcext:value-type="float">
            <text:p>6033696</text:p>
          </table:table-cell>
          <table:table-cell office:value-type="float" office:value="12460557" calcext:value-type="float">
            <text:p>124605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]-[.J16])" office:value-type="float" office:value="0.0104812908338225" calcext:value-type="float">
            <text:p>0,010481290833823</text:p>
          </table:table-cell>
          <table:table-cell table:formula="of:=ABS([.L17]-[.L16])" office:value-type="float" office:value="827802" calcext:value-type="float">
            <text:p>827802</text:p>
          </table:table-cell>
          <table:table-cell table:formula="of:=ABS([.N17]-[.N16])" office:value-type="float" office:value="146812" calcext:value-type="float">
            <text:p>146812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]/[.L18]" office:value-type="float" office:value="0.501945649570574" calcext:value-type="float">
            <text:p>0,501945649570574</text:p>
          </table:table-cell>
          <table:table-cell office:value-type="float" office:value="3" calcext:value-type="float">
            <text:p>3</text:p>
          </table:table-cell>
          <table:table-cell office:value-type="float" office:value="24922011" calcext:value-type="float">
            <text:p>24922011</text:p>
          </table:table-cell>
          <table:table-cell office:value-type="float" office:value="6033696" calcext:value-type="float">
            <text:p>6033696</text:p>
          </table:table-cell>
          <table:table-cell office:value-type="float" office:value="12509495" calcext:value-type="float">
            <text:p>125094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]-[.J17])" office:value-type="float" office:value="0.000126129946118936" calcext:value-type="float">
            <text:p>0,000126129946119</text:p>
          </table:table-cell>
          <table:table-cell table:formula="of:=ABS([.L18]-[.L17])" office:value-type="float" office:value="103733" calcext:value-type="float">
            <text:p>103733</text:p>
          </table:table-cell>
          <table:table-cell table:formula="of:=ABS([.N18]-[.N17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]/[.L19]" office:value-type="float" office:value="0.501820565254723" calcext:value-type="float">
            <text:p>0,501820565254723</text:p>
          </table:table-cell>
          <table:table-cell office:value-type="float" office:value="3" calcext:value-type="float">
            <text:p>3</text:p>
          </table:table-cell>
          <table:table-cell office:value-type="float" office:value="25025744" calcext:value-type="float">
            <text:p>25025744</text:p>
          </table:table-cell>
          <table:table-cell office:value-type="float" office:value="6033696" calcext:value-type="float">
            <text:p>6033696</text:p>
          </table:table-cell>
          <table:table-cell office:value-type="float" office:value="12558433" calcext:value-type="float">
            <text:p>125584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]-[.J18])" office:value-type="float" office:value="0.000125084315851121" calcext:value-type="float">
            <text:p>0,000125084315851</text:p>
          </table:table-cell>
          <table:table-cell table:formula="of:=ABS([.L19]-[.L18])" office:value-type="float" office:value="103733" calcext:value-type="float">
            <text:p>103733</text:p>
          </table:table-cell>
          <table:table-cell table:formula="of:=ABS([.N19]-[.N18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0]/[.L20]" office:value-type="float" office:value="0.501696414067972" calcext:value-type="float">
            <text:p>0,501696414067972</text:p>
          </table:table-cell>
          <table:table-cell office:value-type="float" office:value="3" calcext:value-type="float">
            <text:p>3</text:p>
          </table:table-cell>
          <table:table-cell office:value-type="float" office:value="25129478" calcext:value-type="float">
            <text:p>25129478</text:p>
          </table:table-cell>
          <table:table-cell office:value-type="float" office:value="6278496" calcext:value-type="float">
            <text:p>6278496</text:p>
          </table:table-cell>
          <table:table-cell office:value-type="float" office:value="12607369" calcext:value-type="float">
            <text:p>126073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21:.R28])" office:value-type="float" office:value="0.0813217938292314" calcext:value-type="float">
            <text:p>0,081321793829231</text:p>
          </table:table-cell>
          <table:table-cell table:style-name="ce2" table:formula="of:=AVERAGE([.S21:.S28])" office:value-type="float" office:value="804839.125" calcext:value-type="float">
            <text:p>804839,125</text:p>
          </table:table-cell>
          <table:table-cell table:style-name="ce2" table:formula="of:=AVERAGE([.T21:.T28])" office:value-type="float" office:value="1269119.75" calcext:value-type="float">
            <text:p>1269119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1]/[.L21]" office:value-type="float" office:value="1.14775112546707" calcext:value-type="float">
            <text:p>1,14775112546707</text:p>
          </table:table-cell>
          <table:table-cell office:value-type="float" office:value="1" calcext:value-type="float">
            <text:p>1</text:p>
          </table:table-cell>
          <table:table-cell office:value-type="float" office:value="19299765" calcext:value-type="float">
            <text:p>19299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151327" calcext:value-type="float">
            <text:p>22151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1]-[.J20])" office:value-type="float" office:value="0.6460547113991" calcext:value-type="float">
            <text:p>0,6460547113991</text:p>
          </table:table-cell>
          <table:table-cell table:formula="of:=ABS([.L21]-[.L20])" office:value-type="float" office:value="5829713" calcext:value-type="float">
            <text:p>5829713</text:p>
          </table:table-cell>
          <table:table-cell table:formula="of:=ABS([.N21]-[.N20])" office:value-type="float" office:value="9543958" calcext:value-type="float">
            <text:p>95439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2]/[.L22]" office:value-type="float" office:value="1.14708807787168" calcext:value-type="float">
            <text:p>1,14708807787168</text:p>
          </table:table-cell>
          <table:table-cell office:value-type="float" office:value="1" calcext:value-type="float">
            <text:p>1</text:p>
          </table:table-cell>
          <table:table-cell office:value-type="float" office:value="19386765" calcext:value-type="float">
            <text:p>19386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238327" calcext:value-type="float">
            <text:p>22238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2]-[.J21])" office:value-type="float" office:value="0.00066304759538971" calcext:value-type="float">
            <text:p>0,00066304759539</text:p>
          </table:table-cell>
          <table:table-cell table:formula="of:=ABS([.L22]-[.L21])" office:value-type="float" office:value="87000" calcext:value-type="float">
            <text:p>87000</text:p>
          </table:table-cell>
          <table:table-cell table:formula="of:=ABS([.N22]-[.N21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3]/[.L23]" office:value-type="float" office:value="1.14643095467158" calcext:value-type="float">
            <text:p>1,14643095467158</text:p>
          </table:table-cell>
          <table:table-cell office:value-type="float" office:value="1" calcext:value-type="float">
            <text:p>1</text:p>
          </table:table-cell>
          <table:table-cell office:value-type="float" office:value="19473765" calcext:value-type="float">
            <text:p>19473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325327" calcext:value-type="float">
            <text:p>22325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3]-[.J22])" office:value-type="float" office:value="0.00065712320010225" calcext:value-type="float">
            <text:p>0,000657123200102</text:p>
          </table:table-cell>
          <table:table-cell table:formula="of:=ABS([.L23]-[.L22])" office:value-type="float" office:value="87000" calcext:value-type="float">
            <text:p>87000</text:p>
          </table:table-cell>
          <table:table-cell table:formula="of:=ABS([.N23]-[.N22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4]/[.L24]" office:value-type="float" office:value="1.14577967681734" calcext:value-type="float">
            <text:p>1,14577967681734</text:p>
          </table:table-cell>
          <table:table-cell office:value-type="float" office:value="1" calcext:value-type="float">
            <text:p>1</text:p>
          </table:table-cell>
          <table:table-cell office:value-type="float" office:value="19560765" calcext:value-type="float">
            <text:p>19560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412327" calcext:value-type="float">
            <text:p>22412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4]-[.J23])" office:value-type="float" office:value="0.000651277854236465" calcext:value-type="float">
            <text:p>0,000651277854236</text:p>
          </table:table-cell>
          <table:table-cell table:formula="of:=ABS([.L24]-[.L23])" office:value-type="float" office:value="87000" calcext:value-type="float">
            <text:p>87000</text:p>
          </table:table-cell>
          <table:table-cell table:formula="of:=ABS([.N24]-[.N23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5]/[.L25]" office:value-type="float" office:value="1.14513416665967" calcext:value-type="float">
            <text:p>1,14513416665967</text:p>
          </table:table-cell>
          <table:table-cell office:value-type="float" office:value="1" calcext:value-type="float">
            <text:p>1</text:p>
          </table:table-cell>
          <table:table-cell office:value-type="float" office:value="19647765" calcext:value-type="float">
            <text:p>19647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499327" calcext:value-type="float">
            <text:p>22499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5]-[.J24])" office:value-type="float" office:value="0.000645510157675" calcext:value-type="float">
            <text:p>0,000645510157675</text:p>
          </table:table-cell>
          <table:table-cell table:formula="of:=ABS([.L25]-[.L24])" office:value-type="float" office:value="87000" calcext:value-type="float">
            <text:p>87000</text:p>
          </table:table-cell>
          <table:table-cell table:formula="of:=ABS([.N25]-[.N24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6]/[.L26]" office:value-type="float" office:value="1.14449434791851" calcext:value-type="float">
            <text:p>1,14449434791851</text:p>
          </table:table-cell>
          <table:table-cell office:value-type="float" office:value="1" calcext:value-type="float">
            <text:p>1</text:p>
          </table:table-cell>
          <table:table-cell office:value-type="float" office:value="19734765" calcext:value-type="float">
            <text:p>19734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586327" calcext:value-type="float">
            <text:p>22586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6]-[.J25])" office:value-type="float" office:value="0.000639818741160036" calcext:value-type="float">
            <text:p>0,00063981874116</text:p>
          </table:table-cell>
          <table:table-cell table:formula="of:=ABS([.L26]-[.L25])" office:value-type="float" office:value="87000" calcext:value-type="float">
            <text:p>87000</text:p>
          </table:table-cell>
          <table:table-cell table:formula="of:=ABS([.N26]-[.N25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7]/[.L27]" office:value-type="float" office:value="1.14386014565302" calcext:value-type="float">
            <text:p>1,14386014565302</text:p>
          </table:table-cell>
          <table:table-cell office:value-type="float" office:value="1" calcext:value-type="float">
            <text:p>1</text:p>
          </table:table-cell>
          <table:table-cell office:value-type="float" office:value="19821765" calcext:value-type="float">
            <text:p>19821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673327" calcext:value-type="float">
            <text:p>22673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7]-[.J26])" office:value-type="float" office:value="0.000634202265485051" calcext:value-type="float">
            <text:p>0,000634202265485</text:p>
          </table:table-cell>
          <table:table-cell table:formula="of:=ABS([.L27]-[.L26])" office:value-type="float" office:value="87000" calcext:value-type="float">
            <text:p>87000</text:p>
          </table:table-cell>
          <table:table-cell table:formula="of:=ABS([.N27]-[.N26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8]/[.L28]" office:value-type="float" office:value="1.14323148623232" calcext:value-type="float">
            <text:p>1,14323148623232</text:p>
          </table:table-cell>
          <table:table-cell office:value-type="float" office:value="1" calcext:value-type="float">
            <text:p>1</text:p>
          </table:table-cell>
          <table:table-cell office:value-type="float" office:value="19908765" calcext:value-type="float">
            <text:p>19908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760327" calcext:value-type="float">
            <text:p>22760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28]-[.J27])" office:value-type="float" office:value="0.000628659420703004" calcext:value-type="float">
            <text:p>0,000628659420703</text:p>
          </table:table-cell>
          <table:table-cell table:formula="of:=ABS([.L28]-[.L27])" office:value-type="float" office:value="87000" calcext:value-type="float">
            <text:p>87000</text:p>
          </table:table-cell>
          <table:table-cell table:formula="of:=ABS([.N28]-[.N27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29]/[.L29]" office:value-type="float" office:value="1.14260829730695" calcext:value-type="float">
            <text:p>1,14260829730695</text:p>
          </table:table-cell>
          <table:table-cell office:value-type="float" office:value="1" calcext:value-type="float">
            <text:p>1</text:p>
          </table:table-cell>
          <table:table-cell office:value-type="float" office:value="19995765" calcext:value-type="float">
            <text:p>19995765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847327" calcext:value-type="float">
            <text:p>22847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30:.R37])" office:value-type="float" office:value="0.138007381138492" calcext:value-type="float">
            <text:p>0,138007381138492</text:p>
          </table:table-cell>
          <table:table-cell table:style-name="ce2" table:formula="of:=AVERAGE([.S30:.S37])" office:value-type="float" office:value="653944.125" calcext:value-type="float">
            <text:p>653944,125</text:p>
          </table:table-cell>
          <table:table-cell table:style-name="ce2" table:formula="of:=AVERAGE([.T30:.T37])" office:value-type="float" office:value="1695418.875" calcext:value-type="float">
            <text:p>1695418,87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0]/[.L30]" office:value-type="float" office:value="1.16578777323455" calcext:value-type="float">
            <text:p>1,16578777323455</text:p>
          </table:table-cell>
          <table:table-cell office:value-type="float" office:value="2" calcext:value-type="float">
            <text:p>2</text:p>
          </table:table-cell>
          <table:table-cell office:value-type="float" office:value="19001166" calcext:value-type="float">
            <text:p>19001166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151327" calcext:value-type="float">
            <text:p>22151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0]-[.J29])" office:value-type="float" office:value="0.0231794759275932" calcext:value-type="float">
            <text:p>0,023179475927593</text:p>
          </table:table-cell>
          <table:table-cell table:formula="of:=ABS([.L30]-[.L29])" office:value-type="float" office:value="994599" calcext:value-type="float">
            <text:p>994599</text:p>
          </table:table-cell>
          <table:table-cell table:formula="of:=ABS([.N30]-[.N29])" office:value-type="float" office:value="696000" calcext:value-type="float">
            <text:p>696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1]/[.L31]" office:value-type="float" office:value="1.16559393208206" calcext:value-type="float">
            <text:p>1,16559393208206</text:p>
          </table:table-cell>
          <table:table-cell office:value-type="float" office:value="2" calcext:value-type="float">
            <text:p>2</text:p>
          </table:table-cell>
          <table:table-cell office:value-type="float" office:value="19078966" calcext:value-type="float">
            <text:p>19078966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238327" calcext:value-type="float">
            <text:p>22238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1]-[.J30])" office:value-type="float" office:value="0.00019384115248422" calcext:value-type="float">
            <text:p>0,000193841152484</text:p>
          </table:table-cell>
          <table:table-cell table:formula="of:=ABS([.L31]-[.L30])" office:value-type="float" office:value="77800" calcext:value-type="float">
            <text:p>77800</text:p>
          </table:table-cell>
          <table:table-cell table:formula="of:=ABS([.N31]-[.N30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2]/[.L32]" office:value-type="float" office:value="1.16540166539592" calcext:value-type="float">
            <text:p>1,16540166539592</text:p>
          </table:table-cell>
          <table:table-cell office:value-type="float" office:value="2" calcext:value-type="float">
            <text:p>2</text:p>
          </table:table-cell>
          <table:table-cell office:value-type="float" office:value="19156766" calcext:value-type="float">
            <text:p>19156766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325327" calcext:value-type="float">
            <text:p>22325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2]-[.J31])" office:value-type="float" office:value="0.000192266686140252" calcext:value-type="float">
            <text:p>0,00019226668614</text:p>
          </table:table-cell>
          <table:table-cell table:formula="of:=ABS([.L32]-[.L31])" office:value-type="float" office:value="77800" calcext:value-type="float">
            <text:p>77800</text:p>
          </table:table-cell>
          <table:table-cell table:formula="of:=ABS([.N32]-[.N31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3]/[.L33]" office:value-type="float" office:value="1.16521095407092" calcext:value-type="float">
            <text:p>1,16521095407092</text:p>
          </table:table-cell>
          <table:table-cell office:value-type="float" office:value="2" calcext:value-type="float">
            <text:p>2</text:p>
          </table:table-cell>
          <table:table-cell office:value-type="float" office:value="19234566" calcext:value-type="float">
            <text:p>19234566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22412327" calcext:value-type="float">
            <text:p>22412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3]-[.J32])" office:value-type="float" office:value="0.000190711325007475" calcext:value-type="float">
            <text:p>0,000190711325007</text:p>
          </table:table-cell>
          <table:table-cell table:formula="of:=ABS([.L33]-[.L32])" office:value-type="float" office:value="77800" calcext:value-type="float">
            <text:p>77800</text:p>
          </table:table-cell>
          <table:table-cell table:formula="of:=ABS([.N33]-[.N32])"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4]/[.L34]" office:value-type="float" office:value="2.24166369383254" calcext:value-type="float">
            <text:p>2,24166369383254</text:p>
          </table:table-cell>
          <table:table-cell office:value-type="float" office:value="1" calcext:value-type="float">
            <text:p>1</text:p>
          </table:table-cell>
          <table:table-cell office:value-type="float" office:value="15439812" calcext:value-type="float">
            <text:p>154398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4610866" calcext:value-type="float">
            <text:p>346108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4]-[.J33])" office:value-type="float" office:value="1.07645273976163" calcext:value-type="float">
            <text:p>1,07645273976163</text:p>
          </table:table-cell>
          <table:table-cell table:formula="of:=ABS([.L34]-[.L33])" office:value-type="float" office:value="3794754" calcext:value-type="float">
            <text:p>3794754</text:p>
          </table:table-cell>
          <table:table-cell table:formula="of:=ABS([.N34]-[.N33])" office:value-type="float" office:value="12198539" calcext:value-type="float">
            <text:p>121985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5]/[.L35]" office:value-type="float" office:value="2.24036888052236" calcext:value-type="float">
            <text:p>2,24036888052236</text:p>
          </table:table-cell>
          <table:table-cell office:value-type="float" office:value="1" calcext:value-type="float">
            <text:p>1</text:p>
          </table:table-cell>
          <table:table-cell office:value-type="float" office:value="15509412" calcext:value-type="float">
            <text:p>155094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4746804" calcext:value-type="float">
            <text:p>34746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5]-[.J34])" office:value-type="float" office:value="0.00129481331018511" calcext:value-type="float">
            <text:p>0,001294813310185</text:p>
          </table:table-cell>
          <table:table-cell table:formula="of:=ABS([.L35]-[.L34])" office:value-type="float" office:value="69600" calcext:value-type="float">
            <text:p>69600</text:p>
          </table:table-cell>
          <table:table-cell table:formula="of:=ABS([.N35]-[.N34])" office:value-type="float" office:value="135938" calcext:value-type="float">
            <text:p>135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6]/[.L36]" office:value-type="float" office:value="2.23908563649608" calcext:value-type="float">
            <text:p>2,23908563649608</text:p>
          </table:table-cell>
          <table:table-cell office:value-type="float" office:value="1" calcext:value-type="float">
            <text:p>1</text:p>
          </table:table-cell>
          <table:table-cell office:value-type="float" office:value="15579012" calcext:value-type="float">
            <text:p>15579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4882742" calcext:value-type="float">
            <text:p>34882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6]-[.J35])" office:value-type="float" office:value="0.00128324402628088" calcext:value-type="float">
            <text:p>0,001283244026281</text:p>
          </table:table-cell>
          <table:table-cell table:formula="of:=ABS([.L36]-[.L35])" office:value-type="float" office:value="69600" calcext:value-type="float">
            <text:p>69600</text:p>
          </table:table-cell>
          <table:table-cell table:formula="of:=ABS([.N36]-[.N35])" office:value-type="float" office:value="135938" calcext:value-type="float">
            <text:p>1359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7]/[.L37]" office:value-type="float" office:value="2.23781367957746" calcext:value-type="float">
            <text:p>2,23781367957746</text:p>
          </table:table-cell>
          <table:table-cell office:value-type="float" office:value="1" calcext:value-type="float">
            <text:p>1</text:p>
          </table:table-cell>
          <table:table-cell office:value-type="float" office:value="15648612" calcext:value-type="float">
            <text:p>156486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018678" calcext:value-type="float">
            <text:p>350186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7]-[.J36])" office:value-type="float" office:value="0.00127195691861548" calcext:value-type="float">
            <text:p>0,001271956918615</text:p>
          </table:table-cell>
          <table:table-cell table:formula="of:=ABS([.L37]-[.L36])" office:value-type="float" office:value="69600" calcext:value-type="float">
            <text:p>69600</text:p>
          </table:table-cell>
          <table:table-cell table:formula="of:=ABS([.N37]-[.N36])" office:value-type="float" office:value="135936" calcext:value-type="float">
            <text:p>1359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8]/[.L38]" office:value-type="float" office:value="2.23655311431097" calcext:value-type="float">
            <text:p>2,23655311431097</text:p>
          </table:table-cell>
          <table:table-cell office:value-type="float" office:value="1" calcext:value-type="float">
            <text:p>1</text:p>
          </table:table-cell>
          <table:table-cell office:value-type="float" office:value="15718212" calcext:value-type="float">
            <text:p>157182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154616" calcext:value-type="float">
            <text:p>351546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39:.R46])" office:value-type="float" office:value="0.166833908850995" calcext:value-type="float">
            <text:p>0,166833908850995</text:p>
          </table:table-cell>
          <table:table-cell table:style-name="ce2" table:formula="of:=AVERAGE([.S39:.S46])" office:value-type="float" office:value="335257.5" calcext:value-type="float">
            <text:p>335257,5</text:p>
          </table:table-cell>
          <table:table-cell table:style-name="ce2" table:formula="of:=AVERAGE([.T39:.T46])" office:value-type="float" office:value="2991047.375" calcext:value-type="float">
            <text:p>2991047,3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39]/[.L39]" office:value-type="float" office:value="2.23530366335753" calcext:value-type="float">
            <text:p>2,23530366335753</text:p>
          </table:table-cell>
          <table:table-cell office:value-type="float" office:value="1" calcext:value-type="float">
            <text:p>1</text:p>
          </table:table-cell>
          <table:table-cell office:value-type="float" office:value="15787812" calcext:value-type="float">
            <text:p>157878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290554" calcext:value-type="float">
            <text:p>352905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39]-[.J38])" office:value-type="float" office:value="0.00124945095343465" calcext:value-type="float">
            <text:p>0,001249450953435</text:p>
          </table:table-cell>
          <table:table-cell table:formula="of:=ABS([.L39]-[.L38])" office:value-type="float" office:value="69600" calcext:value-type="float">
            <text:p>69600</text:p>
          </table:table-cell>
          <table:table-cell table:formula="of:=ABS([.N39]-[.N38])" office:value-type="float" office:value="135938" calcext:value-type="float">
            <text:p>1359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0]/[.L40]" office:value-type="float" office:value="2.23406518037117" calcext:value-type="float">
            <text:p>2,23406518037117</text:p>
          </table:table-cell>
          <table:table-cell office:value-type="float" office:value="1" calcext:value-type="float">
            <text:p>1</text:p>
          </table:table-cell>
          <table:table-cell office:value-type="float" office:value="15857412" calcext:value-type="float">
            <text:p>158574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426492" calcext:value-type="float">
            <text:p>35426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0]-[.J39])" office:value-type="float" office:value="0.00123848298635876" calcext:value-type="float">
            <text:p>0,001238482986359</text:p>
          </table:table-cell>
          <table:table-cell table:formula="of:=ABS([.L40]-[.L39])" office:value-type="float" office:value="69600" calcext:value-type="float">
            <text:p>69600</text:p>
          </table:table-cell>
          <table:table-cell table:formula="of:=ABS([.N40]-[.N39])" office:value-type="float" office:value="135938" calcext:value-type="float">
            <text:p>1359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1]/[.L41]" office:value-type="float" office:value="2.23283739599116" calcext:value-type="float">
            <text:p>2,23283739599116</text:p>
          </table:table-cell>
          <table:table-cell office:value-type="float" office:value="1" calcext:value-type="float">
            <text:p>1</text:p>
          </table:table-cell>
          <table:table-cell office:value-type="float" office:value="15927012" calcext:value-type="float">
            <text:p>159270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562428" calcext:value-type="float">
            <text:p>355624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1]-[.J40])" office:value-type="float" office:value="0.00122778438001037" calcext:value-type="float">
            <text:p>0,00122778438001</text:p>
          </table:table-cell>
          <table:table-cell table:formula="of:=ABS([.L41]-[.L40])" office:value-type="float" office:value="69600" calcext:value-type="float">
            <text:p>69600</text:p>
          </table:table-cell>
          <table:table-cell table:formula="of:=ABS([.N41]-[.N40])" office:value-type="float" office:value="135936" calcext:value-type="float">
            <text:p>135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2]/[.L42]" office:value-type="float" office:value="2.23162042062407" calcext:value-type="float">
            <text:p>2,23162042062407</text:p>
          </table:table-cell>
          <table:table-cell office:value-type="float" office:value="1" calcext:value-type="float">
            <text:p>1</text:p>
          </table:table-cell>
          <table:table-cell office:value-type="float" office:value="15996612" calcext:value-type="float">
            <text:p>15996612</text:p>
          </table:table-cell>
          <table:table-cell office:value-type="float" office:value="5875296" calcext:value-type="float">
            <text:p>5875296</text:p>
          </table:table-cell>
          <table:table-cell office:value-type="float" office:value="35698366" calcext:value-type="float">
            <text:p>356983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2]-[.J41])" office:value-type="float" office:value="0.00121697536709542" calcext:value-type="float">
            <text:p>0,001216975367095</text:p>
          </table:table-cell>
          <table:table-cell table:formula="of:=ABS([.L42]-[.L41])" office:value-type="float" office:value="69600" calcext:value-type="float">
            <text:p>69600</text:p>
          </table:table-cell>
          <table:table-cell table:formula="of:=ABS([.N42]-[.N41])" office:value-type="float" office:value="135938" calcext:value-type="float">
            <text:p>13593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3]/[.L43]" office:value-type="float" office:value="0.903858507558999" calcext:value-type="float">
            <text:p>0,903858507558999</text:p>
          </table:table-cell>
          <table:table-cell office:value-type="float" office:value="1" calcext:value-type="float">
            <text:p>1</text:p>
          </table:table-cell>
          <table:table-cell office:value-type="float" office:value="13785952" calcext:value-type="float">
            <text:p>13785952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460550" calcext:value-type="float">
            <text:p>12460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3]-[.J42])" office:value-type="float" office:value="1.32776191306507" calcext:value-type="float">
            <text:p>1,32776191306507</text:p>
          </table:table-cell>
          <table:table-cell table:formula="of:=ABS([.L43]-[.L42])" office:value-type="float" office:value="2210660" calcext:value-type="float">
            <text:p>2210660</text:p>
          </table:table-cell>
          <table:table-cell table:formula="of:=ABS([.N43]-[.N42])" office:value-type="float" office:value="23237816" calcext:value-type="float">
            <text:p>23237816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4]/[.L44]" office:value-type="float" office:value="0.903193479181585" calcext:value-type="float">
            <text:p>0,903193479181585</text:p>
          </table:table-cell>
          <table:table-cell office:value-type="float" office:value="1" calcext:value-type="float">
            <text:p>1</text:p>
          </table:table-cell>
          <table:table-cell office:value-type="float" office:value="13850286" calcext:value-type="float">
            <text:p>138502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509488" calcext:value-type="float">
            <text:p>125094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4]-[.J43])" office:value-type="float" office:value="0.000665028377414112" calcext:value-type="float">
            <text:p>0,000665028377414</text:p>
          </table:table-cell>
          <table:table-cell table:formula="of:=ABS([.L44]-[.L43])" office:value-type="float" office:value="64334" calcext:value-type="float">
            <text:p>64334</text:p>
          </table:table-cell>
          <table:table-cell table:formula="of:=ABS([.N44]-[.N43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5]/[.L45]" office:value-type="float" office:value="0.902534600298104" calcext:value-type="float">
            <text:p>0,902534600298104</text:p>
          </table:table-cell>
          <table:table-cell office:value-type="float" office:value="1" calcext:value-type="float">
            <text:p>1</text:p>
          </table:table-cell>
          <table:table-cell office:value-type="float" office:value="13914620" calcext:value-type="float">
            <text:p>13914620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558426" calcext:value-type="float">
            <text:p>12558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5]-[.J44])" office:value-type="float" office:value="0.000658878883481373" calcext:value-type="float">
            <text:p>0,000658878883481</text:p>
          </table:table-cell>
          <table:table-cell table:formula="of:=ABS([.L45]-[.L44])" office:value-type="float" office:value="64334" calcext:value-type="float">
            <text:p>64334</text:p>
          </table:table-cell>
          <table:table-cell table:formula="of:=ABS([.N45]-[.N44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6]/[.L46]" office:value-type="float" office:value="0.901881843503004" calcext:value-type="float">
            <text:p>0,901881843503004</text:p>
          </table:table-cell>
          <table:table-cell office:value-type="float" office:value="1" calcext:value-type="float">
            <text:p>1</text:p>
          </table:table-cell>
          <table:table-cell office:value-type="float" office:value="13978952" calcext:value-type="float">
            <text:p>13978952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607363" calcext:value-type="float">
            <text:p>126073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6]-[.J45])" office:value-type="float" office:value="0.000652756795100018" calcext:value-type="float">
            <text:p>0,0006527567951</text:p>
          </table:table-cell>
          <table:table-cell table:formula="of:=ABS([.L46]-[.L45])" office:value-type="float" office:value="64332" calcext:value-type="float">
            <text:p>64332</text:p>
          </table:table-cell>
          <table:table-cell table:formula="of:=ABS([.N46]-[.N45])" office:value-type="float" office:value="48937" calcext:value-type="float">
            <text:p>48937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7]/[.L47]" office:value-type="float" office:value="0.90123501009664" calcext:value-type="float">
            <text:p>0,90123501009664</text:p>
          </table:table-cell>
          <table:table-cell office:value-type="float" office:value="1" calcext:value-type="float">
            <text:p>1</text:p>
          </table:table-cell>
          <table:table-cell office:value-type="float" office:value="14043286" calcext:value-type="float">
            <text:p>140432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656301" calcext:value-type="float">
            <text:p>126563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48:.R55])" office:value-type="float" office:value="0.00355821002355243" calcext:value-type="float">
            <text:p>0,003558210023552</text:p>
          </table:table-cell>
          <table:table-cell table:style-name="ce2" table:formula="of:=AVERAGE([.S48:.S55])" office:value-type="float" office:value="155200.75" calcext:value-type="float">
            <text:p>155200,75</text:p>
          </table:table-cell>
          <table:table-cell table:style-name="ce2" table:formula="of:=AVERAGE([.T48:.T55])" office:value-type="float" office:value="91757.75" calcext:value-type="float">
            <text:p>91757,75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8]/[.L48]" office:value-type="float" office:value="0.900593934341866" calcext:value-type="float">
            <text:p>0,900593934341866</text:p>
          </table:table-cell>
          <table:table-cell office:value-type="float" office:value="1" calcext:value-type="float">
            <text:p>1</text:p>
          </table:table-cell>
          <table:table-cell office:value-type="float" office:value="14107620" calcext:value-type="float">
            <text:p>14107620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705237" calcext:value-type="float">
            <text:p>127052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8]-[.J47])" office:value-type="float" office:value="0.000641075754773457" calcext:value-type="float">
            <text:p>0,000641075754773</text:p>
          </table:table-cell>
          <table:table-cell table:formula="of:=ABS([.L48]-[.L47])" office:value-type="float" office:value="64334" calcext:value-type="float">
            <text:p>64334</text:p>
          </table:table-cell>
          <table:table-cell table:formula="of:=ABS([.N48]-[.N47])" office:value-type="float" office:value="48936" calcext:value-type="float">
            <text:p>4893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49]/[.L49]" office:value-type="float" office:value="0.899958947080826" calcext:value-type="float">
            <text:p>0,899958947080826</text:p>
          </table:table-cell>
          <table:table-cell office:value-type="float" office:value="1" calcext:value-type="float">
            <text:p>1</text:p>
          </table:table-cell>
          <table:table-cell office:value-type="float" office:value="14171952" calcext:value-type="float">
            <text:p>14171952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754175" calcext:value-type="float">
            <text:p>12754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49]-[.J48])" office:value-type="float" office:value="0.00063498726104072" calcext:value-type="float">
            <text:p>0,000634987261041</text:p>
          </table:table-cell>
          <table:table-cell table:formula="of:=ABS([.L49]-[.L48])" office:value-type="float" office:value="64332" calcext:value-type="float">
            <text:p>64332</text:p>
          </table:table-cell>
          <table:table-cell table:formula="of:=ABS([.N49]-[.N48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0]/[.L50]" office:value-type="float" office:value="0.899329502090644" calcext:value-type="float">
            <text:p>0,899329502090644</text:p>
          </table:table-cell>
          <table:table-cell office:value-type="float" office:value="1" calcext:value-type="float">
            <text:p>1</text:p>
          </table:table-cell>
          <table:table-cell office:value-type="float" office:value="14236286" calcext:value-type="float">
            <text:p>142362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803112" calcext:value-type="float">
            <text:p>12803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0]-[.J49])" office:value-type="float" office:value="0.000629444990182027" calcext:value-type="float">
            <text:p>0,000629444990182</text:p>
          </table:table-cell>
          <table:table-cell table:formula="of:=ABS([.L50]-[.L49])" office:value-type="float" office:value="64334" calcext:value-type="float">
            <text:p>64334</text:p>
          </table:table-cell>
          <table:table-cell table:formula="of:=ABS([.N50]-[.N49])" office:value-type="float" office:value="48937" calcext:value-type="float">
            <text:p>48937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1]/[.L51]" office:value-type="float" office:value="0.898705790378319" calcext:value-type="float">
            <text:p>0,898705790378319</text:p>
          </table:table-cell>
          <table:table-cell office:value-type="float" office:value="1" calcext:value-type="float">
            <text:p>1</text:p>
          </table:table-cell>
          <table:table-cell office:value-type="float" office:value="14300620" calcext:value-type="float">
            <text:p>14300620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852050" calcext:value-type="float">
            <text:p>128520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1]-[.J50])" office:value-type="float" office:value="0.000623711712324337" calcext:value-type="float">
            <text:p>0,000623711712324</text:p>
          </table:table-cell>
          <table:table-cell table:formula="of:=ABS([.L51]-[.L50])" office:value-type="float" office:value="64334" calcext:value-type="float">
            <text:p>64334</text:p>
          </table:table-cell>
          <table:table-cell table:formula="of:=ABS([.N51]-[.N50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2]/[.L52]" office:value-type="float" office:value="0.922365017171813" calcext:value-type="float">
            <text:p>0,922365017171813</text:p>
          </table:table-cell>
          <table:table-cell office:value-type="float" office:value="2" calcext:value-type="float">
            <text:p>2</text:p>
          </table:table-cell>
          <table:table-cell office:value-type="float" office:value="13509348" calcext:value-type="float">
            <text:p>13509348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460550" calcext:value-type="float">
            <text:p>12460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2]-[.J51])" office:value-type="float" office:value="0.023659226793494" calcext:value-type="float">
            <text:p>0,023659226793494</text:p>
          </table:table-cell>
          <table:table-cell table:formula="of:=ABS([.L52]-[.L51])" office:value-type="float" office:value="791272" calcext:value-type="float">
            <text:p>791272</text:p>
          </table:table-cell>
          <table:table-cell table:formula="of:=ABS([.N52]-[.N51])" office:value-type="float" office:value="391500" calcext:value-type="float">
            <text:p>3915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3]/[.L53]" office:value-type="float" office:value="0.921598723176217" calcext:value-type="float">
            <text:p>0,921598723176217</text:p>
          </table:table-cell>
          <table:table-cell office:value-type="float" office:value="2" calcext:value-type="float">
            <text:p>2</text:p>
          </table:table-cell>
          <table:table-cell office:value-type="float" office:value="13573682" calcext:value-type="float">
            <text:p>13573682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509488" calcext:value-type="float">
            <text:p>125094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3]-[.J52])" office:value-type="float" office:value="0.000766293995596135" calcext:value-type="float">
            <text:p>0,000766293995596</text:p>
          </table:table-cell>
          <table:table-cell table:formula="of:=ABS([.L53]-[.L52])" office:value-type="float" office:value="64334" calcext:value-type="float">
            <text:p>64334</text:p>
          </table:table-cell>
          <table:table-cell table:formula="of:=ABS([.N53]-[.N52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4]/[.L54]" office:value-type="float" office:value="0.920839658789079" calcext:value-type="float">
            <text:p>0,920839658789079</text:p>
          </table:table-cell>
          <table:table-cell office:value-type="float" office:value="2" calcext:value-type="float">
            <text:p>2</text:p>
          </table:table-cell>
          <table:table-cell office:value-type="float" office:value="13638016" calcext:value-type="float">
            <text:p>13638016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558426" calcext:value-type="float">
            <text:p>12558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4]-[.J53])" office:value-type="float" office:value="0.00075906438713802" calcext:value-type="float">
            <text:p>0,000759064387138</text:p>
          </table:table-cell>
          <table:table-cell table:formula="of:=ABS([.L54]-[.L53])" office:value-type="float" office:value="64334" calcext:value-type="float">
            <text:p>64334</text:p>
          </table:table-cell>
          <table:table-cell table:formula="of:=ABS([.N54]-[.N53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5]/[.L55]" office:value-type="float" office:value="0.920087783495208" calcext:value-type="float">
            <text:p>0,920087783495208</text:p>
          </table:table-cell>
          <table:table-cell office:value-type="float" office:value="2" calcext:value-type="float">
            <text:p>2</text:p>
          </table:table-cell>
          <table:table-cell office:value-type="float" office:value="13702348" calcext:value-type="float">
            <text:p>13702348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607363" calcext:value-type="float">
            <text:p>126073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5]-[.J54])" office:value-type="float" office:value="0.000751875293870774" calcext:value-type="float">
            <text:p>0,000751875293871</text:p>
          </table:table-cell>
          <table:table-cell table:formula="of:=ABS([.L55]-[.L54])" office:value-type="float" office:value="64332" calcext:value-type="float">
            <text:p>64332</text:p>
          </table:table-cell>
          <table:table-cell table:formula="of:=ABS([.N55]-[.N54])" office:value-type="float" office:value="48937" calcext:value-type="float">
            <text:p>48937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6]/[.L56]" office:value-type="float" office:value="0.919342874339656" calcext:value-type="float">
            <text:p>0,919342874339656</text:p>
          </table:table-cell>
          <table:table-cell office:value-type="float" office:value="2" calcext:value-type="float">
            <text:p>2</text:p>
          </table:table-cell>
          <table:table-cell office:value-type="float" office:value="13766682" calcext:value-type="float">
            <text:p>13766682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656301" calcext:value-type="float">
            <text:p>126563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57:.R64])" office:value-type="float" office:value="0.152933578036396" calcext:value-type="float">
            <text:p>0,152933578036396</text:p>
          </table:table-cell>
          <table:table-cell table:style-name="ce2" table:formula="of:=AVERAGE([.S57:.S64])" office:value-type="float" office:value="493484.25" calcext:value-type="float">
            <text:p>493484,25</text:p>
          </table:table-cell>
          <table:table-cell table:style-name="ce2" table:formula="of:=AVERAGE([.T57:.T64])" office:value-type="float" office:value="1235816.375" calcext:value-type="float">
            <text:p>1235816,37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7]/[.L57]" office:value-type="float" office:value="0.930737790021079" calcext:value-type="float">
            <text:p>0,930737790021079</text:p>
          </table:table-cell>
          <table:table-cell office:value-type="float" office:value="2" calcext:value-type="float">
            <text:p>2</text:p>
          </table:table-cell>
          <table:table-cell office:value-type="float" office:value="13387820" calcext:value-type="float">
            <text:p>13387820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12460550" calcext:value-type="float">
            <text:p>12460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7]-[.J56])" office:value-type="float" office:value="0.0113949156814231" calcext:value-type="float">
            <text:p>0,011394915681423</text:p>
          </table:table-cell>
          <table:table-cell table:formula="of:=ABS([.L57]-[.L56])" office:value-type="float" office:value="378862" calcext:value-type="float">
            <text:p>378862</text:p>
          </table:table-cell>
          <table:table-cell table:formula="of:=ABS([.N57]-[.N56])" office:value-type="float" office:value="195751" calcext:value-type="float">
            <text:p>19575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8]/[.L58]" office:value-type="float" office:value="0.950373401702283" calcext:value-type="float">
            <text:p>0,950373401702283</text:p>
          </table:table-cell>
          <table:table-cell office:value-type="float" office:value="3" calcext:value-type="float">
            <text:p>3</text:p>
          </table:table-cell>
          <table:table-cell office:value-type="float" office:value="13111215" calcext:value-type="float">
            <text:p>13111215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460550" calcext:value-type="float">
            <text:p>124605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8]-[.J57])" office:value-type="float" office:value="0.0196356116812043" calcext:value-type="float">
            <text:p>0,019635611681204</text:p>
          </table:table-cell>
          <table:table-cell table:formula="of:=ABS([.L58]-[.L57])" office:value-type="float" office:value="276605" calcext:value-type="float">
            <text:p>276605</text:p>
          </table:table-cell>
          <table:table-cell table:formula="of:=ABS([.N58]-[.N57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59]/[.L59]" office:value-type="float" office:value="0.950331991671986" calcext:value-type="float">
            <text:p>0,950331991671986</text:p>
          </table:table-cell>
          <table:table-cell office:value-type="float" office:value="3" calcext:value-type="float">
            <text:p>3</text:p>
          </table:table-cell>
          <table:table-cell office:value-type="float" office:value="13163282" calcext:value-type="float">
            <text:p>13163282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509488" calcext:value-type="float">
            <text:p>125094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59]-[.J58])" office:value-type="float" office:value="0.0000414100302973397" calcext:value-type="float">
            <text:p>4,14100302973397E-05</text:p>
          </table:table-cell>
          <table:table-cell table:formula="of:=ABS([.L59]-[.L58])" office:value-type="float" office:value="52067" calcext:value-type="float">
            <text:p>52067</text:p>
          </table:table-cell>
          <table:table-cell table:formula="of:=ABS([.N59]-[.N58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0]/[.L60]" office:value-type="float" office:value="0.950290907943483" calcext:value-type="float">
            <text:p>0,950290907943483</text:p>
          </table:table-cell>
          <table:table-cell office:value-type="float" office:value="3" calcext:value-type="float">
            <text:p>3</text:p>
          </table:table-cell>
          <table:table-cell office:value-type="float" office:value="13215349" calcext:value-type="float">
            <text:p>13215349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558426" calcext:value-type="float">
            <text:p>12558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0]-[.J59])" office:value-type="float" office:value="0.0000410837285027554" calcext:value-type="float">
            <text:p>4,10837285027554E-05</text:p>
          </table:table-cell>
          <table:table-cell table:formula="of:=ABS([.L60]-[.L59])" office:value-type="float" office:value="52067" calcext:value-type="float">
            <text:p>52067</text:p>
          </table:table-cell>
          <table:table-cell table:formula="of:=ABS([.N60]-[.N59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1]/[.L61]" office:value-type="float" office:value="0.950250142925355" calcext:value-type="float">
            <text:p>0,950250142925355</text:p>
          </table:table-cell>
          <table:table-cell office:value-type="float" office:value="3" calcext:value-type="float">
            <text:p>3</text:p>
          </table:table-cell>
          <table:table-cell office:value-type="float" office:value="13267415" calcext:value-type="float">
            <text:p>13267415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607363" calcext:value-type="float">
            <text:p>126073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1]-[.J60])" office:value-type="float" office:value="0.0000407650181279973" calcext:value-type="float">
            <text:p>4,07650181279973E-05</text:p>
          </table:table-cell>
          <table:table-cell table:formula="of:=ABS([.L61]-[.L60])" office:value-type="float" office:value="52066" calcext:value-type="float">
            <text:p>52066</text:p>
          </table:table-cell>
          <table:table-cell table:formula="of:=ABS([.N61]-[.N60])" office:value-type="float" office:value="48937" calcext:value-type="float">
            <text:p>48937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2]/[.L62]" office:value-type="float" office:value="0.950209700347206" calcext:value-type="float">
            <text:p>0,950209700347206</text:p>
          </table:table-cell>
          <table:table-cell office:value-type="float" office:value="3" calcext:value-type="float">
            <text:p>3</text:p>
          </table:table-cell>
          <table:table-cell office:value-type="float" office:value="13319482" calcext:value-type="float">
            <text:p>13319482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656301" calcext:value-type="float">
            <text:p>126563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2]-[.J61])" office:value-type="float" office:value="0.0000404425781493911" calcext:value-type="float">
            <text:p>4,04425781493911E-05</text:p>
          </table:table-cell>
          <table:table-cell table:formula="of:=ABS([.L62]-[.L61])" office:value-type="float" office:value="52067" calcext:value-type="float">
            <text:p>52067</text:p>
          </table:table-cell>
          <table:table-cell table:formula="of:=ABS([.N62]-[.N61])" office:value-type="float" office:value="48938" calcext:value-type="float">
            <text:p>48938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3]/[.L63]" office:value-type="float" office:value="0.950169423153593" calcext:value-type="float">
            <text:p>0,950169423153593</text:p>
          </table:table-cell>
          <table:table-cell office:value-type="float" office:value="3" calcext:value-type="float">
            <text:p>3</text:p>
          </table:table-cell>
          <table:table-cell office:value-type="float" office:value="13371549" calcext:value-type="float">
            <text:p>13371549</text:p>
          </table:table-cell>
          <table:table-cell office:value-type="float" office:value="6429792" calcext:value-type="float">
            <text:p>6429792</text:p>
          </table:table-cell>
          <table:table-cell office:value-type="float" office:value="12705237" calcext:value-type="float">
            <text:p>127052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3]-[.J62])" office:value-type="float" office:value="0.000040277193612881" calcext:value-type="float">
            <text:p>4,0277193612881E-05</text:p>
          </table:table-cell>
          <table:table-cell table:formula="of:=ABS([.L63]-[.L62])" office:value-type="float" office:value="52067" calcext:value-type="float">
            <text:p>52067</text:p>
          </table:table-cell>
          <table:table-cell table:formula="of:=ABS([.N63]-[.N62])" office:value-type="float" office:value="48936" calcext:value-type="float">
            <text:p>48936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4]/[.L64]" office:value-type="float" office:value="2.14240354153344" calcext:value-type="float">
            <text:p>2,14240354153344</text:p>
          </table:table-cell>
          <table:table-cell office:value-type="float" office:value="1" calcext:value-type="float">
            <text:p>1</text:p>
          </table:table-cell>
          <table:table-cell office:value-type="float" office:value="10339476" calcext:value-type="float">
            <text:p>1033947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151330" calcext:value-type="float">
            <text:p>22151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4]-[.J63])" office:value-type="float" office:value="1.19223411837985" calcext:value-type="float">
            <text:p>1,19223411837985</text:p>
          </table:table-cell>
          <table:table-cell table:formula="of:=ABS([.L64]-[.L63])" office:value-type="float" office:value="3032073" calcext:value-type="float">
            <text:p>3032073</text:p>
          </table:table-cell>
          <table:table-cell table:formula="of:=ABS([.N64]-[.N63])" office:value-type="float" office:value="9446093" calcext:value-type="float">
            <text:p>9446093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5]/[.L65]" office:value-type="float" office:value="2.14082754974477" calcext:value-type="float">
            <text:p>2,14082754974477</text:p>
          </table:table-cell>
          <table:table-cell office:value-type="float" office:value="1" calcext:value-type="float">
            <text:p>1</text:p>
          </table:table-cell>
          <table:table-cell office:value-type="float" office:value="10387726" calcext:value-type="float">
            <text:p>1038772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238330" calcext:value-type="float">
            <text:p>22238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66:.R73])" office:value-type="float" office:value="0.25809398897757" calcext:value-type="float">
            <text:p>0,25809398897757</text:p>
          </table:table-cell>
          <table:table-cell table:style-name="ce2" table:formula="of:=AVERAGE([.S66:.S73])" office:value-type="float" office:value="348955" calcext:value-type="float">
            <text:p>348955</text:p>
          </table:table-cell>
          <table:table-cell table:style-name="ce2" table:formula="of:=AVERAGE([.T66:.T73])" office:value-type="float" office:value="1546568.375" calcext:value-type="float">
            <text:p>1546568,375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6]/[.L66]" office:value-type="float" office:value="2.13926613093016" calcext:value-type="float">
            <text:p>2,13926613093016</text:p>
          </table:table-cell>
          <table:table-cell office:value-type="float" office:value="1" calcext:value-type="float">
            <text:p>1</text:p>
          </table:table-cell>
          <table:table-cell office:value-type="float" office:value="10435976" calcext:value-type="float">
            <text:p>1043597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325330" calcext:value-type="float">
            <text:p>22325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6]-[.J65])" office:value-type="float" office:value="0.0015614188146067" calcext:value-type="float">
            <text:p>0,001561418814607</text:p>
          </table:table-cell>
          <table:table-cell table:formula="of:=ABS([.L66]-[.L65])" office:value-type="float" office:value="48250" calcext:value-type="float">
            <text:p>48250</text:p>
          </table:table-cell>
          <table:table-cell table:formula="of:=ABS([.N66]-[.N65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7]/[.L67]" office:value-type="float" office:value="2.1377190838885" calcext:value-type="float">
            <text:p>2,1377190838885</text:p>
          </table:table-cell>
          <table:table-cell office:value-type="float" office:value="1" calcext:value-type="float">
            <text:p>1</text:p>
          </table:table-cell>
          <table:table-cell office:value-type="float" office:value="10484226" calcext:value-type="float">
            <text:p>1048422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412330" calcext:value-type="float">
            <text:p>22412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7]-[.J66])" office:value-type="float" office:value="0.00154704704165853" calcext:value-type="float">
            <text:p>0,001547047041659</text:p>
          </table:table-cell>
          <table:table-cell table:formula="of:=ABS([.L67]-[.L66])" office:value-type="float" office:value="48250" calcext:value-type="float">
            <text:p>48250</text:p>
          </table:table-cell>
          <table:table-cell table:formula="of:=ABS([.N67]-[.N66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8]/[.L68]" office:value-type="float" office:value="2.13618621110554" calcext:value-type="float">
            <text:p>2,13618621110554</text:p>
          </table:table-cell>
          <table:table-cell office:value-type="float" office:value="1" calcext:value-type="float">
            <text:p>1</text:p>
          </table:table-cell>
          <table:table-cell office:value-type="float" office:value="10532476" calcext:value-type="float">
            <text:p>1053247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499330" calcext:value-type="float">
            <text:p>22499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8]-[.J67])" office:value-type="float" office:value="0.00153287278296377" calcext:value-type="float">
            <text:p>0,001532872782964</text:p>
          </table:table-cell>
          <table:table-cell table:formula="of:=ABS([.L68]-[.L67])" office:value-type="float" office:value="48250" calcext:value-type="float">
            <text:p>48250</text:p>
          </table:table-cell>
          <table:table-cell table:formula="of:=ABS([.N68]-[.N67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69]/[.L69]" office:value-type="float" office:value="2.13466731866982" calcext:value-type="float">
            <text:p>2,13466731866982</text:p>
          </table:table-cell>
          <table:table-cell office:value-type="float" office:value="1" calcext:value-type="float">
            <text:p>1</text:p>
          </table:table-cell>
          <table:table-cell office:value-type="float" office:value="10580726" calcext:value-type="float">
            <text:p>1058072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586330" calcext:value-type="float">
            <text:p>22586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69]-[.J68])" office:value-type="float" office:value="0.00151889243572168" calcext:value-type="float">
            <text:p>0,001518892435722</text:p>
          </table:table-cell>
          <table:table-cell table:formula="of:=ABS([.L69]-[.L68])" office:value-type="float" office:value="48250" calcext:value-type="float">
            <text:p>48250</text:p>
          </table:table-cell>
          <table:table-cell table:formula="of:=ABS([.N69]-[.N68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0]/[.L70]" office:value-type="float" office:value="2.13316221619091" calcext:value-type="float">
            <text:p>2,13316221619091</text:p>
          </table:table-cell>
          <table:table-cell office:value-type="float" office:value="1" calcext:value-type="float">
            <text:p>1</text:p>
          </table:table-cell>
          <table:table-cell office:value-type="float" office:value="10628976" calcext:value-type="float">
            <text:p>1062897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673330" calcext:value-type="float">
            <text:p>22673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0]-[.J69])" office:value-type="float" office:value="0.00150510247890479" calcext:value-type="float">
            <text:p>0,001505102478905</text:p>
          </table:table-cell>
          <table:table-cell table:formula="of:=ABS([.L70]-[.L69])" office:value-type="float" office:value="48250" calcext:value-type="float">
            <text:p>48250</text:p>
          </table:table-cell>
          <table:table-cell table:formula="of:=ABS([.N70]-[.N69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1]/[.L71]" office:value-type="float" office:value="2.13167071671987" calcext:value-type="float">
            <text:p>2,13167071671987</text:p>
          </table:table-cell>
          <table:table-cell office:value-type="float" office:value="1" calcext:value-type="float">
            <text:p>1</text:p>
          </table:table-cell>
          <table:table-cell office:value-type="float" office:value="10677226" calcext:value-type="float">
            <text:p>1067722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760330" calcext:value-type="float">
            <text:p>22760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1]-[.J70])" office:value-type="float" office:value="0.00149149947104332" calcext:value-type="float">
            <text:p>0,001491499471043</text:p>
          </table:table-cell>
          <table:table-cell table:formula="of:=ABS([.L71]-[.L70])" office:value-type="float" office:value="48250" calcext:value-type="float">
            <text:p>48250</text:p>
          </table:table-cell>
          <table:table-cell table:formula="of:=ABS([.N71]-[.N70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2]/[.L72]" office:value-type="float" office:value="2.13019263667179" calcext:value-type="float">
            <text:p>2,13019263667179</text:p>
          </table:table-cell>
          <table:table-cell office:value-type="float" office:value="1" calcext:value-type="float">
            <text:p>1</text:p>
          </table:table-cell>
          <table:table-cell office:value-type="float" office:value="10725476" calcext:value-type="float">
            <text:p>1072547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22847330" calcext:value-type="float">
            <text:p>22847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2]-[.J71])" office:value-type="float" office:value="0.00147808004807759" calcext:value-type="float">
            <text:p>0,001478080048078</text:p>
          </table:table-cell>
          <table:table-cell table:formula="of:=ABS([.L72]-[.L71])" office:value-type="float" office:value="48250" calcext:value-type="float">
            <text:p>48250</text:p>
          </table:table-cell>
          <table:table-cell table:formula="of:=ABS([.N72]-[.N71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3]/[.L73]" office:value-type="float" office:value="4.18430963541937" calcext:value-type="float">
            <text:p>4,18430963541937</text:p>
          </table:table-cell>
          <table:table-cell office:value-type="float" office:value="1" calcext:value-type="float">
            <text:p>1</text:p>
          </table:table-cell>
          <table:table-cell office:value-type="float" office:value="8271586" calcext:value-type="float">
            <text:p>82715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34610877" calcext:value-type="float">
            <text:p>346108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3]-[.J72])" office:value-type="float" office:value="2.05411699874758" calcext:value-type="float">
            <text:p>2,05411699874758</text:p>
          </table:table-cell>
          <table:table-cell table:formula="of:=ABS([.L73]-[.L72])" office:value-type="float" office:value="2453890" calcext:value-type="float">
            <text:p>2453890</text:p>
          </table:table-cell>
          <table:table-cell table:formula="of:=ABS([.N73]-[.N72])" office:value-type="float" office:value="11763547" calcext:value-type="float">
            <text:p>11763547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4]/[.L74]" office:value-type="float" office:value="4.18123192429147" calcext:value-type="float">
            <text:p>4,18123192429147</text:p>
          </table:table-cell>
          <table:table-cell office:value-type="float" office:value="1" calcext:value-type="float">
            <text:p>1</text:p>
          </table:table-cell>
          <table:table-cell office:value-type="float" office:value="8310186" calcext:value-type="float">
            <text:p>83101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34746815" calcext:value-type="float">
            <text:p>347468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75:.R82])" office:value-type="float" office:value="0.353019998944102" calcext:value-type="float">
            <text:p>0,353019998944102</text:p>
          </table:table-cell>
          <table:table-cell table:style-name="ce2" table:formula="of:=AVERAGE([.S75:.S82])" office:value-type="float" office:value="130605.625" calcext:value-type="float">
            <text:p>130605,625</text:p>
          </table:table-cell>
          <table:table-cell table:style-name="ce2" table:formula="of:=AVERAGE([.T75:.T82])" office:value-type="float" office:value="2883113.875" calcext:value-type="float">
            <text:p>2883113,875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5]/[.L75]" office:value-type="float" office:value="4.17818267230709" calcext:value-type="float">
            <text:p>4,17818267230709</text:p>
          </table:table-cell>
          <table:table-cell office:value-type="float" office:value="1" calcext:value-type="float">
            <text:p>1</text:p>
          </table:table-cell>
          <table:table-cell office:value-type="float" office:value="8348786" calcext:value-type="float">
            <text:p>83487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34882753" calcext:value-type="float">
            <text:p>348827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5]-[.J74])" office:value-type="float" office:value="0.00304925198437811" calcext:value-type="float">
            <text:p>0,003049251984378</text:p>
          </table:table-cell>
          <table:table-cell table:formula="of:=ABS([.L75]-[.L74])" office:value-type="float" office:value="38600" calcext:value-type="float">
            <text:p>38600</text:p>
          </table:table-cell>
          <table:table-cell table:formula="of:=ABS([.N75]-[.N74])" office:value-type="float" office:value="135938" calcext:value-type="float">
            <text:p>13593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6]/[.L76]" office:value-type="float" office:value="4.17516136731993" calcext:value-type="float">
            <text:p>4,17516136731993</text:p>
          </table:table-cell>
          <table:table-cell office:value-type="float" office:value="1" calcext:value-type="float">
            <text:p>1</text:p>
          </table:table-cell>
          <table:table-cell office:value-type="float" office:value="8387386" calcext:value-type="float">
            <text:p>8387386</text:p>
          </table:table-cell>
          <table:table-cell office:value-type="float" office:value="6105792" calcext:value-type="float">
            <text:p>6105792</text:p>
          </table:table-cell>
          <table:table-cell office:value-type="float" office:value="35018690" calcext:value-type="float">
            <text:p>350186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6]-[.J75])" office:value-type="float" office:value="0.00302130498716213" calcext:value-type="float">
            <text:p>0,003021304987162</text:p>
          </table:table-cell>
          <table:table-cell table:formula="of:=ABS([.L76]-[.L75])" office:value-type="float" office:value="38600" calcext:value-type="float">
            <text:p>38600</text:p>
          </table:table-cell>
          <table:table-cell table:formula="of:=ABS([.N76]-[.N75])" office:value-type="float" office:value="135937" calcext:value-type="float">
            <text:p>13593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7]/[.L77]" office:value-type="float" office:value="1.35880459281778" calcext:value-type="float">
            <text:p>1,35880459281778</text:p>
          </table:table-cell>
          <table:table-cell office:value-type="float" office:value="1" calcext:value-type="float">
            <text:p>1</text:p>
          </table:table-cell>
          <table:table-cell office:value-type="float" office:value="9170231" calcext:value-type="float">
            <text:p>91702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460552" calcext:value-type="float">
            <text:p>12460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7]-[.J76])" office:value-type="float" office:value="2.81635677450214" calcext:value-type="float">
            <text:p>2,81635677450214</text:p>
          </table:table-cell>
          <table:table-cell table:formula="of:=ABS([.L77]-[.L76])" office:value-type="float" office:value="782845" calcext:value-type="float">
            <text:p>782845</text:p>
          </table:table-cell>
          <table:table-cell table:formula="of:=ABS([.N77]-[.N76])" office:value-type="float" office:value="22558138" calcext:value-type="float">
            <text:p>2255813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8]/[.L78]" office:value-type="float" office:value="1.35851069298647" calcext:value-type="float">
            <text:p>1,35851069298647</text:p>
          </table:table-cell>
          <table:table-cell office:value-type="float" office:value="1" calcext:value-type="float">
            <text:p>1</text:p>
          </table:table-cell>
          <table:table-cell office:value-type="float" office:value="9201031" calcext:value-type="float">
            <text:p>92010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499699" calcext:value-type="float">
            <text:p>12499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8]-[.J77])" office:value-type="float" office:value="0.000293899831311117" calcext:value-type="float">
            <text:p>0,000293899831311</text:p>
          </table:table-cell>
          <table:table-cell table:formula="of:=ABS([.L78]-[.L77])" office:value-type="float" office:value="30800" calcext:value-type="float">
            <text:p>30800</text:p>
          </table:table-cell>
          <table:table-cell table:formula="of:=ABS([.N78]-[.N77])" office:value-type="float" office:value="39147" calcext:value-type="float">
            <text:p>3914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79]/[.L79]" office:value-type="float" office:value="1.35807400074682" calcext:value-type="float">
            <text:p>1,35807400074682</text:p>
          </table:table-cell>
          <table:table-cell office:value-type="float" office:value="1" calcext:value-type="float">
            <text:p>1</text:p>
          </table:table-cell>
          <table:table-cell office:value-type="float" office:value="9247231" calcext:value-type="float">
            <text:p>92472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558424" calcext:value-type="float">
            <text:p>125584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79]-[.J78])" office:value-type="float" office:value="0.000436692239652592" calcext:value-type="float">
            <text:p>0,000436692239653</text:p>
          </table:table-cell>
          <table:table-cell table:formula="of:=ABS([.L79]-[.L78])" office:value-type="float" office:value="46200" calcext:value-type="float">
            <text:p>46200</text:p>
          </table:table-cell>
          <table:table-cell table:formula="of:=ABS([.N79]-[.N78])" office:value-type="float" office:value="58725" calcext:value-type="float">
            <text:p>5872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0]/[.L80]" office:value-type="float" office:value="1.35778539649199" calcext:value-type="float">
            <text:p>1,35778539649199</text:p>
          </table:table-cell>
          <table:table-cell office:value-type="float" office:value="1" calcext:value-type="float">
            <text:p>1</text:p>
          </table:table-cell>
          <table:table-cell office:value-type="float" office:value="9278031" calcext:value-type="float">
            <text:p>92780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597575" calcext:value-type="float">
            <text:p>12597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0]-[.J79])" office:value-type="float" office:value="0.000288604254825353" calcext:value-type="float">
            <text:p>0,000288604254825</text:p>
          </table:table-cell>
          <table:table-cell table:formula="of:=ABS([.L80]-[.L79])" office:value-type="float" office:value="30800" calcext:value-type="float">
            <text:p>30800</text:p>
          </table:table-cell>
          <table:table-cell table:formula="of:=ABS([.N80]-[.N79])" office:value-type="float" office:value="39151" calcext:value-type="float">
            <text:p>39151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1]/[.L81]" office:value-type="float" office:value="1.35735579695527" calcext:value-type="float">
            <text:p>1,35735579695527</text:p>
          </table:table-cell>
          <table:table-cell office:value-type="float" office:value="1" calcext:value-type="float">
            <text:p>1</text:p>
          </table:table-cell>
          <table:table-cell office:value-type="float" office:value="9324231" calcext:value-type="float">
            <text:p>93242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656299" calcext:value-type="float">
            <text:p>126562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1]-[.J80])" office:value-type="float" office:value="0.000429599536726499" calcext:value-type="float">
            <text:p>0,000429599536727</text:p>
          </table:table-cell>
          <table:table-cell table:formula="of:=ABS([.L81]-[.L80])" office:value-type="float" office:value="46200" calcext:value-type="float">
            <text:p>46200</text:p>
          </table:table-cell>
          <table:table-cell table:formula="of:=ABS([.N81]-[.N80])" office:value-type="float" office:value="58724" calcext:value-type="float">
            <text:p>58724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2]/[.L82]" office:value-type="float" office:value="1.35707193273865" calcext:value-type="float">
            <text:p>1,35707193273865</text:p>
          </table:table-cell>
          <table:table-cell office:value-type="float" office:value="1" calcext:value-type="float">
            <text:p>1</text:p>
          </table:table-cell>
          <table:table-cell office:value-type="float" office:value="9355031" calcext:value-type="float">
            <text:p>93550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695450" calcext:value-type="float">
            <text:p>12695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2]-[.J81])" office:value-type="float" office:value="0.000283864216614749" calcext:value-type="float">
            <text:p>0,000283864216615</text:p>
          </table:table-cell>
          <table:table-cell table:formula="of:=ABS([.L82]-[.L81])" office:value-type="float" office:value="30800" calcext:value-type="float">
            <text:p>30800</text:p>
          </table:table-cell>
          <table:table-cell table:formula="of:=ABS([.N82]-[.N81])" office:value-type="float" office:value="39151" calcext:value-type="float">
            <text:p>39151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3]/[.L83]" office:value-type="float" office:value="1.35664946430951" calcext:value-type="float">
            <text:p>1,35664946430951</text:p>
          </table:table-cell>
          <table:table-cell office:value-type="float" office:value="1" calcext:value-type="float">
            <text:p>1</text:p>
          </table:table-cell>
          <table:table-cell office:value-type="float" office:value="9401231" calcext:value-type="float">
            <text:p>94012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754175" calcext:value-type="float">
            <text:p>12754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84:.R91])" office:value-type="float" office:value="0.00946138487697795" calcext:value-type="float">
            <text:p>0,009461384876978</text:p>
          </table:table-cell>
          <table:table-cell table:style-name="ce2" table:formula="of:=AVERAGE([.S84:.S91])" office:value-type="float" office:value="144516.5" calcext:value-type="float">
            <text:p>144516,5</text:p>
          </table:table-cell>
          <table:table-cell table:style-name="ce2" table:formula="of:=AVERAGE([.T84:.T91])" office:value-type="float" office:value="132130.25" calcext:value-type="float">
            <text:p>132130,25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4]/[.L84]" office:value-type="float" office:value="1.35637022397403" calcext:value-type="float">
            <text:p>1,35637022397403</text:p>
          </table:table-cell>
          <table:table-cell office:value-type="float" office:value="1" calcext:value-type="float">
            <text:p>1</text:p>
          </table:table-cell>
          <table:table-cell office:value-type="float" office:value="9432031" calcext:value-type="float">
            <text:p>94320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793326" calcext:value-type="float">
            <text:p>127933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4]-[.J83])" office:value-type="float" office:value="0.000279240335483877" calcext:value-type="float">
            <text:p>0,000279240335484</text:p>
          </table:table-cell>
          <table:table-cell table:formula="of:=ABS([.L84]-[.L83])" office:value-type="float" office:value="30800" calcext:value-type="float">
            <text:p>30800</text:p>
          </table:table-cell>
          <table:table-cell table:formula="of:=ABS([.N84]-[.N83])" office:value-type="float" office:value="39151" calcext:value-type="float">
            <text:p>39151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5]/[.L85]" office:value-type="float" office:value="1.35595450248047" calcext:value-type="float">
            <text:p>1,35595450248047</text:p>
          </table:table-cell>
          <table:table-cell office:value-type="float" office:value="1" calcext:value-type="float">
            <text:p>1</text:p>
          </table:table-cell>
          <table:table-cell office:value-type="float" office:value="9478231" calcext:value-type="float">
            <text:p>9478231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12852050" calcext:value-type="float">
            <text:p>128520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5]-[.J84])" office:value-type="float" office:value="0.000415721493557175" calcext:value-type="float">
            <text:p>0,000415721493557</text:p>
          </table:table-cell>
          <table:table-cell table:formula="of:=ABS([.L85]-[.L84])" office:value-type="float" office:value="46200" calcext:value-type="float">
            <text:p>46200</text:p>
          </table:table-cell>
          <table:table-cell table:formula="of:=ABS([.N85]-[.N84])" office:value-type="float" office:value="58724" calcext:value-type="float">
            <text:p>5872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6]/[.L86]" office:value-type="float" office:value="1.38241265142212" calcext:value-type="float">
            <text:p>1,38241265142212</text:p>
          </table:table-cell>
          <table:table-cell office:value-type="float" office:value="2" calcext:value-type="float">
            <text:p>2</text:p>
          </table:table-cell>
          <table:table-cell office:value-type="float" office:value="9013627" calcext:value-type="float">
            <text:p>901362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12460552" calcext:value-type="float">
            <text:p>12460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6]-[.J85])" office:value-type="float" office:value="0.0264581489416456" calcext:value-type="float">
            <text:p>0,026458148941646</text:p>
          </table:table-cell>
          <table:table-cell table:formula="of:=ABS([.L86]-[.L85])" office:value-type="float" office:value="464604" calcext:value-type="float">
            <text:p>464604</text:p>
          </table:table-cell>
          <table:table-cell table:formula="of:=ABS([.N86]-[.N85])" office:value-type="float" office:value="391498" calcext:value-type="float">
            <text:p>39149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7]/[.L87]" office:value-type="float" office:value="1.38203326755802" calcext:value-type="float">
            <text:p>1,38203326755802</text:p>
          </table:table-cell>
          <table:table-cell office:value-type="float" office:value="2" calcext:value-type="float">
            <text:p>2</text:p>
          </table:table-cell>
          <table:table-cell office:value-type="float" office:value="9044427" calcext:value-type="float">
            <text:p>904442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12499699" calcext:value-type="float">
            <text:p>124996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7]-[.J86])" office:value-type="float" office:value="0.000379383864096638" calcext:value-type="float">
            <text:p>0,000379383864097</text:p>
          </table:table-cell>
          <table:table-cell table:formula="of:=ABS([.L87]-[.L86])" office:value-type="float" office:value="30800" calcext:value-type="float">
            <text:p>30800</text:p>
          </table:table-cell>
          <table:table-cell table:formula="of:=ABS([.N87]-[.N86])" office:value-type="float" office:value="39147" calcext:value-type="float">
            <text:p>3914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8]/[.L88]" office:value-type="float" office:value="1.3814695069988" calcext:value-type="float">
            <text:p>1,3814695069988</text:p>
          </table:table-cell>
          <table:table-cell office:value-type="float" office:value="2" calcext:value-type="float">
            <text:p>2</text:p>
          </table:table-cell>
          <table:table-cell office:value-type="float" office:value="9090627" calcext:value-type="float">
            <text:p>909062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12558424" calcext:value-type="float">
            <text:p>125584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8]-[.J87])" office:value-type="float" office:value="0.000563760559220139" calcext:value-type="float">
            <text:p>0,00056376055922</text:p>
          </table:table-cell>
          <table:table-cell table:formula="of:=ABS([.L88]-[.L87])" office:value-type="float" office:value="46200" calcext:value-type="float">
            <text:p>46200</text:p>
          </table:table-cell>
          <table:table-cell table:formula="of:=ABS([.N88]-[.N87])" office:value-type="float" office:value="58725" calcext:value-type="float">
            <text:p>5872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89]/[.L89]" office:value-type="float" office:value="1.3810969489752" calcext:value-type="float">
            <text:p>1,3810969489752</text:p>
          </table:table-cell>
          <table:table-cell office:value-type="float" office:value="2" calcext:value-type="float">
            <text:p>2</text:p>
          </table:table-cell>
          <table:table-cell office:value-type="float" office:value="9121427" calcext:value-type="float">
            <text:p>912142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12597575" calcext:value-type="float">
            <text:p>125975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89]-[.J88])" office:value-type="float" office:value="0.000372558023603364" calcext:value-type="float">
            <text:p>0,000372558023603</text:p>
          </table:table-cell>
          <table:table-cell table:formula="of:=ABS([.L89]-[.L88])" office:value-type="float" office:value="30800" calcext:value-type="float">
            <text:p>30800</text:p>
          </table:table-cell>
          <table:table-cell table:formula="of:=ABS([.N89]-[.N88])" office:value-type="float" office:value="39151" calcext:value-type="float">
            <text:p>3915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0]/[.L90]" office:value-type="float" office:value="1.42047553270888" calcext:value-type="float">
            <text:p>1,42047553270888</text:p>
          </table:table-cell>
          <table:table-cell office:value-type="float" office:value="2" calcext:value-type="float">
            <text:p>2</text:p>
          </table:table-cell>
          <table:table-cell office:value-type="float" office:value="8772099" calcext:value-type="float">
            <text:p>8772099</text:p>
          </table:table-cell>
          <table:table-cell office:value-type="float" office:value="6264384" calcext:value-type="float">
            <text:p>6264384</text:p>
          </table:table-cell>
          <table:table-cell office:value-type="float" office:value="12460552" calcext:value-type="float">
            <text:p>12460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0]-[.J89])" office:value-type="float" office:value="0.0393785837336775" calcext:value-type="float">
            <text:p>0,039378583733678</text:p>
          </table:table-cell>
          <table:table-cell table:formula="of:=ABS([.L90]-[.L89])" office:value-type="float" office:value="349328" calcext:value-type="float">
            <text:p>349328</text:p>
          </table:table-cell>
          <table:table-cell table:formula="of:=ABS([.N90]-[.N89])" office:value-type="float" office:value="137023" calcext:value-type="float">
            <text:p>137023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1]/[.L91]" office:value-type="float" office:value="1.42831921477342" calcext:value-type="float">
            <text:p>1,42831921477342</text:p>
          </table:table-cell>
          <table:table-cell office:value-type="float" office:value="2" calcext:value-type="float">
            <text:p>2</text:p>
          </table:table-cell>
          <table:table-cell office:value-type="float" office:value="8929499" calcext:value-type="float">
            <text:p>8929499</text:p>
          </table:table-cell>
          <table:table-cell office:value-type="float" office:value="5803584" calcext:value-type="float">
            <text:p>5803584</text:p>
          </table:table-cell>
          <table:table-cell office:value-type="float" office:value="12754175" calcext:value-type="float">
            <text:p>127541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1]-[.J90])" office:value-type="float" office:value="0.00784368206453934" calcext:value-type="float">
            <text:p>0,007843682064539</text:p>
          </table:table-cell>
          <table:table-cell table:formula="of:=ABS([.L91]-[.L90])" office:value-type="float" office:value="157400" calcext:value-type="float">
            <text:p>157400</text:p>
          </table:table-cell>
          <table:table-cell table:formula="of:=ABS([.N91]-[.N90])" office:value-type="float" office:value="293623" calcext:value-type="float">
            <text:p>29362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2]/[.L92]" office:value-type="float" office:value="1.44629570863841" calcext:value-type="float">
            <text:p>1,44629570863841</text:p>
          </table:table-cell>
          <table:table-cell office:value-type="float" office:value="3" calcext:value-type="float">
            <text:p>3</text:p>
          </table:table-cell>
          <table:table-cell office:value-type="float" office:value="8615494" calcext:value-type="float">
            <text:p>8615494</text:p>
          </table:table-cell>
          <table:table-cell office:value-type="float" office:value="6537984" calcext:value-type="float">
            <text:p>6537984</text:p>
          </table:table-cell>
          <table:table-cell office:value-type="float" office:value="12460552" calcext:value-type="float">
            <text:p>12460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93:.R100])" office:value-type="float" office:value="0.222445558120436" calcext:value-type="float">
            <text:p>0,222445558120436</text:p>
          </table:table-cell>
          <table:table-cell table:style-name="ce2" table:formula="of:=AVERAGE([.S93:.S100])" office:value-type="float" office:value="270362.5" calcext:value-type="float">
            <text:p>270362,5</text:p>
          </table:table-cell>
          <table:table-cell table:style-name="ce2" table:formula="of:=AVERAGE([.T93:.T100])" office:value-type="float" office:value="1276598.75" calcext:value-type="float">
            <text:p>1276598,75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3]/[.L93]" office:value-type="float" office:value="1.45233351808603" calcext:value-type="float">
            <text:p>1,45233351808603</text:p>
          </table:table-cell>
          <table:table-cell office:value-type="float" office:value="3" calcext:value-type="float">
            <text:p>3</text:p>
          </table:table-cell>
          <table:table-cell office:value-type="float" office:value="8741415" calcext:value-type="float">
            <text:p>8741415</text:p>
          </table:table-cell>
          <table:table-cell office:value-type="float" office:value="6321984" calcext:value-type="float">
            <text:p>6321984</text:p>
          </table:table-cell>
          <table:table-cell office:value-type="float" office:value="12695450" calcext:value-type="float">
            <text:p>12695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3]-[.J92])" office:value-type="float" office:value="0.006037809447617" calcext:value-type="float">
            <text:p>0,006037809447617</text:p>
          </table:table-cell>
          <table:table-cell table:formula="of:=ABS([.L93]-[.L92])" office:value-type="float" office:value="125921" calcext:value-type="float">
            <text:p>125921</text:p>
          </table:table-cell>
          <table:table-cell table:formula="of:=ABS([.N93]-[.N92])" office:value-type="float" office:value="234898" calcext:value-type="float">
            <text:p>23489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4]/[.L94]" office:value-type="float" office:value="3.22075506209501" calcext:value-type="float">
            <text:p>3,22075506209501</text:p>
          </table:table-cell>
          <table:table-cell office:value-type="float" office:value="1" calcext:value-type="float">
            <text:p>1</text:p>
          </table:table-cell>
          <table:table-cell office:value-type="float" office:value="6877686" calcext:value-type="float">
            <text:p>687768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151342" calcext:value-type="float">
            <text:p>22151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4]-[.J93])" office:value-type="float" office:value="1.76842154400898" calcext:value-type="float">
            <text:p>1,76842154400898</text:p>
          </table:table-cell>
          <table:table-cell table:formula="of:=ABS([.L94]-[.L93])" office:value-type="float" office:value="1863729" calcext:value-type="float">
            <text:p>1863729</text:p>
          </table:table-cell>
          <table:table-cell table:formula="of:=ABS([.N94]-[.N93])" office:value-type="float" office:value="9455892" calcext:value-type="float">
            <text:p>9455892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5]/[.L95]" office:value-type="float" office:value="3.22005957002579" calcext:value-type="float">
            <text:p>3,22005957002579</text:p>
          </table:table-cell>
          <table:table-cell office:value-type="float" office:value="1" calcext:value-type="float">
            <text:p>1</text:p>
          </table:table-cell>
          <table:table-cell office:value-type="float" office:value="6900786" calcext:value-type="float">
            <text:p>690078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220942" calcext:value-type="float">
            <text:p>2222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5]-[.J94])" office:value-type="float" office:value="0.00069549206922126" calcext:value-type="float">
            <text:p>0,000695492069221</text:p>
          </table:table-cell>
          <table:table-cell table:formula="of:=ABS([.L95]-[.L94])" office:value-type="float" office:value="23100" calcext:value-type="float">
            <text:p>23100</text:p>
          </table:table-cell>
          <table:table-cell table:formula="of:=ABS([.N95]-[.N94])" office:value-type="float" office:value="69600" calcext:value-type="float">
            <text:p>696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6]/[.L96]" office:value-type="float" office:value="3.21902501875873" calcext:value-type="float">
            <text:p>3,21902501875873</text:p>
          </table:table-cell>
          <table:table-cell office:value-type="float" office:value="1" calcext:value-type="float">
            <text:p>1</text:p>
          </table:table-cell>
          <table:table-cell office:value-type="float" office:value="6935436" calcext:value-type="float">
            <text:p>69354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325342" calcext:value-type="float">
            <text:p>22325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6]-[.J95])" office:value-type="float" office:value="0.00103455126705754" calcext:value-type="float">
            <text:p>0,001034551267058</text:p>
          </table:table-cell>
          <table:table-cell table:formula="of:=ABS([.L96]-[.L95])" office:value-type="float" office:value="34650" calcext:value-type="float">
            <text:p>34650</text:p>
          </table:table-cell>
          <table:table-cell table:formula="of:=ABS([.N96]-[.N95])" office:value-type="float" office:value="104400" calcext:value-type="float">
            <text:p>1044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7]/[.L97]" office:value-type="float" office:value="3.21834104185133" calcext:value-type="float">
            <text:p>3,21834104185133</text:p>
          </table:table-cell>
          <table:table-cell office:value-type="float" office:value="1" calcext:value-type="float">
            <text:p>1</text:p>
          </table:table-cell>
          <table:table-cell office:value-type="float" office:value="6958536" calcext:value-type="float">
            <text:p>69585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394942" calcext:value-type="float">
            <text:p>22394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7]-[.J96])" office:value-type="float" office:value="0.000683976907402073" calcext:value-type="float">
            <text:p>0,000683976907402</text:p>
          </table:table-cell>
          <table:table-cell table:formula="of:=ABS([.L97]-[.L96])" office:value-type="float" office:value="23100" calcext:value-type="float">
            <text:p>23100</text:p>
          </table:table-cell>
          <table:table-cell table:formula="of:=ABS([.N97]-[.N96])" office:value-type="float" office:value="69600" calcext:value-type="float">
            <text:p>696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8]/[.L98]" office:value-type="float" office:value="3.21732354895179" calcext:value-type="float">
            <text:p>3,21732354895179</text:p>
          </table:table-cell>
          <table:table-cell office:value-type="float" office:value="1" calcext:value-type="float">
            <text:p>1</text:p>
          </table:table-cell>
          <table:table-cell office:value-type="float" office:value="6993186" calcext:value-type="float">
            <text:p>699318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499342" calcext:value-type="float">
            <text:p>22499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8]-[.J97])" office:value-type="float" office:value="0.00101749289953812" calcext:value-type="float">
            <text:p>0,001017492899538</text:p>
          </table:table-cell>
          <table:table-cell table:formula="of:=ABS([.L98]-[.L97])" office:value-type="float" office:value="34650" calcext:value-type="float">
            <text:p>34650</text:p>
          </table:table-cell>
          <table:table-cell table:formula="of:=ABS([.N98]-[.N97])" office:value-type="float" office:value="104400" calcext:value-type="float">
            <text:p>1044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99]/[.L99]" office:value-type="float" office:value="3.21665080357329" calcext:value-type="float">
            <text:p>3,21665080357329</text:p>
          </table:table-cell>
          <table:table-cell office:value-type="float" office:value="1" calcext:value-type="float">
            <text:p>1</text:p>
          </table:table-cell>
          <table:table-cell office:value-type="float" office:value="7016286" calcext:value-type="float">
            <text:p>701628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568942" calcext:value-type="float">
            <text:p>22568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99]-[.J98])" office:value-type="float" office:value="0.000672745378507145" calcext:value-type="float">
            <text:p>0,000672745378507</text:p>
          </table:table-cell>
          <table:table-cell table:formula="of:=ABS([.L99]-[.L98])" office:value-type="float" office:value="23100" calcext:value-type="float">
            <text:p>23100</text:p>
          </table:table-cell>
          <table:table-cell table:formula="of:=ABS([.N99]-[.N98])" office:value-type="float" office:value="69600" calcext:value-type="float">
            <text:p>6960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0]/[.L100]" office:value-type="float" office:value="3.21564995058812" calcext:value-type="float">
            <text:p>3,21564995058812</text:p>
          </table:table-cell>
          <table:table-cell office:value-type="float" office:value="1" calcext:value-type="float">
            <text:p>1</text:p>
          </table:table-cell>
          <table:table-cell office:value-type="float" office:value="7050936" calcext:value-type="float">
            <text:p>70509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673342" calcext:value-type="float">
            <text:p>22673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0]-[.J99])" office:value-type="float" office:value="0.00100085298516595" calcext:value-type="float">
            <text:p>0,001000852985166</text:p>
          </table:table-cell>
          <table:table-cell table:formula="of:=ABS([.L100]-[.L99])" office:value-type="float" office:value="34650" calcext:value-type="float">
            <text:p>34650</text:p>
          </table:table-cell>
          <table:table-cell table:formula="of:=ABS([.N100]-[.N99])" office:value-type="float" office:value="104400" calcext:value-type="float">
            <text:p>1044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1]/[.L101]" office:value-type="float" office:value="3.21498816234466" calcext:value-type="float">
            <text:p>3,21498816234466</text:p>
          </table:table-cell>
          <table:table-cell office:value-type="float" office:value="1" calcext:value-type="float">
            <text:p>1</text:p>
          </table:table-cell>
          <table:table-cell office:value-type="float" office:value="7074036" calcext:value-type="float">
            <text:p>70740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742942" calcext:value-type="float">
            <text:p>22742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02:.R109])" office:value-type="float" office:value="0.0276533468042898" calcext:value-type="float">
            <text:p>0,02765334680429</text:p>
          </table:table-cell>
          <table:table-cell table:style-name="ce2" table:formula="of:=AVERAGE([.S102:.S109])" office:value-type="float" office:value="134909.875" calcext:value-type="float">
            <text:p>134909,875</text:p>
          </table:table-cell>
          <table:table-cell table:style-name="ce2" table:formula="of:=AVERAGE([.T102:.T109])" office:value-type="float" office:value="291450" calcext:value-type="float">
            <text:p>29145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2]/[.L102]" office:value-type="float" office:value="3.21400354439625" calcext:value-type="float">
            <text:p>3,21400354439625</text:p>
          </table:table-cell>
          <table:table-cell office:value-type="float" office:value="1" calcext:value-type="float">
            <text:p>1</text:p>
          </table:table-cell>
          <table:table-cell office:value-type="float" office:value="7108686" calcext:value-type="float">
            <text:p>710868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22847342" calcext:value-type="float">
            <text:p>22847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2]-[.J101])" office:value-type="float" office:value="0.000984617948414535" calcext:value-type="float">
            <text:p>0,000984617948415</text:p>
          </table:table-cell>
          <table:table-cell table:formula="of:=ABS([.L102]-[.L101])" office:value-type="float" office:value="34650" calcext:value-type="float">
            <text:p>34650</text:p>
          </table:table-cell>
          <table:table-cell table:formula="of:=ABS([.N102]-[.N101])" office:value-type="float" office:value="104400" calcext:value-type="float">
            <text:p>1044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3]/[.L103]" office:value-type="float" office:value="3.27660422956614" calcext:value-type="float">
            <text:p>3,27660422956614</text:p>
          </table:table-cell>
          <table:table-cell office:value-type="float" office:value="2" calcext:value-type="float">
            <text:p>2</text:p>
          </table:table-cell>
          <table:table-cell office:value-type="float" office:value="6760457" calcext:value-type="float">
            <text:p>676045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22151342" calcext:value-type="float">
            <text:p>22151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3]-[.J102])" office:value-type="float" office:value="0.0626006851698877" calcext:value-type="float">
            <text:p>0,062600685169888</text:p>
          </table:table-cell>
          <table:table-cell table:formula="of:=ABS([.L103]-[.L102])" office:value-type="float" office:value="348229" calcext:value-type="float">
            <text:p>348229</text:p>
          </table:table-cell>
          <table:table-cell table:formula="of:=ABS([.N103]-[.N102])" office:value-type="float" office:value="696000" calcext:value-type="float">
            <text:p>696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4]/[.L104]" office:value-type="float" office:value="3.27570653567148" calcext:value-type="float">
            <text:p>3,27570653567148</text:p>
          </table:table-cell>
          <table:table-cell office:value-type="float" office:value="2" calcext:value-type="float">
            <text:p>2</text:p>
          </table:table-cell>
          <table:table-cell office:value-type="float" office:value="6783557" calcext:value-type="float">
            <text:p>678355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22220942" calcext:value-type="float">
            <text:p>2222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4]-[.J103])" office:value-type="float" office:value="0.000897693894660101" calcext:value-type="float">
            <text:p>0,00089769389466</text:p>
          </table:table-cell>
          <table:table-cell table:formula="of:=ABS([.L104]-[.L103])" office:value-type="float" office:value="23100" calcext:value-type="float">
            <text:p>23100</text:p>
          </table:table-cell>
          <table:table-cell table:formula="of:=ABS([.N104]-[.N103])" office:value-type="float" office:value="69600" calcext:value-type="float">
            <text:p>696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5]/[.L105]" office:value-type="float" office:value="3.2743713999883" calcext:value-type="float">
            <text:p>3,2743713999883</text:p>
          </table:table-cell>
          <table:table-cell office:value-type="float" office:value="2" calcext:value-type="float">
            <text:p>2</text:p>
          </table:table-cell>
          <table:table-cell office:value-type="float" office:value="6818207" calcext:value-type="float">
            <text:p>681820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22325342" calcext:value-type="float">
            <text:p>22325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5]-[.J104])" office:value-type="float" office:value="0.00133513568318122" calcext:value-type="float">
            <text:p>0,001335135683181</text:p>
          </table:table-cell>
          <table:table-cell table:formula="of:=ABS([.L105]-[.L104])" office:value-type="float" office:value="34650" calcext:value-type="float">
            <text:p>34650</text:p>
          </table:table-cell>
          <table:table-cell table:formula="of:=ABS([.N105]-[.N104])" office:value-type="float" office:value="104400" calcext:value-type="float">
            <text:p>1044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6]/[.L106]" office:value-type="float" office:value="3.27348882311523" calcext:value-type="float">
            <text:p>3,27348882311523</text:p>
          </table:table-cell>
          <table:table-cell office:value-type="float" office:value="2" calcext:value-type="float">
            <text:p>2</text:p>
          </table:table-cell>
          <table:table-cell office:value-type="float" office:value="6841307" calcext:value-type="float">
            <text:p>6841307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22394942" calcext:value-type="float">
            <text:p>22394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6]-[.J105])" office:value-type="float" office:value="0.000882576873063812" calcext:value-type="float">
            <text:p>0,000882576873064</text:p>
          </table:table-cell>
          <table:table-cell table:formula="of:=ABS([.L106]-[.L105])" office:value-type="float" office:value="23100" calcext:value-type="float">
            <text:p>23100</text:p>
          </table:table-cell>
          <table:table-cell table:formula="of:=ABS([.N106]-[.N105])" office:value-type="float" office:value="69600" calcext:value-type="float">
            <text:p>696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7]/[.L107]" office:value-type="float" office:value="3.36693252422411" calcext:value-type="float">
            <text:p>3,36693252422411</text:p>
          </table:table-cell>
          <table:table-cell office:value-type="float" office:value="2" calcext:value-type="float">
            <text:p>2</text:p>
          </table:table-cell>
          <table:table-cell office:value-type="float" office:value="6579087" calcext:value-type="float">
            <text:p>6579087</text:p>
          </table:table-cell>
          <table:table-cell office:value-type="float" office:value="6264384" calcext:value-type="float">
            <text:p>6264384</text:p>
          </table:table-cell>
          <table:table-cell office:value-type="float" office:value="22151342" calcext:value-type="float">
            <text:p>22151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7]-[.J106])" office:value-type="float" office:value="0.0934437011088733" calcext:value-type="float">
            <text:p>0,093443701108873</text:p>
          </table:table-cell>
          <table:table-cell table:formula="of:=ABS([.L107]-[.L106])" office:value-type="float" office:value="262220" calcext:value-type="float">
            <text:p>262220</text:p>
          </table:table-cell>
          <table:table-cell table:formula="of:=ABS([.N107]-[.N106])" office:value-type="float" office:value="243600" calcext:value-type="float">
            <text:p>24360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8]/[.L108]" office:value-type="float" office:value="3.38552757693325" calcext:value-type="float">
            <text:p>3,38552757693325</text:p>
          </table:table-cell>
          <table:table-cell office:value-type="float" office:value="2" calcext:value-type="float">
            <text:p>2</text:p>
          </table:table-cell>
          <table:table-cell office:value-type="float" office:value="6697137" calcext:value-type="float">
            <text:p>6697137</text:p>
          </table:table-cell>
          <table:table-cell office:value-type="float" office:value="5803584" calcext:value-type="float">
            <text:p>5803584</text:p>
          </table:table-cell>
          <table:table-cell office:value-type="float" office:value="22673342" calcext:value-type="float">
            <text:p>22673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8]-[.J107])" office:value-type="float" office:value="0.0185950527091419" calcext:value-type="float">
            <text:p>0,018595052709142</text:p>
          </table:table-cell>
          <table:table-cell table:formula="of:=ABS([.L108]-[.L107])" office:value-type="float" office:value="118050" calcext:value-type="float">
            <text:p>118050</text:p>
          </table:table-cell>
          <table:table-cell table:formula="of:=ABS([.N108]-[.N107])" office:value-type="float" office:value="522000" calcext:value-type="float">
            <text:p>522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09]/[.L109]" office:value-type="float" office:value="3.42801488798034" calcext:value-type="float">
            <text:p>3,42801488798034</text:p>
          </table:table-cell>
          <table:table-cell office:value-type="float" office:value="3" calcext:value-type="float">
            <text:p>3</text:p>
          </table:table-cell>
          <table:table-cell office:value-type="float" office:value="6461857" calcext:value-type="float">
            <text:p>6461857</text:p>
          </table:table-cell>
          <table:table-cell office:value-type="float" office:value="6537984" calcext:value-type="float">
            <text:p>6537984</text:p>
          </table:table-cell>
          <table:table-cell office:value-type="float" office:value="22151342" calcext:value-type="float">
            <text:p>221513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09]-[.J108])" office:value-type="float" office:value="0.042487311047096" calcext:value-type="float">
            <text:p>0,042487311047096</text:p>
          </table:table-cell>
          <table:table-cell table:formula="of:=ABS([.L109]-[.L108])" office:value-type="float" office:value="235280" calcext:value-type="float">
            <text:p>235280</text:p>
          </table:table-cell>
          <table:table-cell table:formula="of:=ABS([.N109]-[.N108])" office:value-type="float" office:value="522000" calcext:value-type="float">
            <text:p>5220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0]/[.L110]" office:value-type="float" office:value="3.44233010763086" calcext:value-type="float">
            <text:p>3,44233010763086</text:p>
          </table:table-cell>
          <table:table-cell office:value-type="float" office:value="3" calcext:value-type="float">
            <text:p>3</text:p>
          </table:table-cell>
          <table:table-cell office:value-type="float" office:value="6556298" calcext:value-type="float">
            <text:p>6556298</text:p>
          </table:table-cell>
          <table:table-cell office:value-type="float" office:value="6321984" calcext:value-type="float">
            <text:p>6321984</text:p>
          </table:table-cell>
          <table:table-cell office:value-type="float" office:value="22568942" calcext:value-type="float">
            <text:p>22568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11:.R118])" office:value-type="float" office:value="0.357419038055148" calcext:value-type="float">
            <text:p>0,357419038055148</text:p>
          </table:table-cell>
          <table:table-cell table:style-name="ce2" table:formula="of:=AVERAGE([.S111:.S118])" office:value-type="float" office:value="151402.75" calcext:value-type="float">
            <text:p>151402,75</text:p>
          </table:table-cell>
          <table:table-cell table:style-name="ce2" table:formula="of:=AVERAGE([.T111:.T118])" office:value-type="float" office:value="1620789.375" calcext:value-type="float">
            <text:p>1620789,37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1]/[.L111]" office:value-type="float" office:value="6.29042197276849" calcext:value-type="float">
            <text:p>6,29042197276849</text:p>
          </table:table-cell>
          <table:table-cell office:value-type="float" office:value="1" calcext:value-type="float">
            <text:p>1</text:p>
          </table:table-cell>
          <table:table-cell office:value-type="float" office:value="5502156" calcext:value-type="float">
            <text:p>550215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1]-[.J110])" office:value-type="float" office:value="2.84809186513763" calcext:value-type="float">
            <text:p>2,84809186513763</text:p>
          </table:table-cell>
          <table:table-cell table:formula="of:=ABS([.L111]-[.L110])" office:value-type="float" office:value="1054142" calcext:value-type="float">
            <text:p>1054142</text:p>
          </table:table-cell>
          <table:table-cell table:formula="of:=ABS([.N111]-[.N110])" office:value-type="float" office:value="12041941" calcext:value-type="float">
            <text:p>1204194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2]/[.L112]" office:value-type="float" office:value="6.28906343399565" calcext:value-type="float">
            <text:p>6,28906343399565</text:p>
          </table:table-cell>
          <table:table-cell office:value-type="float" office:value="1" calcext:value-type="float">
            <text:p>1</text:p>
          </table:table-cell>
          <table:table-cell office:value-type="float" office:value="5520636" calcext:value-type="float">
            <text:p>55206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4719630" calcext:value-type="float">
            <text:p>34719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2]-[.J111])" office:value-type="float" office:value="0.00135853877284475" calcext:value-type="float">
            <text:p>0,001358538772845</text:p>
          </table:table-cell>
          <table:table-cell table:formula="of:=ABS([.L112]-[.L111])" office:value-type="float" office:value="18480" calcext:value-type="float">
            <text:p>18480</text:p>
          </table:table-cell>
          <table:table-cell table:formula="of:=ABS([.N112]-[.N111])" office:value-type="float" office:value="108747" calcext:value-type="float">
            <text:p>10874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3]/[.L113]" office:value-type="float" office:value="6.28704340528978" calcext:value-type="float">
            <text:p>6,28704340528978</text:p>
          </table:table-cell>
          <table:table-cell office:value-type="float" office:value="1" calcext:value-type="float">
            <text:p>1</text:p>
          </table:table-cell>
          <table:table-cell office:value-type="float" office:value="5548356" calcext:value-type="float">
            <text:p>554835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4882755" calcext:value-type="float">
            <text:p>348827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3]-[.J112])" office:value-type="float" office:value="0.00202002870586515" calcext:value-type="float">
            <text:p>0,002020028705865</text:p>
          </table:table-cell>
          <table:table-cell table:formula="of:=ABS([.L113]-[.L112])" office:value-type="float" office:value="27720" calcext:value-type="float">
            <text:p>27720</text:p>
          </table:table-cell>
          <table:table-cell table:formula="of:=ABS([.N113]-[.N112])" office:value-type="float" office:value="163125" calcext:value-type="float">
            <text:p>16312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4]/[.L114]" office:value-type="float" office:value="6.28570807546693" calcext:value-type="float">
            <text:p>6,28570807546693</text:p>
          </table:table-cell>
          <table:table-cell office:value-type="float" office:value="1" calcext:value-type="float">
            <text:p>1</text:p>
          </table:table-cell>
          <table:table-cell office:value-type="float" office:value="5566836" calcext:value-type="float">
            <text:p>55668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4991506" calcext:value-type="float">
            <text:p>34991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4]-[.J113])" office:value-type="float" office:value="0.00133532982285711" calcext:value-type="float">
            <text:p>0,001335329822857</text:p>
          </table:table-cell>
          <table:table-cell table:formula="of:=ABS([.L114]-[.L113])" office:value-type="float" office:value="18480" calcext:value-type="float">
            <text:p>18480</text:p>
          </table:table-cell>
          <table:table-cell table:formula="of:=ABS([.N114]-[.N113])" office:value-type="float" office:value="108751" calcext:value-type="float">
            <text:p>108751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5]/[.L115]" office:value-type="float" office:value="6.28372117465622" calcext:value-type="float">
            <text:p>6,28372117465622</text:p>
          </table:table-cell>
          <table:table-cell office:value-type="float" office:value="1" calcext:value-type="float">
            <text:p>1</text:p>
          </table:table-cell>
          <table:table-cell office:value-type="float" office:value="5594556" calcext:value-type="float">
            <text:p>559455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5154630" calcext:value-type="float">
            <text:p>35154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5]-[.J114])" office:value-type="float" office:value="0.00198690081070652" calcext:value-type="float">
            <text:p>0,001986900810707</text:p>
          </table:table-cell>
          <table:table-cell table:formula="of:=ABS([.L115]-[.L114])" office:value-type="float" office:value="27720" calcext:value-type="float">
            <text:p>27720</text:p>
          </table:table-cell>
          <table:table-cell table:formula="of:=ABS([.N115]-[.N114])" office:value-type="float" office:value="163124" calcext:value-type="float">
            <text:p>163124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6]/[.L116]" office:value-type="float" office:value="6.28240777361841" calcext:value-type="float">
            <text:p>6,28240777361841</text:p>
          </table:table-cell>
          <table:table-cell office:value-type="float" office:value="1" calcext:value-type="float">
            <text:p>1</text:p>
          </table:table-cell>
          <table:table-cell office:value-type="float" office:value="5613036" calcext:value-type="float">
            <text:p>56130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5263381" calcext:value-type="float">
            <text:p>35263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6]-[.J115])" office:value-type="float" office:value="0.00131340103780619" calcext:value-type="float">
            <text:p>0,001313401037806</text:p>
          </table:table-cell>
          <table:table-cell table:formula="of:=ABS([.L116]-[.L115])" office:value-type="float" office:value="18480" calcext:value-type="float">
            <text:p>18480</text:p>
          </table:table-cell>
          <table:table-cell table:formula="of:=ABS([.N116]-[.N115])" office:value-type="float" office:value="108751" calcext:value-type="float">
            <text:p>108751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7]/[.L117]" office:value-type="float" office:value="6.28045354204295" calcext:value-type="float">
            <text:p>6,28045354204295</text:p>
          </table:table-cell>
          <table:table-cell office:value-type="float" office:value="1" calcext:value-type="float">
            <text:p>1</text:p>
          </table:table-cell>
          <table:table-cell office:value-type="float" office:value="5640756" calcext:value-type="float">
            <text:p>564075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5426506" calcext:value-type="float">
            <text:p>35426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7]-[.J116])" office:value-type="float" office:value="0.00195423157546681" calcext:value-type="float">
            <text:p>0,001954231575467</text:p>
          </table:table-cell>
          <table:table-cell table:formula="of:=ABS([.L117]-[.L116])" office:value-type="float" office:value="27720" calcext:value-type="float">
            <text:p>27720</text:p>
          </table:table-cell>
          <table:table-cell table:formula="of:=ABS([.N117]-[.N116])" office:value-type="float" office:value="163125" calcext:value-type="float">
            <text:p>163125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8]/[.L118]" office:value-type="float" office:value="6.27916153346494" calcext:value-type="float">
            <text:p>6,27916153346494</text:p>
          </table:table-cell>
          <table:table-cell office:value-type="float" office:value="1" calcext:value-type="float">
            <text:p>1</text:p>
          </table:table-cell>
          <table:table-cell office:value-type="float" office:value="5659236" calcext:value-type="float">
            <text:p>565923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5535257" calcext:value-type="float">
            <text:p>355352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18]-[.J117])" office:value-type="float" office:value="0.00129200857800527" calcext:value-type="float">
            <text:p>0,001292008578005</text:p>
          </table:table-cell>
          <table:table-cell table:formula="of:=ABS([.L118]-[.L117])" office:value-type="float" office:value="18480" calcext:value-type="float">
            <text:p>18480</text:p>
          </table:table-cell>
          <table:table-cell table:formula="of:=ABS([.N118]-[.N117])" office:value-type="float" office:value="108751" calcext:value-type="float">
            <text:p>108751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19]/[.L119]" office:value-type="float" office:value="6.27723882512894" calcext:value-type="float">
            <text:p>6,27723882512894</text:p>
          </table:table-cell>
          <table:table-cell office:value-type="float" office:value="1" calcext:value-type="float">
            <text:p>1</text:p>
          </table:table-cell>
          <table:table-cell office:value-type="float" office:value="5686956" calcext:value-type="float">
            <text:p>5686956</text:p>
          </table:table-cell>
          <table:table-cell office:value-type="float" office:value="6105984" calcext:value-type="float">
            <text:p>6105984</text:p>
          </table:table-cell>
          <table:table-cell office:value-type="float" office:value="35698381" calcext:value-type="float">
            <text:p>35698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20:.R127])" office:value-type="float" office:value="0.0572340525026057" calcext:value-type="float">
            <text:p>0,057234052502606</text:p>
          </table:table-cell>
          <table:table-cell table:style-name="ce2" table:formula="of:=AVERAGE([.S120:.S127])" office:value-type="float" office:value="113884.625" calcext:value-type="float">
            <text:p>113884,625</text:p>
          </table:table-cell>
          <table:table-cell table:style-name="ce2" table:formula="of:=AVERAGE([.T120:.T127])" office:value-type="float" office:value="516561" calcext:value-type="float">
            <text:p>51656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0]/[.L120]" office:value-type="float" office:value="6.39928820135223" calcext:value-type="float">
            <text:p>6,39928820135223</text:p>
          </table:table-cell>
          <table:table-cell office:value-type="float" office:value="2" calcext:value-type="float">
            <text:p>2</text:p>
          </table:table-cell>
          <table:table-cell office:value-type="float" office:value="5408552" calcext:value-type="float">
            <text:p>5408552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0]-[.J119])" office:value-type="float" office:value="0.122049376223284" calcext:value-type="float">
            <text:p>0,122049376223284</text:p>
          </table:table-cell>
          <table:table-cell table:formula="of:=ABS([.L120]-[.L119])" office:value-type="float" office:value="278404" calcext:value-type="float">
            <text:p>278404</text:p>
          </table:table-cell>
          <table:table-cell table:formula="of:=ABS([.N120]-[.N119])" office:value-type="float" office:value="1087498" calcext:value-type="float">
            <text:p>108749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1]/[.L121]" office:value-type="float" office:value="6.39753552217861" calcext:value-type="float">
            <text:p>6,39753552217861</text:p>
          </table:table-cell>
          <table:table-cell office:value-type="float" office:value="2" calcext:value-type="float">
            <text:p>2</text:p>
          </table:table-cell>
          <table:table-cell office:value-type="float" office:value="5427032" calcext:value-type="float">
            <text:p>5427032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34719630" calcext:value-type="float">
            <text:p>347196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1]-[.J120])" office:value-type="float" office:value="0.00175267917362376" calcext:value-type="float">
            <text:p>0,001752679173624</text:p>
          </table:table-cell>
          <table:table-cell table:formula="of:=ABS([.L121]-[.L120])" office:value-type="float" office:value="18480" calcext:value-type="float">
            <text:p>18480</text:p>
          </table:table-cell>
          <table:table-cell table:formula="of:=ABS([.N121]-[.N120])" office:value-type="float" office:value="108747" calcext:value-type="float">
            <text:p>108747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2]/[.L122]" office:value-type="float" office:value="6.39492959533266" calcext:value-type="float">
            <text:p>6,39492959533266</text:p>
          </table:table-cell>
          <table:table-cell office:value-type="float" office:value="2" calcext:value-type="float">
            <text:p>2</text:p>
          </table:table-cell>
          <table:table-cell office:value-type="float" office:value="5454752" calcext:value-type="float">
            <text:p>5454752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34882755" calcext:value-type="float">
            <text:p>348827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2]-[.J121])" office:value-type="float" office:value="0.0026059268459484" calcext:value-type="float">
            <text:p>0,002605926845948</text:p>
          </table:table-cell>
          <table:table-cell table:formula="of:=ABS([.L122]-[.L121])" office:value-type="float" office:value="27720" calcext:value-type="float">
            <text:p>27720</text:p>
          </table:table-cell>
          <table:table-cell table:formula="of:=ABS([.N122]-[.N121])" office:value-type="float" office:value="163125" calcext:value-type="float">
            <text:p>163125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3]/[.L123]" office:value-type="float" office:value="6.39320715803752" calcext:value-type="float">
            <text:p>6,39320715803752</text:p>
          </table:table-cell>
          <table:table-cell office:value-type="float" office:value="2" calcext:value-type="float">
            <text:p>2</text:p>
          </table:table-cell>
          <table:table-cell office:value-type="float" office:value="5473232" calcext:value-type="float">
            <text:p>5473232</text:p>
          </table:table-cell>
          <table:table-cell office:value-type="float" office:value="6807984" calcext:value-type="float">
            <text:p>6807984</text:p>
          </table:table-cell>
          <table:table-cell office:value-type="float" office:value="34991506" calcext:value-type="float">
            <text:p>34991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3]-[.J122])" office:value-type="float" office:value="0.00172243729513877" calcext:value-type="float">
            <text:p>0,001722437295139</text:p>
          </table:table-cell>
          <table:table-cell table:formula="of:=ABS([.L123]-[.L122])" office:value-type="float" office:value="18480" calcext:value-type="float">
            <text:p>18480</text:p>
          </table:table-cell>
          <table:table-cell table:formula="of:=ABS([.N123]-[.N122])" office:value-type="float" office:value="108751" calcext:value-type="float">
            <text:p>10875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4]/[.L124]" office:value-type="float" office:value="6.575918956954" calcext:value-type="float">
            <text:p>6,575918956954</text:p>
          </table:table-cell>
          <table:table-cell office:value-type="float" office:value="2" calcext:value-type="float">
            <text:p>2</text:p>
          </table:table-cell>
          <table:table-cell office:value-type="float" office:value="5263277" calcext:value-type="float">
            <text:p>5263277</text:p>
          </table:table-cell>
          <table:table-cell office:value-type="float" office:value="6264384" calcext:value-type="float">
            <text:p>6264384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4]-[.J123])" office:value-type="float" office:value="0.182711798916486" calcext:value-type="float">
            <text:p>0,182711798916486</text:p>
          </table:table-cell>
          <table:table-cell table:formula="of:=ABS([.L124]-[.L123])" office:value-type="float" office:value="209955" calcext:value-type="float">
            <text:p>209955</text:p>
          </table:table-cell>
          <table:table-cell table:formula="of:=ABS([.N124]-[.N123])" office:value-type="float" office:value="380623" calcext:value-type="float">
            <text:p>380623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5]/[.L125]" office:value-type="float" office:value="6.61223913095821" calcext:value-type="float">
            <text:p>6,61223913095821</text:p>
          </table:table-cell>
          <table:table-cell office:value-type="float" office:value="2" calcext:value-type="float">
            <text:p>2</text:p>
          </table:table-cell>
          <table:table-cell office:value-type="float" office:value="5357717" calcext:value-type="float">
            <text:p>5357717</text:p>
          </table:table-cell>
          <table:table-cell office:value-type="float" office:value="5803584" calcext:value-type="float">
            <text:p>5803584</text:p>
          </table:table-cell>
          <table:table-cell office:value-type="float" office:value="35426506" calcext:value-type="float">
            <text:p>354265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5]-[.J124])" office:value-type="float" office:value="0.0363201740042012" calcext:value-type="float">
            <text:p>0,036320174004201</text:p>
          </table:table-cell>
          <table:table-cell table:formula="of:=ABS([.L125]-[.L124])" office:value-type="float" office:value="94440" calcext:value-type="float">
            <text:p>94440</text:p>
          </table:table-cell>
          <table:table-cell table:formula="of:=ABS([.N125]-[.N124])" office:value-type="float" office:value="815623" calcext:value-type="float">
            <text:p>81562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6]/[.L126]" office:value-type="float" office:value="6.69498625831581" calcext:value-type="float">
            <text:p>6,69498625831581</text:p>
          </table:table-cell>
          <table:table-cell office:value-type="float" office:value="3" calcext:value-type="float">
            <text:p>3</text:p>
          </table:table-cell>
          <table:table-cell office:value-type="float" office:value="5169672" calcext:value-type="float">
            <text:p>5169672</text:p>
          </table:table-cell>
          <table:table-cell office:value-type="float" office:value="6537984" calcext:value-type="float">
            <text:p>6537984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6]-[.J125])" office:value-type="float" office:value="0.082747127357603" calcext:value-type="float">
            <text:p>0,082747127357603</text:p>
          </table:table-cell>
          <table:table-cell table:formula="of:=ABS([.L126]-[.L125])" office:value-type="float" office:value="188045" calcext:value-type="float">
            <text:p>188045</text:p>
          </table:table-cell>
          <table:table-cell table:formula="of:=ABS([.N126]-[.N125])" office:value-type="float" office:value="815623" calcext:value-type="float">
            <text:p>815623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7]/[.L127]" office:value-type="float" office:value="6.72294915852037" calcext:value-type="float">
            <text:p>6,72294915852037</text:p>
          </table:table-cell>
          <table:table-cell office:value-type="float" office:value="3" calcext:value-type="float">
            <text:p>3</text:p>
          </table:table-cell>
          <table:table-cell office:value-type="float" office:value="5245225" calcext:value-type="float">
            <text:p>5245225</text:p>
          </table:table-cell>
          <table:table-cell office:value-type="float" office:value="6321984" calcext:value-type="float">
            <text:p>6321984</text:p>
          </table:table-cell>
          <table:table-cell office:value-type="float" office:value="35263381" calcext:value-type="float">
            <text:p>35263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7]-[.J126])" office:value-type="float" office:value="0.0279629002045603" calcext:value-type="float">
            <text:p>0,02796290020456</text:p>
          </table:table-cell>
          <table:table-cell table:formula="of:=ABS([.L127]-[.L126])" office:value-type="float" office:value="75553" calcext:value-type="float">
            <text:p>75553</text:p>
          </table:table-cell>
          <table:table-cell table:formula="of:=ABS([.N127]-[.N126])" office:value-type="float" office:value="652498" calcext:value-type="float">
            <text:p>652498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8]/[.L128]" office:value-type="float" office:value="1.10945804845374" calcext:value-type="float">
            <text:p>1,10945804845374</text:p>
          </table:table-cell>
          <table:table-cell office:value-type="float" office:value="1" calcext:value-type="float">
            <text:p>1</text:p>
          </table:table-cell>
          <table:table-cell office:value-type="float" office:value="11231207" calcext:value-type="float">
            <text:p>11231207</text:p>
          </table:table-cell>
          <table:table-cell office:value-type="float" office:value="5875680" calcext:value-type="float">
            <text:p>5875680</text:p>
          </table:table-cell>
          <table:table-cell office:value-type="float" office:value="12460553" calcext:value-type="float">
            <text:p>12460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29:.R136])" office:value-type="float" office:value="0.00904639509203364" calcext:value-type="float">
            <text:p>0,009046395092034</text:p>
          </table:table-cell>
          <table:table-cell table:style-name="ce2" table:formula="of:=AVERAGE([.S129:.S136])" office:value-type="float" office:value="123108.875" calcext:value-type="float">
            <text:p>123108,875</text:p>
          </table:table-cell>
          <table:table-cell table:style-name="ce2" table:formula="of:=AVERAGE([.T129:.T136])" office:value-type="float" office:value="103991.625" calcext:value-type="float">
            <text:p>103991,62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29]/[.L129]" office:value-type="float" office:value="1.13250955251226" calcext:value-type="float">
            <text:p>1,13250955251226</text:p>
          </table:table-cell>
          <table:table-cell office:value-type="float" office:value="2" calcext:value-type="float">
            <text:p>2</text:p>
          </table:table-cell>
          <table:table-cell office:value-type="float" office:value="11002603" calcext:value-type="float">
            <text:p>11002603</text:p>
          </table:table-cell>
          <table:table-cell office:value-type="float" office:value="6509280" calcext:value-type="float">
            <text:p>6509280</text:p>
          </table:table-cell>
          <table:table-cell office:value-type="float" office:value="12460553" calcext:value-type="float">
            <text:p>12460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29]-[.J128])" office:value-type="float" office:value="0.023051504058514" calcext:value-type="float">
            <text:p>0,023051504058514</text:p>
          </table:table-cell>
          <table:table-cell table:formula="of:=ABS([.L129]-[.L128])" office:value-type="float" office:value="228604" calcext:value-type="float">
            <text:p>228604</text:p>
          </table:table-cell>
          <table:table-cell table:formula="of:=ABS([.N129]-[.N12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0]/[.L130]" office:value-type="float" office:value="1.15023232092458" calcext:value-type="float">
            <text:p>1,15023232092458</text:p>
          </table:table-cell>
          <table:table-cell office:value-type="float" office:value="2" calcext:value-type="float">
            <text:p>2</text:p>
          </table:table-cell>
          <table:table-cell office:value-type="float" office:value="10833075" calcext:value-type="float">
            <text:p>10833075</text:p>
          </table:table-cell>
          <table:table-cell office:value-type="float" office:value="6624480" calcext:value-type="float">
            <text:p>6624480</text:p>
          </table:table-cell>
          <table:table-cell office:value-type="float" office:value="12460553" calcext:value-type="float">
            <text:p>12460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0]-[.J129])" office:value-type="float" office:value="0.0177227684123205" calcext:value-type="float">
            <text:p>0,017722768412321</text:p>
          </table:table-cell>
          <table:table-cell table:formula="of:=ABS([.L130]-[.L129])" office:value-type="float" office:value="169528" calcext:value-type="float">
            <text:p>169528</text:p>
          </table:table-cell>
          <table:table-cell table:formula="of:=ABS([.N130]-[.N12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1]/[.L131]" office:value-type="float" office:value="1.15477605993595" calcext:value-type="float">
            <text:p>1,15477605993595</text:p>
          </table:table-cell>
          <table:table-cell office:value-type="float" office:value="2" calcext:value-type="float">
            <text:p>2</text:p>
          </table:table-cell>
          <table:table-cell office:value-type="float" office:value="10875209" calcext:value-type="float">
            <text:p>10875209</text:p>
          </table:table-cell>
          <table:table-cell office:value-type="float" office:value="6336480" calcext:value-type="float">
            <text:p>6336480</text:p>
          </table:table-cell>
          <table:table-cell office:value-type="float" office:value="12558431" calcext:value-type="float">
            <text:p>125584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1]-[.J130])" office:value-type="float" office:value="0.00454373901137561" calcext:value-type="float">
            <text:p>0,004543739011376</text:p>
          </table:table-cell>
          <table:table-cell table:formula="of:=ABS([.L131]-[.L130])" office:value-type="float" office:value="42134" calcext:value-type="float">
            <text:p>42134</text:p>
          </table:table-cell>
          <table:table-cell table:formula="of:=ABS([.N131]-[.N130])" office:value-type="float" office:value="97878" calcext:value-type="float">
            <text:p>9787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2]/[.L132]" office:value-type="float" office:value="1.15703430759594" calcext:value-type="float">
            <text:p>1,15703430759594</text:p>
          </table:table-cell>
          <table:table-cell office:value-type="float" office:value="2" calcext:value-type="float">
            <text:p>2</text:p>
          </table:table-cell>
          <table:table-cell office:value-type="float" office:value="10896275" calcext:value-type="float">
            <text:p>10896275</text:p>
          </table:table-cell>
          <table:table-cell office:value-type="float" office:value="6278880" calcext:value-type="float">
            <text:p>6278880</text:p>
          </table:table-cell>
          <table:table-cell office:value-type="float" office:value="12607364" calcext:value-type="float">
            <text:p>126073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2]-[.J131])" office:value-type="float" office:value="0.00225824765999283" calcext:value-type="float">
            <text:p>0,002258247659993</text:p>
          </table:table-cell>
          <table:table-cell table:formula="of:=ABS([.L132]-[.L131])" office:value-type="float" office:value="21066" calcext:value-type="float">
            <text:p>21066</text:p>
          </table:table-cell>
          <table:table-cell table:formula="of:=ABS([.N132]-[.N131])" office:value-type="float" office:value="48933" calcext:value-type="float">
            <text:p>48933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3]/[.L133]" office:value-type="float" office:value="1.16598197065318" calcext:value-type="float">
            <text:p>1,16598197065318</text:p>
          </table:table-cell>
          <table:table-cell office:value-type="float" office:value="2" calcext:value-type="float">
            <text:p>2</text:p>
          </table:table-cell>
          <table:table-cell office:value-type="float" office:value="10980542" calcext:value-type="float">
            <text:p>10980542</text:p>
          </table:table-cell>
          <table:table-cell office:value-type="float" office:value="5803680" calcext:value-type="float">
            <text:p>5803680</text:p>
          </table:table-cell>
          <table:table-cell office:value-type="float" office:value="12803114" calcext:value-type="float">
            <text:p>12803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3]-[.J132])" office:value-type="float" office:value="0.00894766305723471" calcext:value-type="float">
            <text:p>0,008947663057235</text:p>
          </table:table-cell>
          <table:table-cell table:formula="of:=ABS([.L133]-[.L132])" office:value-type="float" office:value="84267" calcext:value-type="float">
            <text:p>84267</text:p>
          </table:table-cell>
          <table:table-cell table:formula="of:=ABS([.N133]-[.N132])" office:value-type="float" office:value="195750" calcext:value-type="float">
            <text:p>19575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4]/[.L134]" office:value-type="float" office:value="1.17502836068186" calcext:value-type="float">
            <text:p>1,17502836068186</text:p>
          </table:table-cell>
          <table:table-cell office:value-type="float" office:value="3" calcext:value-type="float">
            <text:p>3</text:p>
          </table:table-cell>
          <table:table-cell office:value-type="float" office:value="10604470" calcext:value-type="float">
            <text:p>10604470</text:p>
          </table:table-cell>
          <table:table-cell office:value-type="float" office:value="6898080" calcext:value-type="float">
            <text:p>6898080</text:p>
          </table:table-cell>
          <table:table-cell office:value-type="float" office:value="12460553" calcext:value-type="float">
            <text:p>12460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4]-[.J133])" office:value-type="float" office:value="0.00904639002868435" calcext:value-type="float">
            <text:p>0,009046390028684</text:p>
          </table:table-cell>
          <table:table-cell table:formula="of:=ABS([.L134]-[.L133])" office:value-type="float" office:value="376072" calcext:value-type="float">
            <text:p>376072</text:p>
          </table:table-cell>
          <table:table-cell table:formula="of:=ABS([.N134]-[.N133])" office:value-type="float" office:value="342561" calcext:value-type="float">
            <text:p>34256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5]/[.L135]" office:value-type="float" office:value="1.17730445058918" calcext:value-type="float">
            <text:p>1,17730445058918</text:p>
          </table:table-cell>
          <table:table-cell office:value-type="float" office:value="3" calcext:value-type="float">
            <text:p>3</text:p>
          </table:table-cell>
          <table:table-cell office:value-type="float" office:value="10625537" calcext:value-type="float">
            <text:p>10625537</text:p>
          </table:table-cell>
          <table:table-cell office:value-type="float" office:value="6846240" calcext:value-type="float">
            <text:p>6846240</text:p>
          </table:table-cell>
          <table:table-cell office:value-type="float" office:value="12509492" calcext:value-type="float">
            <text:p>12509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5]-[.J134])" office:value-type="float" office:value="0.0022760899073162" calcext:value-type="float">
            <text:p>0,002276089907316</text:p>
          </table:table-cell>
          <table:table-cell table:formula="of:=ABS([.L135]-[.L134])" office:value-type="float" office:value="21067" calcext:value-type="float">
            <text:p>21067</text:p>
          </table:table-cell>
          <table:table-cell table:formula="of:=ABS([.N135]-[.N134])" office:value-type="float" office:value="48939" calcext:value-type="float">
            <text:p>48939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6]/[.L136]" office:value-type="float" office:value="1.18182920919001" calcext:value-type="float">
            <text:p>1,18182920919001</text:p>
          </table:table-cell>
          <table:table-cell office:value-type="float" office:value="3" calcext:value-type="float">
            <text:p>3</text:p>
          </table:table-cell>
          <table:table-cell office:value-type="float" office:value="10667670" calcext:value-type="float">
            <text:p>10667670</text:p>
          </table:table-cell>
          <table:table-cell office:value-type="float" office:value="6682080" calcext:value-type="float">
            <text:p>6682080</text:p>
          </table:table-cell>
          <table:table-cell office:value-type="float" office:value="12607364" calcext:value-type="float">
            <text:p>126073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6]-[.J135])" office:value-type="float" office:value="0.00452475860083101" calcext:value-type="float">
            <text:p>0,004524758600831</text:p>
          </table:table-cell>
          <table:table-cell table:formula="of:=ABS([.L136]-[.L135])" office:value-type="float" office:value="42133" calcext:value-type="float">
            <text:p>42133</text:p>
          </table:table-cell>
          <table:table-cell table:formula="of:=ABS([.N136]-[.N135])" office:value-type="float" office:value="97872" calcext:value-type="float">
            <text:p>97872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7]/[.L137]" office:value-type="float" office:value="1.18855050895221" calcext:value-type="float">
            <text:p>1,18855050895221</text:p>
          </table:table-cell>
          <table:table-cell office:value-type="float" office:value="3" calcext:value-type="float">
            <text:p>3</text:p>
          </table:table-cell>
          <table:table-cell office:value-type="float" office:value="10730870" calcext:value-type="float">
            <text:p>10730870</text:p>
          </table:table-cell>
          <table:table-cell office:value-type="float" office:value="6206880" calcext:value-type="float">
            <text:p>6206880</text:p>
          </table:table-cell>
          <table:table-cell office:value-type="float" office:value="12754181" calcext:value-type="float">
            <text:p>127541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38:.R145])" office:value-type="float" office:value="0.200239762517199" calcext:value-type="float">
            <text:p>0,200239762517199</text:p>
          </table:table-cell>
          <table:table-cell table:style-name="ce2" table:formula="of:=AVERAGE([.S138:.S145])" office:value-type="float" office:value="376784.625" calcext:value-type="float">
            <text:p>376784,625</text:p>
          </table:table-cell>
          <table:table-cell table:style-name="ce2" table:formula="of:=AVERAGE([.T138:.T145])" office:value-type="float" office:value="1337770" calcext:value-type="float">
            <text:p>133777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8]/[.L138]" office:value-type="float" office:value="2.62973183582634" calcext:value-type="float">
            <text:p>2,62973183582634</text:p>
          </table:table-cell>
          <table:table-cell office:value-type="float" office:value="1" calcext:value-type="float">
            <text:p>1</text:p>
          </table:table-cell>
          <table:table-cell office:value-type="float" office:value="8423422" calcext:value-type="float">
            <text:p>8423422</text:p>
          </table:table-cell>
          <table:table-cell office:value-type="float" office:value="5875680" calcext:value-type="float">
            <text:p>5875680</text:p>
          </table:table-cell>
          <table:table-cell office:value-type="float" office:value="22151341" calcext:value-type="float">
            <text:p>22151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8]-[.J137])" office:value-type="float" office:value="1.44118132687413" calcext:value-type="float">
            <text:p>1,44118132687413</text:p>
          </table:table-cell>
          <table:table-cell table:formula="of:=ABS([.L138]-[.L137])" office:value-type="float" office:value="2307448" calcext:value-type="float">
            <text:p>2307448</text:p>
          </table:table-cell>
          <table:table-cell table:formula="of:=ABS([.N138]-[.N137])" office:value-type="float" office:value="9397160" calcext:value-type="float">
            <text:p>939716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39]/[.L139]" office:value-type="float" office:value="2.68429749522339" calcext:value-type="float">
            <text:p>2,68429749522339</text:p>
          </table:table-cell>
          <table:table-cell office:value-type="float" office:value="2" calcext:value-type="float">
            <text:p>2</text:p>
          </table:table-cell>
          <table:table-cell office:value-type="float" office:value="8252193" calcext:value-type="float">
            <text:p>8252193</text:p>
          </table:table-cell>
          <table:table-cell office:value-type="float" office:value="6509280" calcext:value-type="float">
            <text:p>6509280</text:p>
          </table:table-cell>
          <table:table-cell office:value-type="float" office:value="22151341" calcext:value-type="float">
            <text:p>22151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39]-[.J138])" office:value-type="float" office:value="0.0545656593970487" calcext:value-type="float">
            <text:p>0,054565659397049</text:p>
          </table:table-cell>
          <table:table-cell table:formula="of:=ABS([.L139]-[.L138])" office:value-type="float" office:value="171229" calcext:value-type="float">
            <text:p>171229</text:p>
          </table:table-cell>
          <table:table-cell table:formula="of:=ABS([.N139]-[.N13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0]/[.L140]" office:value-type="float" office:value="2.72637828541003" calcext:value-type="float">
            <text:p>2,72637828541003</text:p>
          </table:table-cell>
          <table:table-cell office:value-type="float" office:value="2" calcext:value-type="float">
            <text:p>2</text:p>
          </table:table-cell>
          <table:table-cell office:value-type="float" office:value="8124823" calcext:value-type="float">
            <text:p>8124823</text:p>
          </table:table-cell>
          <table:table-cell office:value-type="float" office:value="6624480" calcext:value-type="float">
            <text:p>6624480</text:p>
          </table:table-cell>
          <table:table-cell office:value-type="float" office:value="22151341" calcext:value-type="float">
            <text:p>22151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0]-[.J139])" office:value-type="float" office:value="0.0420807901866418" calcext:value-type="float">
            <text:p>0,042080790186642</text:p>
          </table:table-cell>
          <table:table-cell table:formula="of:=ABS([.L140]-[.L139])" office:value-type="float" office:value="127370" calcext:value-type="float">
            <text:p>127370</text:p>
          </table:table-cell>
          <table:table-cell table:formula="of:=ABS([.N140]-[.N139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1]/[.L141]" office:value-type="float" office:value="2.73714850247468" calcext:value-type="float">
            <text:p>2,73714850247468</text:p>
          </table:table-cell>
          <table:table-cell office:value-type="float" office:value="2" calcext:value-type="float">
            <text:p>2</text:p>
          </table:table-cell>
          <table:table-cell office:value-type="float" office:value="8156423" calcext:value-type="float">
            <text:p>8156423</text:p>
          </table:table-cell>
          <table:table-cell office:value-type="float" office:value="6336480" calcext:value-type="float">
            <text:p>6336480</text:p>
          </table:table-cell>
          <table:table-cell office:value-type="float" office:value="22325341" calcext:value-type="float">
            <text:p>22325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1]-[.J140])" office:value-type="float" office:value="0.0107702170646427" calcext:value-type="float">
            <text:p>0,010770217064643</text:p>
          </table:table-cell>
          <table:table-cell table:formula="of:=ABS([.L141]-[.L140])" office:value-type="float" office:value="31600" calcext:value-type="float">
            <text:p>31600</text:p>
          </table:table-cell>
          <table:table-cell table:formula="of:=ABS([.N141]-[.N140])" office:value-type="float" office:value="174000" calcext:value-type="float">
            <text:p>174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2]/[.L142]" office:value-type="float" office:value="2.74250237664831" calcext:value-type="float">
            <text:p>2,74250237664831</text:p>
          </table:table-cell>
          <table:table-cell office:value-type="float" office:value="2" calcext:value-type="float">
            <text:p>2</text:p>
          </table:table-cell>
          <table:table-cell office:value-type="float" office:value="8172223" calcext:value-type="float">
            <text:p>8172223</text:p>
          </table:table-cell>
          <table:table-cell office:value-type="float" office:value="6278880" calcext:value-type="float">
            <text:p>6278880</text:p>
          </table:table-cell>
          <table:table-cell office:value-type="float" office:value="22412341" calcext:value-type="float">
            <text:p>22412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2]-[.J141])" office:value-type="float" office:value="0.00535387417363653" calcext:value-type="float">
            <text:p>0,005353874173637</text:p>
          </table:table-cell>
          <table:table-cell table:formula="of:=ABS([.L142]-[.L141])" office:value-type="float" office:value="15800" calcext:value-type="float">
            <text:p>15800</text:p>
          </table:table-cell>
          <table:table-cell table:formula="of:=ABS([.N142]-[.N141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3]/[.L143]" office:value-type="float" office:value="2.76371244075745" calcext:value-type="float">
            <text:p>2,76371244075745</text:p>
          </table:table-cell>
          <table:table-cell office:value-type="float" office:value="2" calcext:value-type="float">
            <text:p>2</text:p>
          </table:table-cell>
          <table:table-cell office:value-type="float" office:value="8235423" calcext:value-type="float">
            <text:p>8235423</text:p>
          </table:table-cell>
          <table:table-cell office:value-type="float" office:value="5803680" calcext:value-type="float">
            <text:p>5803680</text:p>
          </table:table-cell>
          <table:table-cell office:value-type="float" office:value="22760341" calcext:value-type="float">
            <text:p>22760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3]-[.J142])" office:value-type="float" office:value="0.0212100641091331" calcext:value-type="float">
            <text:p>0,021210064109133</text:p>
          </table:table-cell>
          <table:table-cell table:formula="of:=ABS([.L143]-[.L142])" office:value-type="float" office:value="63200" calcext:value-type="float">
            <text:p>63200</text:p>
          </table:table-cell>
          <table:table-cell table:formula="of:=ABS([.N143]-[.N142])" office:value-type="float" office:value="348000" calcext:value-type="float">
            <text:p>348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4]/[.L144]" office:value-type="float" office:value="2.78507348817069" calcext:value-type="float">
            <text:p>2,78507348817069</text:p>
          </table:table-cell>
          <table:table-cell office:value-type="float" office:value="3" calcext:value-type="float">
            <text:p>3</text:p>
          </table:table-cell>
          <table:table-cell office:value-type="float" office:value="7953593" calcext:value-type="float">
            <text:p>7953593</text:p>
          </table:table-cell>
          <table:table-cell office:value-type="float" office:value="6898080" calcext:value-type="float">
            <text:p>6898080</text:p>
          </table:table-cell>
          <table:table-cell office:value-type="float" office:value="22151341" calcext:value-type="float">
            <text:p>22151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4]-[.J143])" office:value-type="float" office:value="0.0213610474132468" calcext:value-type="float">
            <text:p>0,021361047413247</text:p>
          </table:table-cell>
          <table:table-cell table:formula="of:=ABS([.L144]-[.L143])" office:value-type="float" office:value="281830" calcext:value-type="float">
            <text:p>281830</text:p>
          </table:table-cell>
          <table:table-cell table:formula="of:=ABS([.N144]-[.N143])" office:value-type="float" office:value="609000" calcext:value-type="float">
            <text:p>609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5]/[.L145]" office:value-type="float" office:value="2.7904686090898" calcext:value-type="float">
            <text:p>2,7904686090898</text:p>
          </table:table-cell>
          <table:table-cell office:value-type="float" office:value="3" calcext:value-type="float">
            <text:p>3</text:p>
          </table:table-cell>
          <table:table-cell office:value-type="float" office:value="7969393" calcext:value-type="float">
            <text:p>7969393</text:p>
          </table:table-cell>
          <table:table-cell office:value-type="float" office:value="6846240" calcext:value-type="float">
            <text:p>6846240</text:p>
          </table:table-cell>
          <table:table-cell office:value-type="float" office:value="22238341" calcext:value-type="float">
            <text:p>22238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5]-[.J144])" office:value-type="float" office:value="0.00539512091910943" calcext:value-type="float">
            <text:p>0,005395120919109</text:p>
          </table:table-cell>
          <table:table-cell table:formula="of:=ABS([.L145]-[.L144])" office:value-type="float" office:value="15800" calcext:value-type="float">
            <text:p>15800</text:p>
          </table:table-cell>
          <table:table-cell table:formula="of:=ABS([.N145]-[.N144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6]/[.L146]" office:value-type="float" office:value="2.80119492667973" calcext:value-type="float">
            <text:p>2,80119492667973</text:p>
          </table:table-cell>
          <table:table-cell office:value-type="float" office:value="3" calcext:value-type="float">
            <text:p>3</text:p>
          </table:table-cell>
          <table:table-cell office:value-type="float" office:value="8000993" calcext:value-type="float">
            <text:p>8000993</text:p>
          </table:table-cell>
          <table:table-cell office:value-type="float" office:value="6682080" calcext:value-type="float">
            <text:p>6682080</text:p>
          </table:table-cell>
          <table:table-cell office:value-type="float" office:value="22412341" calcext:value-type="float">
            <text:p>22412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47:.R154])" office:value-type="float" office:value="0.331085701483948" calcext:value-type="float">
            <text:p>0,331085701483948</text:p>
          </table:table-cell>
          <table:table-cell table:style-name="ce2" table:formula="of:=AVERAGE([.S147:.S154])" office:value-type="float" office:value="240292" calcext:value-type="float">
            <text:p>240292</text:p>
          </table:table-cell>
          <table:table-cell table:style-name="ce2" table:formula="of:=AVERAGE([.T147:.T154])" office:value-type="float" office:value="1779696" calcext:value-type="float">
            <text:p>1779696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7]/[.L147]" office:value-type="float" office:value="2.81712647481305" calcext:value-type="float">
            <text:p>2,81712647481305</text:p>
          </table:table-cell>
          <table:table-cell office:value-type="float" office:value="3" calcext:value-type="float">
            <text:p>3</text:p>
          </table:table-cell>
          <table:table-cell office:value-type="float" office:value="8048393" calcext:value-type="float">
            <text:p>8048393</text:p>
          </table:table-cell>
          <table:table-cell office:value-type="float" office:value="6206880" calcext:value-type="float">
            <text:p>6206880</text:p>
          </table:table-cell>
          <table:table-cell office:value-type="float" office:value="22673341" calcext:value-type="float">
            <text:p>22673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7]-[.J146])" office:value-type="float" office:value="0.0159315481333207" calcext:value-type="float">
            <text:p>0,015931548133321</text:p>
          </table:table-cell>
          <table:table-cell table:formula="of:=ABS([.L147]-[.L146])" office:value-type="float" office:value="47400" calcext:value-type="float">
            <text:p>47400</text:p>
          </table:table-cell>
          <table:table-cell table:formula="of:=ABS([.N147]-[.N146])" office:value-type="float" office:value="261000" calcext:value-type="float">
            <text:p>261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8]/[.L148]" office:value-type="float" office:value="5.13610005192365" calcext:value-type="float">
            <text:p>5,13610005192365</text:p>
          </table:table-cell>
          <table:table-cell office:value-type="float" office:value="1" calcext:value-type="float">
            <text:p>1</text:p>
          </table:table-cell>
          <table:table-cell office:value-type="float" office:value="6738741" calcext:value-type="float">
            <text:p>6738741</text:p>
          </table:table-cell>
          <table:table-cell office:value-type="float" office:value="5875680" calcext:value-type="float">
            <text:p>5875680</text:p>
          </table:table-cell>
          <table:table-cell office:value-type="float" office:value="34610848" calcext:value-type="float">
            <text:p>346108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8]-[.J147])" office:value-type="float" office:value="2.3189735771106" calcext:value-type="float">
            <text:p>2,3189735771106</text:p>
          </table:table-cell>
          <table:table-cell table:formula="of:=ABS([.L148]-[.L147])" office:value-type="float" office:value="1309652" calcext:value-type="float">
            <text:p>1309652</text:p>
          </table:table-cell>
          <table:table-cell table:formula="of:=ABS([.N148]-[.N147])" office:value-type="float" office:value="11937507" calcext:value-type="float">
            <text:p>1193750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49]/[.L149]" office:value-type="float" office:value="5.32485889700428" calcext:value-type="float">
            <text:p>5,32485889700428</text:p>
          </table:table-cell>
          <table:table-cell office:value-type="float" office:value="2" calcext:value-type="float">
            <text:p>2</text:p>
          </table:table-cell>
          <table:table-cell office:value-type="float" office:value="6499862" calcext:value-type="float">
            <text:p>6499862</text:p>
          </table:table-cell>
          <table:table-cell office:value-type="float" office:value="6624480" calcext:value-type="float">
            <text:p>6624480</text:p>
          </table:table-cell>
          <table:table-cell office:value-type="float" office:value="34610848" calcext:value-type="float">
            <text:p>346108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49]-[.J148])" office:value-type="float" office:value="0.188758845080629" calcext:value-type="float">
            <text:p>0,188758845080629</text:p>
          </table:table-cell>
          <table:table-cell table:formula="of:=ABS([.L149]-[.L148])" office:value-type="float" office:value="238879" calcext:value-type="float">
            <text:p>238879</text:p>
          </table:table-cell>
          <table:table-cell table:formula="of:=ABS([.N149]-[.N148]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0]/[.L150]" office:value-type="float" office:value="5.34589530771897" calcext:value-type="float">
            <text:p>5,34589530771897</text:p>
          </table:table-cell>
          <table:table-cell office:value-type="float" office:value="2" calcext:value-type="float">
            <text:p>2</text:p>
          </table:table-cell>
          <table:table-cell office:value-type="float" office:value="6525142" calcext:value-type="float">
            <text:p>6525142</text:p>
          </table:table-cell>
          <table:table-cell office:value-type="float" office:value="6336480" calcext:value-type="float">
            <text:p>6336480</text:p>
          </table:table-cell>
          <table:table-cell office:value-type="float" office:value="34882726" calcext:value-type="float">
            <text:p>348827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0]-[.J149])" office:value-type="float" office:value="0.0210364107146983" calcext:value-type="float">
            <text:p>0,021036410714698</text:p>
          </table:table-cell>
          <table:table-cell table:formula="of:=ABS([.L150]-[.L149])" office:value-type="float" office:value="25280" calcext:value-type="float">
            <text:p>25280</text:p>
          </table:table-cell>
          <table:table-cell table:formula="of:=ABS([.N150]-[.N149])" office:value-type="float" office:value="271878" calcext:value-type="float">
            <text:p>271878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1]/[.L151]" office:value-type="float" office:value="5.35635158835214" calcext:value-type="float">
            <text:p>5,35635158835214</text:p>
          </table:table-cell>
          <table:table-cell office:value-type="float" office:value="2" calcext:value-type="float">
            <text:p>2</text:p>
          </table:table-cell>
          <table:table-cell office:value-type="float" office:value="6537782" calcext:value-type="float">
            <text:p>6537782</text:p>
          </table:table-cell>
          <table:table-cell office:value-type="float" office:value="6278880" calcext:value-type="float">
            <text:p>6278880</text:p>
          </table:table-cell>
          <table:table-cell office:value-type="float" office:value="35018659" calcext:value-type="float">
            <text:p>3501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1]-[.J150])" office:value-type="float" office:value="0.0104562806331616" calcext:value-type="float">
            <text:p>0,010456280633162</text:p>
          </table:table-cell>
          <table:table-cell table:formula="of:=ABS([.L151]-[.L150])" office:value-type="float" office:value="12640" calcext:value-type="float">
            <text:p>12640</text:p>
          </table:table-cell>
          <table:table-cell table:formula="of:=ABS([.N151]-[.N150])" office:value-type="float" office:value="135933" calcext:value-type="float">
            <text:p>135933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2]/[.L152]" office:value-type="float" office:value="5.39777822705622" calcext:value-type="float">
            <text:p>5,39777822705622</text:p>
          </table:table-cell>
          <table:table-cell office:value-type="float" office:value="2" calcext:value-type="float">
            <text:p>2</text:p>
          </table:table-cell>
          <table:table-cell office:value-type="float" office:value="6588342" calcext:value-type="float">
            <text:p>6588342</text:p>
          </table:table-cell>
          <table:table-cell office:value-type="float" office:value="5803680" calcext:value-type="float">
            <text:p>5803680</text:p>
          </table:table-cell>
          <table:table-cell office:value-type="float" office:value="35562409" calcext:value-type="float">
            <text:p>35562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2]-[.J151])" office:value-type="float" office:value="0.0414266387040803" calcext:value-type="float">
            <text:p>0,04142663870408</text:p>
          </table:table-cell>
          <table:table-cell table:formula="of:=ABS([.L152]-[.L151])" office:value-type="float" office:value="50560" calcext:value-type="float">
            <text:p>50560</text:p>
          </table:table-cell>
          <table:table-cell table:formula="of:=ABS([.N152]-[.N151])" office:value-type="float" office:value="543750" calcext:value-type="float">
            <text:p>54375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3]/[.L153]" office:value-type="float" office:value="5.43934275616264" calcext:value-type="float">
            <text:p>5,43934275616264</text:p>
          </table:table-cell>
          <table:table-cell office:value-type="float" office:value="3" calcext:value-type="float">
            <text:p>3</text:p>
          </table:table-cell>
          <table:table-cell office:value-type="float" office:value="6363057" calcext:value-type="float">
            <text:p>6363057</text:p>
          </table:table-cell>
          <table:table-cell office:value-type="float" office:value="6898080" calcext:value-type="float">
            <text:p>6898080</text:p>
          </table:table-cell>
          <table:table-cell office:value-type="float" office:value="34610848" calcext:value-type="float">
            <text:p>346108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3]-[.J152])" office:value-type="float" office:value="0.0415645291064282" calcext:value-type="float">
            <text:p>0,041564529106428</text:p>
          </table:table-cell>
          <table:table-cell table:formula="of:=ABS([.L153]-[.L152])" office:value-type="float" office:value="225285" calcext:value-type="float">
            <text:p>225285</text:p>
          </table:table-cell>
          <table:table-cell table:formula="of:=ABS([.N153]-[.N152])" office:value-type="float" office:value="951561" calcext:value-type="float">
            <text:p>95156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4]/[.L154]" office:value-type="float" office:value="5.44988053855131" calcext:value-type="float">
            <text:p>5,44988053855131</text:p>
          </table:table-cell>
          <table:table-cell office:value-type="float" office:value="3" calcext:value-type="float">
            <text:p>3</text:p>
          </table:table-cell>
          <table:table-cell office:value-type="float" office:value="6375697" calcext:value-type="float">
            <text:p>6375697</text:p>
          </table:table-cell>
          <table:table-cell office:value-type="float" office:value="6846240" calcext:value-type="float">
            <text:p>6846240</text:p>
          </table:table-cell>
          <table:table-cell office:value-type="float" office:value="34746787" calcext:value-type="float">
            <text:p>34746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4]-[.J153])" office:value-type="float" office:value="0.0105377823886705" calcext:value-type="float">
            <text:p>0,010537782388671</text:p>
          </table:table-cell>
          <table:table-cell table:formula="of:=ABS([.L154]-[.L153])" office:value-type="float" office:value="12640" calcext:value-type="float">
            <text:p>12640</text:p>
          </table:table-cell>
          <table:table-cell table:formula="of:=ABS([.N154]-[.N153])" office:value-type="float" office:value="135939" calcext:value-type="float">
            <text:p>135939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5]/[.L155]" office:value-type="float" office:value="5.47083031231014" calcext:value-type="float">
            <text:p>5,47083031231014</text:p>
          </table:table-cell>
          <table:table-cell office:value-type="float" office:value="3" calcext:value-type="float">
            <text:p>3</text:p>
          </table:table-cell>
          <table:table-cell office:value-type="float" office:value="6400977" calcext:value-type="float">
            <text:p>6400977</text:p>
          </table:table-cell>
          <table:table-cell office:value-type="float" office:value="6682080" calcext:value-type="float">
            <text:p>6682080</text:p>
          </table:table-cell>
          <table:table-cell office:value-type="float" office:value="35018659" calcext:value-type="float">
            <text:p>3501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56:.R163])" office:value-type="float" office:value="0.537939430760679" calcext:value-type="float">
            <text:p>0,537939430760679</text:p>
          </table:table-cell>
          <table:table-cell table:style-name="ce2" table:formula="of:=AVERAGE([.S156:.S163])" office:value-type="float" office:value="497425" calcext:value-type="float">
            <text:p>497425</text:p>
          </table:table-cell>
          <table:table-cell table:style-name="ce2" table:formula="of:=AVERAGE([.T156:.T163])" office:value-type="float" office:value="2970655.875" calcext:value-type="float">
            <text:p>2970655,875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6]/[.L156]" office:value-type="float" office:value="5.50194792679554" calcext:value-type="float">
            <text:p>5,50194792679554</text:p>
          </table:table-cell>
          <table:table-cell office:value-type="float" office:value="3" calcext:value-type="float">
            <text:p>3</text:p>
          </table:table-cell>
          <table:table-cell office:value-type="float" office:value="6438897" calcext:value-type="float">
            <text:p>6438897</text:p>
          </table:table-cell>
          <table:table-cell office:value-type="float" office:value="6206880" calcext:value-type="float">
            <text:p>6206880</text:p>
          </table:table-cell>
          <table:table-cell office:value-type="float" office:value="35426476" calcext:value-type="float">
            <text:p>354264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6]-[.J155])" office:value-type="float" office:value="0.0311176144854004" calcext:value-type="float">
            <text:p>0,0311176144854</text:p>
          </table:table-cell>
          <table:table-cell table:formula="of:=ABS([.L156]-[.L155])" office:value-type="float" office:value="37920" calcext:value-type="float">
            <text:p>37920</text:p>
          </table:table-cell>
          <table:table-cell table:formula="of:=ABS([.N156]-[.N155])" office:value-type="float" office:value="407817" calcext:value-type="float">
            <text:p>40781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7]/[.L157]" office:value-type="float" office:value="1.30331362586847" calcext:value-type="float">
            <text:p>1,30331362586847</text:p>
          </table:table-cell>
          <table:table-cell office:value-type="float" office:value="1" calcext:value-type="float">
            <text:p>1</text:p>
          </table:table-cell>
          <table:table-cell office:value-type="float" office:value="9560675" calcext:value-type="float">
            <text:p>9560675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12460558" calcext:value-type="float">
            <text:p>124605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7]-[.J156])" office:value-type="float" office:value="4.19863430092707" calcext:value-type="float">
            <text:p>4,19863430092707</text:p>
          </table:table-cell>
          <table:table-cell table:formula="of:=ABS([.L157]-[.L156])" office:value-type="float" office:value="3121778" calcext:value-type="float">
            <text:p>3121778</text:p>
          </table:table-cell>
          <table:table-cell table:formula="of:=ABS([.N157]-[.N156])" office:value-type="float" office:value="22965918" calcext:value-type="float">
            <text:p>2296591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8]/[.L158]" office:value-type="float" office:value="1.30108332326192" calcext:value-type="float">
            <text:p>1,30108332326192</text:p>
          </table:table-cell>
          <table:table-cell office:value-type="float" office:value="1" calcext:value-type="float">
            <text:p>1</text:p>
          </table:table-cell>
          <table:table-cell office:value-type="float" office:value="9614674" calcext:value-type="float">
            <text:p>9614674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12509492" calcext:value-type="float">
            <text:p>12509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8]-[.J157])" office:value-type="float" office:value="0.002230302606544" calcext:value-type="float">
            <text:p>0,002230302606544</text:p>
          </table:table-cell>
          <table:table-cell table:formula="of:=ABS([.L158]-[.L157])" office:value-type="float" office:value="53999" calcext:value-type="float">
            <text:p>53999</text:p>
          </table:table-cell>
          <table:table-cell table:formula="of:=ABS([.N158]-[.N157])" office:value-type="float" office:value="48934" calcext:value-type="float">
            <text:p>48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59]/[.L159]" office:value-type="float" office:value="1.29943886428972" calcext:value-type="float">
            <text:p>1,29943886428972</text:p>
          </table:table-cell>
          <table:table-cell office:value-type="float" office:value="1" calcext:value-type="float">
            <text:p>1</text:p>
          </table:table-cell>
          <table:table-cell office:value-type="float" office:value="9664507" calcext:value-type="float">
            <text:p>9664507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12558436" calcext:value-type="float">
            <text:p>12558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59]-[.J158])" office:value-type="float" office:value="0.00164445897220733" calcext:value-type="float">
            <text:p>0,001644458972207</text:p>
          </table:table-cell>
          <table:table-cell table:formula="of:=ABS([.L159]-[.L158])" office:value-type="float" office:value="49833" calcext:value-type="float">
            <text:p>49833</text:p>
          </table:table-cell>
          <table:table-cell table:formula="of:=ABS([.N159]-[.N158])" office:value-type="float" office:value="48944" calcext:value-type="float">
            <text:p>489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0]/[.L160]" office:value-type="float" office:value="1.32871233706408" calcext:value-type="float">
            <text:p>1,32871233706408</text:p>
          </table:table-cell>
          <table:table-cell office:value-type="float" office:value="2" calcext:value-type="float">
            <text:p>2</text:p>
          </table:table-cell>
          <table:table-cell office:value-type="float" office:value="9377920" calcext:value-type="float">
            <text:p>9377920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12460558" calcext:value-type="float">
            <text:p>124605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0]-[.J159])" office:value-type="float" office:value="0.0292734727743675" calcext:value-type="float">
            <text:p>0,029273472774368</text:p>
          </table:table-cell>
          <table:table-cell table:formula="of:=ABS([.L160]-[.L159])" office:value-type="float" office:value="286587" calcext:value-type="float">
            <text:p>286587</text:p>
          </table:table-cell>
          <table:table-cell table:formula="of:=ABS([.N160]-[.N159])" office:value-type="float" office:value="97878" calcext:value-type="float">
            <text:p>97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1]/[.L161]" office:value-type="float" office:value="1.32629340858419" calcext:value-type="float">
            <text:p>1,32629340858419</text:p>
          </table:table-cell>
          <table:table-cell office:value-type="float" office:value="2" calcext:value-type="float">
            <text:p>2</text:p>
          </table:table-cell>
          <table:table-cell office:value-type="float" office:value="9431919" calcext:value-type="float">
            <text:p>9431919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12509492" calcext:value-type="float">
            <text:p>12509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1]-[.J160])" office:value-type="float" office:value="0.002418928479891" calcext:value-type="float">
            <text:p>0,002418928479891</text:p>
          </table:table-cell>
          <table:table-cell table:formula="of:=ABS([.L161]-[.L160])" office:value-type="float" office:value="53999" calcext:value-type="float">
            <text:p>53999</text:p>
          </table:table-cell>
          <table:table-cell table:formula="of:=ABS([.N161]-[.N160])" office:value-type="float" office:value="48934" calcext:value-type="float">
            <text:p>48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2]/[.L162]" office:value-type="float" office:value="1.32448475766926" calcext:value-type="float">
            <text:p>1,32448475766926</text:p>
          </table:table-cell>
          <table:table-cell office:value-type="float" office:value="2" calcext:value-type="float">
            <text:p>2</text:p>
          </table:table-cell>
          <table:table-cell office:value-type="float" office:value="9481752" calcext:value-type="float">
            <text:p>9481752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12558436" calcext:value-type="float">
            <text:p>12558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2]-[.J161])" office:value-type="float" office:value="0.00180865091493376" calcext:value-type="float">
            <text:p>0,001808650914934</text:p>
          </table:table-cell>
          <table:table-cell table:formula="of:=ABS([.L162]-[.L161])" office:value-type="float" office:value="49833" calcext:value-type="float">
            <text:p>49833</text:p>
          </table:table-cell>
          <table:table-cell table:formula="of:=ABS([.N162]-[.N161])" office:value-type="float" office:value="48944" calcext:value-type="float">
            <text:p>489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3]/[.L163]" office:value-type="float" office:value="1.36087247459427" calcext:value-type="float">
            <text:p>1,36087247459427</text:p>
          </table:table-cell>
          <table:table-cell office:value-type="float" office:value="2" calcext:value-type="float">
            <text:p>2</text:p>
          </table:table-cell>
          <table:table-cell office:value-type="float" office:value="9156301" calcext:value-type="float">
            <text:p>9156301</text:p>
          </table:table-cell>
          <table:table-cell office:value-type="float" office:value="6059040" calcext:value-type="float">
            <text:p>6059040</text:p>
          </table:table-cell>
          <table:table-cell office:value-type="float" office:value="12460558" calcext:value-type="float">
            <text:p>124605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3]-[.J162])" office:value-type="float" office:value="0.0363877169250135" calcext:value-type="float">
            <text:p>0,036387716925014</text:p>
          </table:table-cell>
          <table:table-cell table:formula="of:=ABS([.L163]-[.L162])" office:value-type="float" office:value="325451" calcext:value-type="float">
            <text:p>325451</text:p>
          </table:table-cell>
          <table:table-cell table:formula="of:=ABS([.N163]-[.N162])" office:value-type="float" office:value="97878" calcext:value-type="float">
            <text:p>97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4]/[.L164]" office:value-type="float" office:value="1.35820679022399" calcext:value-type="float">
            <text:p>1,35820679022399</text:p>
          </table:table-cell>
          <table:table-cell office:value-type="float" office:value="2" calcext:value-type="float">
            <text:p>2</text:p>
          </table:table-cell>
          <table:table-cell office:value-type="float" office:value="9210300" calcext:value-type="float">
            <text:p>9210300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12509492" calcext:value-type="float">
            <text:p>12509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65:.R172])" office:value-type="float" office:value="0.218305299697366" calcext:value-type="float">
            <text:p>0,218305299697366</text:p>
          </table:table-cell>
          <table:table-cell table:style-name="ce2" table:formula="of:=AVERAGE([.S165:.S172])" office:value-type="float" office:value="312278" calcext:value-type="float">
            <text:p>312278</text:p>
          </table:table-cell>
          <table:table-cell table:style-name="ce2" table:formula="of:=AVERAGE([.T165:.T172])" office:value-type="float" office:value="1251452.5" calcext:value-type="float">
            <text:p>1251452,5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5]/[.L165]" office:value-type="float" office:value="1.35776563516964" calcext:value-type="float">
            <text:p>1,35776563516964</text:p>
          </table:table-cell>
          <table:table-cell office:value-type="float" office:value="2" calcext:value-type="float">
            <text:p>2</text:p>
          </table:table-cell>
          <table:table-cell office:value-type="float" office:value="9249340" calcext:value-type="float">
            <text:p>9249340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12558436" calcext:value-type="float">
            <text:p>12558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5]-[.J164])" office:value-type="float" office:value="0.000441155054343723" calcext:value-type="float">
            <text:p>0,000441155054344</text:p>
          </table:table-cell>
          <table:table-cell table:formula="of:=ABS([.L165]-[.L164])" office:value-type="float" office:value="39040" calcext:value-type="float">
            <text:p>39040</text:p>
          </table:table-cell>
          <table:table-cell table:formula="of:=ABS([.N165]-[.N164])" office:value-type="float" office:value="48944" calcext:value-type="float">
            <text:p>489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6]/[.L166]" office:value-type="float" office:value="1.38762258222326" calcext:value-type="float">
            <text:p>1,38762258222326</text:p>
          </table:table-cell>
          <table:table-cell office:value-type="float" office:value="3" calcext:value-type="float">
            <text:p>3</text:p>
          </table:table-cell>
          <table:table-cell office:value-type="float" office:value="8979789" calcext:value-type="float">
            <text:p>8979789</text:p>
          </table:table-cell>
          <table:table-cell office:value-type="float" office:value="6653760" calcext:value-type="float">
            <text:p>6653760</text:p>
          </table:table-cell>
          <table:table-cell office:value-type="float" office:value="12460558" calcext:value-type="float">
            <text:p>124605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6]-[.J165])" office:value-type="float" office:value="0.0298569470536125" calcext:value-type="float">
            <text:p>0,029856947053613</text:p>
          </table:table-cell>
          <table:table-cell table:formula="of:=ABS([.L166]-[.L165])" office:value-type="float" office:value="269551" calcext:value-type="float">
            <text:p>269551</text:p>
          </table:table-cell>
          <table:table-cell table:formula="of:=ABS([.N166]-[.N165])" office:value-type="float" office:value="97878" calcext:value-type="float">
            <text:p>97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7]/[.L167]" office:value-type="float" office:value="1.38551038416303" calcext:value-type="float">
            <text:p>1,38551038416303</text:p>
          </table:table-cell>
          <table:table-cell office:value-type="float" office:value="3" calcext:value-type="float">
            <text:p>3</text:p>
          </table:table-cell>
          <table:table-cell office:value-type="float" office:value="9028797" calcext:value-type="float">
            <text:p>9028797</text:p>
          </table:table-cell>
          <table:table-cell office:value-type="float" office:value="6473760" calcext:value-type="float">
            <text:p>6473760</text:p>
          </table:table-cell>
          <table:table-cell office:value-type="float" office:value="12509492" calcext:value-type="float">
            <text:p>12509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7]-[.J166])" office:value-type="float" office:value="0.00211219806022855" calcext:value-type="float">
            <text:p>0,002112198060229</text:p>
          </table:table-cell>
          <table:table-cell table:formula="of:=ABS([.L167]-[.L166])" office:value-type="float" office:value="49008" calcext:value-type="float">
            <text:p>49008</text:p>
          </table:table-cell>
          <table:table-cell table:formula="of:=ABS([.N167]-[.N166])" office:value-type="float" office:value="48934" calcext:value-type="float">
            <text:p>48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8]/[.L168]" office:value-type="float" office:value="1.38494284800223" calcext:value-type="float">
            <text:p>1,38494284800223</text:p>
          </table:table-cell>
          <table:table-cell office:value-type="float" office:value="3" calcext:value-type="float">
            <text:p>3</text:p>
          </table:table-cell>
          <table:table-cell office:value-type="float" office:value="9067837" calcext:value-type="float">
            <text:p>9067837</text:p>
          </table:table-cell>
          <table:table-cell office:value-type="float" office:value="6639360" calcext:value-type="float">
            <text:p>6639360</text:p>
          </table:table-cell>
          <table:table-cell office:value-type="float" office:value="12558436" calcext:value-type="float">
            <text:p>12558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8]-[.J167])" office:value-type="float" office:value="0.000567536160798188" calcext:value-type="float">
            <text:p>0,000567536160798</text:p>
          </table:table-cell>
          <table:table-cell table:formula="of:=ABS([.L168]-[.L167])" office:value-type="float" office:value="39040" calcext:value-type="float">
            <text:p>39040</text:p>
          </table:table-cell>
          <table:table-cell table:formula="of:=ABS([.N168]-[.N167])" office:value-type="float" office:value="48944" calcext:value-type="float">
            <text:p>48944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69]/[.L169]" office:value-type="float" office:value="1.39143527728559" calcext:value-type="float">
            <text:p>1,39143527728559</text:p>
          </table:table-cell>
          <table:table-cell office:value-type="float" office:value="3" calcext:value-type="float">
            <text:p>3</text:p>
          </table:table-cell>
          <table:table-cell office:value-type="float" office:value="9131037" calcext:value-type="float">
            <text:p>9131037</text:p>
          </table:table-cell>
          <table:table-cell office:value-type="float" office:value="6462240" calcext:value-type="float">
            <text:p>6462240</text:p>
          </table:table-cell>
          <table:table-cell office:value-type="float" office:value="12705247" calcext:value-type="float">
            <text:p>127052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69]-[.J168])" office:value-type="float" office:value="0.00649242928336169" calcext:value-type="float">
            <text:p>0,006492429283362</text:p>
          </table:table-cell>
          <table:table-cell table:formula="of:=ABS([.L169]-[.L168])" office:value-type="float" office:value="63200" calcext:value-type="float">
            <text:p>63200</text:p>
          </table:table-cell>
          <table:table-cell table:formula="of:=ABS([.N169]-[.N168])" office:value-type="float" office:value="146811" calcext:value-type="float">
            <text:p>14681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0]/[.L170]" office:value-type="float" office:value="3.08922287022976" calcext:value-type="float">
            <text:p>3,08922287022976</text:p>
          </table:table-cell>
          <table:table-cell office:value-type="float" office:value="1" calcext:value-type="float">
            <text:p>1</text:p>
          </table:table-cell>
          <table:table-cell office:value-type="float" office:value="7170527" calcext:value-type="float">
            <text:p>7170527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22151356" calcext:value-type="float">
            <text:p>22151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0]-[.J169])" office:value-type="float" office:value="1.69778759294417" calcext:value-type="float">
            <text:p>1,69778759294417</text:p>
          </table:table-cell>
          <table:table-cell table:formula="of:=ABS([.L170]-[.L169])" office:value-type="float" office:value="1960510" calcext:value-type="float">
            <text:p>1960510</text:p>
          </table:table-cell>
          <table:table-cell table:formula="of:=ABS([.N170]-[.N169])" office:value-type="float" office:value="9446109" calcext:value-type="float">
            <text:p>9446109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1]/[.L171]" office:value-type="float" office:value="3.08393741973231" calcext:value-type="float">
            <text:p>3,08393741973231</text:p>
          </table:table-cell>
          <table:table-cell office:value-type="float" office:value="1" calcext:value-type="float">
            <text:p>1</text:p>
          </table:table-cell>
          <table:table-cell office:value-type="float" office:value="7211027" calcext:value-type="float">
            <text:p>7211027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22238356" calcext:value-type="float">
            <text:p>2223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1]-[.J170])" office:value-type="float" office:value="0.00528545049745421" calcext:value-type="float">
            <text:p>0,005285450497454</text:p>
          </table:table-cell>
          <table:table-cell table:formula="of:=ABS([.L171]-[.L170])" office:value-type="float" office:value="40500" calcext:value-type="float">
            <text:p>40500</text:p>
          </table:table-cell>
          <table:table-cell table:formula="of:=ABS([.N171]-[.N170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2]/[.L172]" office:value-type="float" office:value="3.08003833120735" calcext:value-type="float">
            <text:p>3,08003833120735</text:p>
          </table:table-cell>
          <table:table-cell office:value-type="float" office:value="1" calcext:value-type="float">
            <text:p>1</text:p>
          </table:table-cell>
          <table:table-cell office:value-type="float" office:value="7248402" calcext:value-type="float">
            <text:p>7248402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22325356" calcext:value-type="float">
            <text:p>22325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2]-[.J171])" office:value-type="float" office:value="0.0038990885249599" calcext:value-type="float">
            <text:p>0,00389908852496</text:p>
          </table:table-cell>
          <table:table-cell table:formula="of:=ABS([.L172]-[.L171])" office:value-type="float" office:value="37375" calcext:value-type="float">
            <text:p>37375</text:p>
          </table:table-cell>
          <table:table-cell table:formula="of:=ABS([.N172]-[.N171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3]/[.L173]" office:value-type="float" office:value="3.14942651956214" calcext:value-type="float">
            <text:p>3,14942651956214</text:p>
          </table:table-cell>
          <table:table-cell office:value-type="float" office:value="2" calcext:value-type="float">
            <text:p>2</text:p>
          </table:table-cell>
          <table:table-cell office:value-type="float" office:value="7033457" calcext:value-type="float">
            <text:p>7033457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22151356" calcext:value-type="float">
            <text:p>22151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74:.R181])" office:value-type="float" office:value="0.0224261742614611" calcext:value-type="float">
            <text:p>0,022426174261461</text:p>
          </table:table-cell>
          <table:table-cell table:style-name="ce2" table:formula="of:=AVERAGE([.S174:.S181])" office:value-type="float" office:value="82783.125" calcext:value-type="float">
            <text:p>82783,125</text:p>
          </table:table-cell>
          <table:table-cell table:style-name="ce2" table:formula="of:=AVERAGE([.T174:.T181])" office:value-type="float" office:value="119625" calcext:value-type="float">
            <text:p>119625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4]/[.L174]" office:value-type="float" office:value="3.14369397495631" calcext:value-type="float">
            <text:p>3,14369397495631</text:p>
          </table:table-cell>
          <table:table-cell office:value-type="float" office:value="2" calcext:value-type="float">
            <text:p>2</text:p>
          </table:table-cell>
          <table:table-cell office:value-type="float" office:value="7073957" calcext:value-type="float">
            <text:p>7073957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22238356" calcext:value-type="float">
            <text:p>2223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4]-[.J173])" office:value-type="float" office:value="0.00573254460583605" calcext:value-type="float">
            <text:p>0,005732544605836</text:p>
          </table:table-cell>
          <table:table-cell table:formula="of:=ABS([.L174]-[.L173])" office:value-type="float" office:value="40500" calcext:value-type="float">
            <text:p>40500</text:p>
          </table:table-cell>
          <table:table-cell table:formula="of:=ABS([.N174]-[.N173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5]/[.L175]" office:value-type="float" office:value="3.13940566971138" calcext:value-type="float">
            <text:p>3,13940566971138</text:p>
          </table:table-cell>
          <table:table-cell office:value-type="float" office:value="2" calcext:value-type="float">
            <text:p>2</text:p>
          </table:table-cell>
          <table:table-cell office:value-type="float" office:value="7111332" calcext:value-type="float">
            <text:p>7111332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22325356" calcext:value-type="float">
            <text:p>22325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5]-[.J174])" office:value-type="float" office:value="0.00428830524492341" calcext:value-type="float">
            <text:p>0,004288305244923</text:p>
          </table:table-cell>
          <table:table-cell table:formula="of:=ABS([.L175]-[.L174])" office:value-type="float" office:value="37375" calcext:value-type="float">
            <text:p>37375</text:p>
          </table:table-cell>
          <table:table-cell table:formula="of:=ABS([.N175]-[.N174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6]/[.L176]" office:value-type="float" office:value="3.22565301641254" calcext:value-type="float">
            <text:p>3,22565301641254</text:p>
          </table:table-cell>
          <table:table-cell office:value-type="float" office:value="2" calcext:value-type="float">
            <text:p>2</text:p>
          </table:table-cell>
          <table:table-cell office:value-type="float" office:value="6867247" calcext:value-type="float">
            <text:p>6867247</text:p>
          </table:table-cell>
          <table:table-cell office:value-type="float" office:value="6059040" calcext:value-type="float">
            <text:p>6059040</text:p>
          </table:table-cell>
          <table:table-cell office:value-type="float" office:value="22151356" calcext:value-type="float">
            <text:p>22151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6]-[.J175])" office:value-type="float" office:value="0.0862473467011604" calcext:value-type="float">
            <text:p>0,08624734670116</text:p>
          </table:table-cell>
          <table:table-cell table:formula="of:=ABS([.L176]-[.L175])" office:value-type="float" office:value="244085" calcext:value-type="float">
            <text:p>244085</text:p>
          </table:table-cell>
          <table:table-cell table:formula="of:=ABS([.N176]-[.N175])" office:value-type="float" office:value="174000" calcext:value-type="float">
            <text:p>174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7]/[.L177]" office:value-type="float" office:value="3.21933562419122" calcext:value-type="float">
            <text:p>3,21933562419122</text:p>
          </table:table-cell>
          <table:table-cell office:value-type="float" office:value="2" calcext:value-type="float">
            <text:p>2</text:p>
          </table:table-cell>
          <table:table-cell office:value-type="float" office:value="6907747" calcext:value-type="float">
            <text:p>6907747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22238356" calcext:value-type="float">
            <text:p>2223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7]-[.J176])" office:value-type="float" office:value="0.00631739222132888" calcext:value-type="float">
            <text:p>0,006317392221329</text:p>
          </table:table-cell>
          <table:table-cell table:formula="of:=ABS([.L177]-[.L176])" office:value-type="float" office:value="40500" calcext:value-type="float">
            <text:p>40500</text:p>
          </table:table-cell>
          <table:table-cell table:formula="of:=ABS([.N177]-[.N176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8]/[.L178]" office:value-type="float" office:value="3.21828875684065" calcext:value-type="float">
            <text:p>3,21828875684065</text:p>
          </table:table-cell>
          <table:table-cell office:value-type="float" office:value="2" calcext:value-type="float">
            <text:p>2</text:p>
          </table:table-cell>
          <table:table-cell office:value-type="float" office:value="6937027" calcext:value-type="float">
            <text:p>6937027</text:p>
          </table:table-cell>
          <table:table-cell office:value-type="float" office:value="6624960" calcext:value-type="float">
            <text:p>6624960</text:p>
          </table:table-cell>
          <table:table-cell office:value-type="float" office:value="22325356" calcext:value-type="float">
            <text:p>22325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8]-[.J177])" office:value-type="float" office:value="0.00104686735056969" calcext:value-type="float">
            <text:p>0,00104686735057</text:p>
          </table:table-cell>
          <table:table-cell table:formula="of:=ABS([.L178]-[.L177])" office:value-type="float" office:value="29280" calcext:value-type="float">
            <text:p>29280</text:p>
          </table:table-cell>
          <table:table-cell table:formula="of:=ABS([.N178]-[.N177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79]/[.L179]" office:value-type="float" office:value="3.22348823003938" calcext:value-type="float">
            <text:p>3,22348823003938</text:p>
          </table:table-cell>
          <table:table-cell office:value-type="float" office:value="2" calcext:value-type="float">
            <text:p>2</text:p>
          </table:table-cell>
          <table:table-cell office:value-type="float" office:value="6952827" calcext:value-type="float">
            <text:p>6952827</text:p>
          </table:table-cell>
          <table:table-cell office:value-type="float" office:value="6059040" calcext:value-type="float">
            <text:p>6059040</text:p>
          </table:table-cell>
          <table:table-cell office:value-type="float" office:value="22412356" calcext:value-type="float">
            <text:p>22412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79]-[.J178])" office:value-type="float" office:value="0.00519947319873193" calcext:value-type="float">
            <text:p>0,005199473198732</text:p>
          </table:table-cell>
          <table:table-cell table:formula="of:=ABS([.L179]-[.L178])" office:value-type="float" office:value="15800" calcext:value-type="float">
            <text:p>15800</text:p>
          </table:table-cell>
          <table:table-cell table:formula="of:=ABS([.N179]-[.N178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0]/[.L180]" office:value-type="float" office:value="3.28906009762045" calcext:value-type="float">
            <text:p>3,28906009762045</text:p>
          </table:table-cell>
          <table:table-cell office:value-type="float" office:value="3" calcext:value-type="float">
            <text:p>3</text:p>
          </table:table-cell>
          <table:table-cell office:value-type="float" office:value="6734859" calcext:value-type="float">
            <text:p>6734859</text:p>
          </table:table-cell>
          <table:table-cell office:value-type="float" office:value="6653760" calcext:value-type="float">
            <text:p>6653760</text:p>
          </table:table-cell>
          <table:table-cell office:value-type="float" office:value="22151356" calcext:value-type="float">
            <text:p>22151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0]-[.J179])" office:value-type="float" office:value="0.0655718675810766" calcext:value-type="float">
            <text:p>0,065571867581077</text:p>
          </table:table-cell>
          <table:table-cell table:formula="of:=ABS([.L180]-[.L179])" office:value-type="float" office:value="217968" calcext:value-type="float">
            <text:p>217968</text:p>
          </table:table-cell>
          <table:table-cell table:formula="of:=ABS([.N180]-[.N179])" office:value-type="float" office:value="261000" calcext:value-type="float">
            <text:p>26100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1]/[.L181]" office:value-type="float" office:value="3.28405450043239" calcext:value-type="float">
            <text:p>3,28405450043239</text:p>
          </table:table-cell>
          <table:table-cell office:value-type="float" office:value="3" calcext:value-type="float">
            <text:p>3</text:p>
          </table:table-cell>
          <table:table-cell office:value-type="float" office:value="6771616" calcext:value-type="float">
            <text:p>6771616</text:p>
          </table:table-cell>
          <table:table-cell office:value-type="float" office:value="6473760" calcext:value-type="float">
            <text:p>6473760</text:p>
          </table:table-cell>
          <table:table-cell office:value-type="float" office:value="22238356" calcext:value-type="float">
            <text:p>2223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1]-[.J180])" office:value-type="float" office:value="0.00500559718806182" calcext:value-type="float">
            <text:p>0,005005597188062</text:p>
          </table:table-cell>
          <table:table-cell table:formula="of:=ABS([.L181]-[.L180])" office:value-type="float" office:value="36757" calcext:value-type="float">
            <text:p>36757</text:p>
          </table:table-cell>
          <table:table-cell table:formula="of:=ABS([.N181]-[.N180])" office:value-type="float" office:value="87000" calcext:value-type="float">
            <text:p>8700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2]/[.L182]" office:value-type="float" office:value="3.28270756048798" calcext:value-type="float">
            <text:p>3,28270756048798</text:p>
          </table:table-cell>
          <table:table-cell office:value-type="float" office:value="3" calcext:value-type="float">
            <text:p>3</text:p>
          </table:table-cell>
          <table:table-cell office:value-type="float" office:value="6800897" calcext:value-type="float">
            <text:p>6800897</text:p>
          </table:table-cell>
          <table:table-cell office:value-type="float" office:value="6390240" calcext:value-type="float">
            <text:p>6390240</text:p>
          </table:table-cell>
          <table:table-cell office:value-type="float" office:value="22325356" calcext:value-type="float">
            <text:p>22325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83:.R190])" office:value-type="float" office:value="0.388079350365119" calcext:value-type="float">
            <text:p>0,388079350365119</text:p>
          </table:table-cell>
          <table:table-cell table:style-name="ce2" table:formula="of:=AVERAGE([.S183:.S190])" office:value-type="float" office:value="198587.125" calcext:value-type="float">
            <text:p>198587,125</text:p>
          </table:table-cell>
          <table:table-cell table:style-name="ce2" table:formula="of:=AVERAGE([.T183:.T190])" office:value-type="float" office:value="1688621.625" calcext:value-type="float">
            <text:p>1688621,625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3]/[.L183]" office:value-type="float" office:value="6.0335294253005" calcext:value-type="float">
            <text:p>6,0335294253005</text:p>
          </table:table-cell>
          <table:table-cell office:value-type="float" office:value="1" calcext:value-type="float">
            <text:p>1</text:p>
          </table:table-cell>
          <table:table-cell office:value-type="float" office:value="5736424" calcext:value-type="float">
            <text:p>5736424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3]-[.J182])" office:value-type="float" office:value="2.75082186481252" calcext:value-type="float">
            <text:p>2,75082186481252</text:p>
          </table:table-cell>
          <table:table-cell table:formula="of:=ABS([.L183]-[.L182])" office:value-type="float" office:value="1064473" calcext:value-type="float">
            <text:p>1064473</text:p>
          </table:table-cell>
          <table:table-cell table:formula="of:=ABS([.N183]-[.N182])" office:value-type="float" office:value="12285527" calcext:value-type="float">
            <text:p>12285527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4]/[.L184]" office:value-type="float" office:value="6.02320628953145" calcext:value-type="float">
            <text:p>6,02320628953145</text:p>
          </table:table-cell>
          <table:table-cell office:value-type="float" office:value="1" calcext:value-type="float">
            <text:p>1</text:p>
          </table:table-cell>
          <table:table-cell office:value-type="float" office:value="5768824" calcext:value-type="float">
            <text:p>5768824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34746817" calcext:value-type="float">
            <text:p>347468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4]-[.J183])" office:value-type="float" office:value="0.0103231357690472" calcext:value-type="float">
            <text:p>0,010323135769047</text:p>
          </table:table-cell>
          <table:table-cell table:formula="of:=ABS([.L184]-[.L183])" office:value-type="float" office:value="32400" calcext:value-type="float">
            <text:p>32400</text:p>
          </table:table-cell>
          <table:table-cell table:formula="of:=ABS([.N184]-[.N183])" office:value-type="float" office:value="135934" calcext:value-type="float">
            <text:p>135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5]/[.L185]" office:value-type="float" office:value="6.01559256829606" calcext:value-type="float">
            <text:p>6,01559256829606</text:p>
          </table:table-cell>
          <table:table-cell office:value-type="float" office:value="1" calcext:value-type="float">
            <text:p>1</text:p>
          </table:table-cell>
          <table:table-cell office:value-type="float" office:value="5798724" calcext:value-type="float">
            <text:p>5798724</text:p>
          </table:table-cell>
          <table:table-cell office:value-type="float" office:value="6361440" calcext:value-type="float">
            <text:p>6361440</text:p>
          </table:table-cell>
          <table:table-cell office:value-type="float" office:value="34882761" calcext:value-type="float">
            <text:p>34882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5]-[.J184])" office:value-type="float" office:value="0.00761372123539417" calcext:value-type="float">
            <text:p>0,007613721235394</text:p>
          </table:table-cell>
          <table:table-cell table:formula="of:=ABS([.L185]-[.L184])" office:value-type="float" office:value="29900" calcext:value-type="float">
            <text:p>29900</text:p>
          </table:table-cell>
          <table:table-cell table:formula="of:=ABS([.N185]-[.N184])" office:value-type="float" office:value="135944" calcext:value-type="float">
            <text:p>1359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6]/[.L186]" office:value-type="float" office:value="6.15111141047376" calcext:value-type="float">
            <text:p>6,15111141047376</text:p>
          </table:table-cell>
          <table:table-cell office:value-type="float" office:value="2" calcext:value-type="float">
            <text:p>2</text:p>
          </table:table-cell>
          <table:table-cell office:value-type="float" office:value="5626769" calcext:value-type="float">
            <text:p>5626769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6]-[.J185])" office:value-type="float" office:value="0.135518842177695" calcext:value-type="float">
            <text:p>0,135518842177695</text:p>
          </table:table-cell>
          <table:table-cell table:formula="of:=ABS([.L186]-[.L185])" office:value-type="float" office:value="171955" calcext:value-type="float">
            <text:p>171955</text:p>
          </table:table-cell>
          <table:table-cell table:formula="of:=ABS([.N186]-[.N185])" office:value-type="float" office:value="271878" calcext:value-type="float">
            <text:p>271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7]/[.L187]" office:value-type="float" office:value="6.13991506526842" calcext:value-type="float">
            <text:p>6,13991506526842</text:p>
          </table:table-cell>
          <table:table-cell office:value-type="float" office:value="2" calcext:value-type="float">
            <text:p>2</text:p>
          </table:table-cell>
          <table:table-cell office:value-type="float" office:value="5659169" calcext:value-type="float">
            <text:p>5659169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34746817" calcext:value-type="float">
            <text:p>347468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7]-[.J186])" office:value-type="float" office:value="0.0111963452053381" calcext:value-type="float">
            <text:p>0,011196345205338</text:p>
          </table:table-cell>
          <table:table-cell table:formula="of:=ABS([.L187]-[.L186])" office:value-type="float" office:value="32400" calcext:value-type="float">
            <text:p>32400</text:p>
          </table:table-cell>
          <table:table-cell table:formula="of:=ABS([.N187]-[.N186])" office:value-type="float" office:value="135934" calcext:value-type="float">
            <text:p>135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8]/[.L188]" office:value-type="float" office:value="6.1315412064786" calcext:value-type="float">
            <text:p>6,1315412064786</text:p>
          </table:table-cell>
          <table:table-cell office:value-type="float" office:value="2" calcext:value-type="float">
            <text:p>2</text:p>
          </table:table-cell>
          <table:table-cell office:value-type="float" office:value="5689069" calcext:value-type="float">
            <text:p>5689069</text:p>
          </table:table-cell>
          <table:table-cell office:value-type="float" office:value="6289440" calcext:value-type="float">
            <text:p>6289440</text:p>
          </table:table-cell>
          <table:table-cell office:value-type="float" office:value="34882761" calcext:value-type="float">
            <text:p>34882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8]-[.J187])" office:value-type="float" office:value="0.00837385878981678" calcext:value-type="float">
            <text:p>0,008373858789817</text:p>
          </table:table-cell>
          <table:table-cell table:formula="of:=ABS([.L188]-[.L187])" office:value-type="float" office:value="29900" calcext:value-type="float">
            <text:p>29900</text:p>
          </table:table-cell>
          <table:table-cell table:formula="of:=ABS([.N188]-[.N187])" office:value-type="float" office:value="135944" calcext:value-type="float">
            <text:p>135944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89]/[.L189]" office:value-type="float" office:value="6.29998962466781" calcext:value-type="float">
            <text:p>6,29998962466781</text:p>
          </table:table-cell>
          <table:table-cell office:value-type="float" office:value="2" calcext:value-type="float">
            <text:p>2</text:p>
          </table:table-cell>
          <table:table-cell office:value-type="float" office:value="5493800" calcext:value-type="float">
            <text:p>5493800</text:p>
          </table:table-cell>
          <table:table-cell office:value-type="float" office:value="6059040" calcext:value-type="float">
            <text:p>6059040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89]-[.J188])" office:value-type="float" office:value="0.168448418189207" calcext:value-type="float">
            <text:p>0,168448418189207</text:p>
          </table:table-cell>
          <table:table-cell table:formula="of:=ABS([.L189]-[.L188])" office:value-type="float" office:value="195269" calcext:value-type="float">
            <text:p>195269</text:p>
          </table:table-cell>
          <table:table-cell table:formula="of:=ABS([.N189]-[.N188])" office:value-type="float" office:value="271878" calcext:value-type="float">
            <text:p>271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0]/[.L190]" office:value-type="float" office:value="6.28765100792588" calcext:value-type="float">
            <text:p>6,28765100792588</text:p>
          </table:table-cell>
          <table:table-cell office:value-type="float" office:value="2" calcext:value-type="float">
            <text:p>2</text:p>
          </table:table-cell>
          <table:table-cell office:value-type="float" office:value="5526200" calcext:value-type="float">
            <text:p>5526200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34746817" calcext:value-type="float">
            <text:p>347468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0]-[.J189])" office:value-type="float" office:value="0.0123386167419266" calcext:value-type="float">
            <text:p>0,012338616741927</text:p>
          </table:table-cell>
          <table:table-cell table:formula="of:=ABS([.L190]-[.L189])" office:value-type="float" office:value="32400" calcext:value-type="float">
            <text:p>32400</text:p>
          </table:table-cell>
          <table:table-cell table:formula="of:=ABS([.N190]-[.N189])" office:value-type="float" office:value="135934" calcext:value-type="float">
            <text:p>135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1]/[.L191]" office:value-type="float" office:value="6.28560799794725" calcext:value-type="float">
            <text:p>6,28560799794725</text:p>
          </table:table-cell>
          <table:table-cell office:value-type="float" office:value="2" calcext:value-type="float">
            <text:p>2</text:p>
          </table:table-cell>
          <table:table-cell office:value-type="float" office:value="5549624" calcext:value-type="float">
            <text:p>5549624</text:p>
          </table:table-cell>
          <table:table-cell office:value-type="float" office:value="6149760" calcext:value-type="float">
            <text:p>6149760</text:p>
          </table:table-cell>
          <table:table-cell office:value-type="float" office:value="34882761" calcext:value-type="float">
            <text:p>34882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formula="of:=AVERAGE([.R192:.R199])" office:value-type="float" office:value="0.0451712725378897" calcext:value-type="float">
            <text:p>0,04517127253789</text:p>
          </table:table-cell>
          <table:table-cell table:style-name="ce2" table:formula="of:=AVERAGE([.S192:.S199])" office:value-type="float" office:value="63120.75" calcext:value-type="float">
            <text:p>63120,75</text:p>
          </table:table-cell>
          <table:table-cell table:style-name="ce2" table:formula="of:=AVERAGE([.T192:.T199])" office:value-type="float" office:value="236785.966666667" calcext:value-type="float">
            <text:p>236785,966666667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2]/[.L192]" office:value-type="float" office:value="6.42382761640872" calcext:value-type="float">
            <text:p>6,42382761640872</text:p>
          </table:table-cell>
          <table:table-cell office:value-type="float" office:value="3" calcext:value-type="float">
            <text:p>3</text:p>
          </table:table-cell>
          <table:table-cell office:value-type="float" office:value="5387891" calcext:value-type="float">
            <text:p>5387891</text:p>
          </table:table-cell>
          <table:table-cell office:value-type="float" office:value="6653760" calcext:value-type="float">
            <text:p>6653760</text:p>
          </table:table-cell>
          <table:table-cell office:value-type="float" office:value="34610883" calcext:value-type="float">
            <text:p>346108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2]-[.J191])" office:value-type="float" office:value="0.138219618461473" calcext:value-type="float">
            <text:p>0,138219618461473</text:p>
          </table:table-cell>
          <table:table-cell table:formula="of:=ABS([.L192]-[.L191])" office:value-type="float" office:value="161733" calcext:value-type="float">
            <text:p>161733</text:p>
          </table:table-cell>
          <table:table-cell table:formula="of:=ABS([.N192]-[.N191])" office:value-type="float" office:value="271878" calcext:value-type="float">
            <text:p>271878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3]/[.L193]" office:value-type="float" office:value="6.41405058648252" calcext:value-type="float">
            <text:p>6,41405058648252</text:p>
          </table:table-cell>
          <table:table-cell office:value-type="float" office:value="3" calcext:value-type="float">
            <text:p>3</text:p>
          </table:table-cell>
          <table:table-cell office:value-type="float" office:value="5417297" calcext:value-type="float">
            <text:p>5417297</text:p>
          </table:table-cell>
          <table:table-cell office:value-type="float" office:value="6473760" calcext:value-type="float">
            <text:p>6473760</text:p>
          </table:table-cell>
          <table:table-cell office:value-type="float" office:value="34746817" calcext:value-type="float">
            <text:p>347468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3]-[.J192])" office:value-type="float" office:value="0.00977702992619989" calcext:value-type="float">
            <text:p>0,0097770299262</text:p>
          </table:table-cell>
          <table:table-cell table:formula="of:=ABS([.L193]-[.L192])" office:value-type="float" office:value="29406" calcext:value-type="float">
            <text:p>29406</text:p>
          </table:table-cell>
          <table:table-cell table:formula="of:=ABS([.N193]-[.N192])" office:value-type="float" office:value="135934" calcext:value-type="float">
            <text:p>135934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4]/[.L194]" office:value-type="float" office:value="6.41142249345261" calcext:value-type="float">
            <text:p>6,41142249345261</text:p>
          </table:table-cell>
          <table:table-cell office:value-type="float" office:value="3" calcext:value-type="float">
            <text:p>3</text:p>
          </table:table-cell>
          <table:table-cell office:value-type="float" office:value="5440721" calcext:value-type="float">
            <text:p>5440721</text:p>
          </table:table-cell>
          <table:table-cell office:value-type="float" office:value="6639360" calcext:value-type="float">
            <text:p>6639360</text:p>
          </table:table-cell>
          <table:table-cell office:value-type="float" office:value="34882761" calcext:value-type="float">
            <text:p>34882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4]-[.J193])" office:value-type="float" office:value="0.00262809302990696" calcext:value-type="float">
            <text:p>0,002628093029907</text:p>
          </table:table-cell>
          <table:table-cell table:formula="of:=ABS([.L194]-[.L193])" office:value-type="float" office:value="23424" calcext:value-type="float">
            <text:p>23424</text:p>
          </table:table-cell>
          <table:table-cell table:formula="of:=ABS([.N194]-[.N193])" office:value-type="float" office:value="135944" calcext:value-type="float">
            <text:p>135944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[.N195]/[.L195]" office:value-type="float" office:value="6.44148284218659" calcext:value-type="float">
            <text:p>6,44148284218659</text:p>
          </table:table-cell>
          <table:table-cell office:value-type="float" office:value="3" calcext:value-type="float">
            <text:p>3</text:p>
          </table:table-cell>
          <table:table-cell office:value-type="float" office:value="5478641" calcext:value-type="float">
            <text:p>5478641</text:p>
          </table:table-cell>
          <table:table-cell office:value-type="float" office:value="6462240" calcext:value-type="float">
            <text:p>6462240</text:p>
          </table:table-cell>
          <table:table-cell office:value-type="float" office:value="35290572" calcext:value-type="float">
            <text:p>352905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BS([.J195]-[.J194])" office:value-type="float" office:value="0.0300603487339792" calcext:value-type="float">
            <text:p>0,030060348733979</text:p>
          </table:table-cell>
          <table:table-cell table:formula="of:=ABS([.L195]-[.L194])" office:value-type="float" office:value="37920" calcext:value-type="float">
            <text:p>37920</text:p>
          </table:table-cell>
          <table:table-cell table:formula="of:=ABS([.N195]-[.N194])" office:value-type="float" office:value="407811" calcext:value-type="float">
            <text:p>40781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table:formula="of:=AVERAGE([.T144];[.T82];[.T2])" office:value-type="float" office:value="232362.833333333" calcext:value-type="float">
            <text:p>232362,833333333</text:p>
          </table:table-cell>
        </table:table-row>
      </table:table>
      <table:named-expressions/>
      <table:database-ranges>
        <table:database-range table:name="__Anonymous_Sheet_DB__0" table:target-range-address="Hvideo_4CoresX86_pareto_set_log.A1:Hvideo_4CoresX86_pareto_set_log.O195" table:display-filter-buttons="true" table:orientation="column"/>
        <table:database-range table:name="__Anonymous_Sheet_DB__1" table:target-range-address="Hvideo_4CoresX86_pareto_set_log_2.A1:Hvideo_4CoresX86_pareto_set_log_2.P195" table:display-filter-buttons="true">
          <table:filter>
            <table:filter-and>
              <table:filter-condition table:field-number="10" table:value="1" table:operator="="/>
              <table:filter-condition table:field-number="12" table:value="5875296" table:operator="=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5:49:29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23:42:38.930000000</dc:date>
    <meta:editing-duration>PT17H5M2S</meta:editing-duration>
    <meta:editing-cycles>5</meta:editing-cycles>
    <meta:generator>LibreOffice/6.1.5.2$Windows_X86_64 LibreOffice_project/90f8dcf33c87b3705e78202e3df5142b201bd805</meta:generator>
    <meta:document-statistic meta:table-count="2" meta:cell-count="6910" meta:object-count="0"/>
  </office:meta>
</office:document-meta>
</file>